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fo:language="en" fo:country="US" officeooo:rsid="00938493" officeooo:paragraph-rsid="00938493"/>
    </style:style>
    <style:style style:name="P2" style:family="paragraph" style:parent-style-name="Text_20_body">
      <style:text-properties fo:color="#000000" fo:font-size="12pt" fo:language="en" fo:country="US" officeooo:rsid="0095639f" officeooo:paragraph-rsid="0095639f"/>
    </style:style>
    <style:style style:name="P3" style:family="paragraph" style:parent-style-name="Text_20_body">
      <style:text-properties fo:color="#000000" fo:font-size="12pt" fo:language="ru" fo:country="RU" officeooo:rsid="0095639f" officeooo:paragraph-rsid="0095639f"/>
    </style:style>
    <style:style style:name="P4" style:family="paragraph" style:parent-style-name="Text_20_body">
      <style:text-properties fo:color="#000000" officeooo:paragraph-rsid="00972763"/>
    </style:style>
    <style:style style:name="P5" style:family="paragraph" style:parent-style-name="Text_20_body">
      <style:text-properties fo:color="#000000" officeooo:paragraph-rsid="009a2b98"/>
    </style:style>
    <style:style style:name="P6" style:family="paragraph" style:parent-style-name="Text_20_body">
      <style:text-properties fo:color="#000000" officeooo:rsid="00972763" officeooo:paragraph-rsid="00972763"/>
    </style:style>
    <style:style style:name="P7" style:family="paragraph" style:parent-style-name="Text_20_body">
      <style:text-properties fo:color="#000000" officeooo:rsid="009921bc" officeooo:paragraph-rsid="009921bc"/>
    </style:style>
    <style:style style:name="P8" style:family="paragraph" style:parent-style-name="Text_20_body">
      <style:text-properties fo:color="#000000" officeooo:rsid="009921bc" officeooo:paragraph-rsid="00a606c2"/>
    </style:style>
    <style:style style:name="P9" style:family="paragraph" style:parent-style-name="Text_20_body">
      <style:text-properties fo:color="#000000" officeooo:rsid="009921bc" officeooo:paragraph-rsid="00a64591"/>
    </style:style>
    <style:style style:name="P10" style:family="paragraph" style:parent-style-name="Text_20_body">
      <style:text-properties fo:color="#000000" officeooo:rsid="009921bc" officeooo:paragraph-rsid="00a79a61"/>
    </style:style>
    <style:style style:name="P11" style:family="paragraph" style:parent-style-name="Text_20_body">
      <style:text-properties fo:color="#000000" officeooo:rsid="009a2b98" officeooo:paragraph-rsid="009a2b98"/>
    </style:style>
    <style:style style:name="P12" style:family="paragraph" style:parent-style-name="Text_20_body">
      <style:text-properties fo:color="#000000" officeooo:rsid="009b0ac8" officeooo:paragraph-rsid="009b0ac8"/>
    </style:style>
    <style:style style:name="P13" style:family="paragraph" style:parent-style-name="Text_20_body">
      <style:text-properties fo:color="#000000" officeooo:rsid="009b8f9f" officeooo:paragraph-rsid="009b8f9f"/>
    </style:style>
    <style:style style:name="P14" style:family="paragraph" style:parent-style-name="Text_20_body">
      <style:text-properties fo:color="#000000" officeooo:rsid="009d218a" officeooo:paragraph-rsid="009d218a"/>
    </style:style>
    <style:style style:name="P15" style:family="paragraph" style:parent-style-name="Text_20_body">
      <style:text-properties fo:color="#000000" officeooo:rsid="00a22c1c" officeooo:paragraph-rsid="00a22c1c"/>
    </style:style>
    <style:style style:name="P16" style:family="paragraph" style:parent-style-name="Text_20_body">
      <style:text-properties fo:color="#000000" officeooo:rsid="00a4159f" officeooo:paragraph-rsid="00a4159f"/>
    </style:style>
    <style:style style:name="P17" style:family="paragraph" style:parent-style-name="Text_20_body">
      <style:text-properties fo:color="#000000" officeooo:rsid="00a606c2" officeooo:paragraph-rsid="00a606c2"/>
    </style:style>
    <style:style style:name="P18" style:family="paragraph" style:parent-style-name="Text_20_body">
      <style:text-properties fo:color="#000000" officeooo:rsid="00a64591" officeooo:paragraph-rsid="00a64591"/>
    </style:style>
    <style:style style:name="P19" style:family="paragraph" style:parent-style-name="Text_20_body">
      <style:text-properties fo:color="#000000" officeooo:rsid="00a66301" officeooo:paragraph-rsid="00a66301"/>
    </style:style>
    <style:style style:name="P20" style:family="paragraph" style:parent-style-name="Text_20_body">
      <style:text-properties fo:color="#000000" officeooo:rsid="00aa363c" officeooo:paragraph-rsid="00aa363c"/>
    </style:style>
    <style:style style:name="P21" style:family="paragraph" style:parent-style-name="Text_20_body">
      <style:text-properties officeooo:rsid="00ad2c5f" officeooo:paragraph-rsid="00ad2c5f"/>
    </style:style>
    <style:style style:name="P22" style:family="paragraph" style:parent-style-name="Text_20_body">
      <style:text-properties officeooo:rsid="00b3a36b"/>
    </style:style>
    <style:style style:name="P23" style:family="paragraph" style:parent-style-name="Text_20_body">
      <style:text-properties officeooo:rsid="00b3a36b" officeooo:paragraph-rsid="00b3a36b"/>
    </style:style>
    <style:style style:name="P24" style:family="paragraph" style:parent-style-name="Text_20_body">
      <style:text-properties officeooo:rsid="00b8286a" officeooo:paragraph-rsid="00b8286a"/>
    </style:style>
    <style:style style:name="P25" style:family="paragraph" style:parent-style-name="Text_20_body">
      <style:text-properties officeooo:rsid="00b87427" officeooo:paragraph-rsid="00b87427"/>
    </style:style>
    <style:style style:name="P26" style:family="paragraph" style:parent-style-name="Text_20_body">
      <style:text-properties officeooo:rsid="00b9ef4e" officeooo:paragraph-rsid="00b9ef4e"/>
    </style:style>
    <style:style style:name="P27" style:family="paragraph" style:parent-style-name="Text_20_body">
      <style:text-properties officeooo:rsid="00bad21f" officeooo:paragraph-rsid="00bad21f"/>
    </style:style>
    <style:style style:name="P28" style:family="paragraph" style:parent-style-name="Text_20_body">
      <style:text-properties officeooo:rsid="00bc071b" officeooo:paragraph-rsid="00bc071b"/>
    </style:style>
    <style:style style:name="P29" style:family="paragraph" style:parent-style-name="Text_20_body">
      <style:text-properties officeooo:rsid="00bc071b" officeooo:paragraph-rsid="00c2314a"/>
    </style:style>
    <style:style style:name="P30" style:family="paragraph" style:parent-style-name="Text_20_body">
      <style:text-properties officeooo:rsid="00bc071b" officeooo:paragraph-rsid="00c391e8"/>
    </style:style>
    <style:style style:name="P31" style:family="paragraph" style:parent-style-name="Text_20_body">
      <style:text-properties officeooo:rsid="00bc071b" officeooo:paragraph-rsid="00c3efad"/>
    </style:style>
    <style:style style:name="P32" style:family="paragraph" style:parent-style-name="Text_20_body">
      <style:text-properties officeooo:rsid="00bc071b" officeooo:paragraph-rsid="00c57ce8"/>
    </style:style>
    <style:style style:name="P33" style:family="paragraph" style:parent-style-name="Text_20_body">
      <style:text-properties officeooo:rsid="00bc071b" officeooo:paragraph-rsid="00c78e43"/>
    </style:style>
    <style:style style:name="P34" style:family="paragraph" style:parent-style-name="Text_20_body">
      <style:text-properties officeooo:rsid="00bc071b" officeooo:paragraph-rsid="00c9b97c"/>
    </style:style>
    <style:style style:name="P35" style:family="paragraph" style:parent-style-name="Text_20_body">
      <style:text-properties officeooo:rsid="00bc071b" officeooo:paragraph-rsid="00ca38c1"/>
    </style:style>
    <style:style style:name="P36" style:family="paragraph" style:parent-style-name="Text_20_body">
      <style:text-properties officeooo:rsid="00bc071b" officeooo:paragraph-rsid="00ca777d"/>
    </style:style>
    <style:style style:name="P37" style:family="paragraph" style:parent-style-name="Text_20_body">
      <style:text-properties officeooo:rsid="00bd7d2f" officeooo:paragraph-rsid="00bd7d2f"/>
    </style:style>
    <style:style style:name="P38" style:family="paragraph" style:parent-style-name="Text_20_body">
      <style:text-properties officeooo:rsid="00bd87c7" officeooo:paragraph-rsid="00bd87c7"/>
    </style:style>
    <style:style style:name="P39" style:family="paragraph" style:parent-style-name="Text_20_body">
      <style:text-properties officeooo:rsid="00bee06f" officeooo:paragraph-rsid="00bee06f"/>
    </style:style>
    <style:style style:name="P40" style:family="paragraph" style:parent-style-name="Text_20_body">
      <style:text-properties officeooo:paragraph-rsid="00c0a1f9"/>
    </style:style>
    <style:style style:name="P41" style:family="paragraph" style:parent-style-name="Text_20_body">
      <style:text-properties officeooo:paragraph-rsid="00ca38c1"/>
    </style:style>
    <style:style style:name="P42" style:family="paragraph" style:parent-style-name="Text_20_body">
      <style:text-properties officeooo:paragraph-rsid="00ceb1dd"/>
    </style:style>
    <style:style style:name="P43" style:family="paragraph" style:parent-style-name="Text_20_body">
      <style:text-properties officeooo:paragraph-rsid="00cf6888"/>
    </style:style>
    <style:style style:name="P44" style:family="paragraph" style:parent-style-name="Text_20_body">
      <style:text-properties officeooo:rsid="00c0a1f9" officeooo:paragraph-rsid="00c0a1f9"/>
    </style:style>
    <style:style style:name="P45" style:family="paragraph" style:parent-style-name="Text_20_body">
      <style:text-properties officeooo:rsid="00c1a3ca" officeooo:paragraph-rsid="00c1a3ca"/>
    </style:style>
    <style:style style:name="P46" style:family="paragraph" style:parent-style-name="Text_20_body">
      <style:text-properties officeooo:rsid="00c2314a" officeooo:paragraph-rsid="00c2314a"/>
    </style:style>
    <style:style style:name="P47" style:family="paragraph" style:parent-style-name="Text_20_body">
      <style:text-properties officeooo:rsid="00c28abd" officeooo:paragraph-rsid="00c28abd"/>
    </style:style>
    <style:style style:name="P48" style:family="paragraph" style:parent-style-name="Text_20_body">
      <style:text-properties officeooo:rsid="00c3efad" officeooo:paragraph-rsid="00c3efad"/>
    </style:style>
    <style:style style:name="P49" style:family="paragraph" style:parent-style-name="Text_20_body">
      <style:text-properties officeooo:rsid="00c44a17" officeooo:paragraph-rsid="00c44a17"/>
    </style:style>
    <style:style style:name="P50" style:family="paragraph" style:parent-style-name="Text_20_body">
      <style:text-properties officeooo:rsid="00c5e15c" officeooo:paragraph-rsid="00c5e15c"/>
    </style:style>
    <style:style style:name="P51" style:family="paragraph" style:parent-style-name="Text_20_body">
      <style:text-properties officeooo:rsid="00c752ef" officeooo:paragraph-rsid="00c752ef"/>
    </style:style>
    <style:style style:name="P52" style:family="paragraph" style:parent-style-name="Text_20_body">
      <style:text-properties officeooo:rsid="00c78e43" officeooo:paragraph-rsid="00c78e43"/>
    </style:style>
    <style:style style:name="P53" style:family="paragraph" style:parent-style-name="Text_20_body">
      <style:text-properties officeooo:rsid="00c9b97c" officeooo:paragraph-rsid="00c9b97c"/>
    </style:style>
    <style:style style:name="P54" style:family="paragraph" style:parent-style-name="Text_20_body">
      <style:text-properties officeooo:rsid="00c842ed" officeooo:paragraph-rsid="00ca38c1"/>
    </style:style>
    <style:style style:name="P55" style:family="paragraph" style:parent-style-name="Text_20_body">
      <style:text-properties officeooo:rsid="00ca38c1" officeooo:paragraph-rsid="00ca38c1"/>
    </style:style>
    <style:style style:name="P56" style:family="paragraph" style:parent-style-name="Text_20_body">
      <style:text-properties officeooo:rsid="00ca777d" officeooo:paragraph-rsid="00ca777d"/>
    </style:style>
    <style:style style:name="P57" style:family="paragraph" style:parent-style-name="Text_20_body">
      <style:text-properties officeooo:rsid="00cc361b" officeooo:paragraph-rsid="00cc361b"/>
    </style:style>
    <style:style style:name="P58" style:family="paragraph" style:parent-style-name="Text_20_body">
      <style:text-properties officeooo:rsid="00cf6888" officeooo:paragraph-rsid="00cf6888"/>
    </style:style>
    <style:style style:name="P59" style:family="paragraph" style:parent-style-name="Text_20_body">
      <style:text-properties officeooo:rsid="00d14f5f" officeooo:paragraph-rsid="00d14f5f"/>
    </style:style>
    <style:style style:name="P60" style:family="paragraph" style:parent-style-name="Text_20_body">
      <style:text-properties officeooo:rsid="00d2a205" officeooo:paragraph-rsid="00d2a205"/>
    </style:style>
    <style:style style:name="P61" style:family="paragraph" style:parent-style-name="Text_20_body">
      <style:text-properties officeooo:rsid="00d2e213" officeooo:paragraph-rsid="00d2e213"/>
    </style:style>
    <style:style style:name="P62" style:family="paragraph" style:parent-style-name="Text_20_body">
      <style:text-properties officeooo:paragraph-rsid="00d71d73"/>
    </style:style>
    <style:style style:name="P63" style:family="paragraph" style:parent-style-name="Text_20_body">
      <style:text-properties officeooo:paragraph-rsid="00d98b88"/>
    </style:style>
    <style:style style:name="P64" style:family="paragraph" style:parent-style-name="Text_20_body">
      <style:text-properties officeooo:paragraph-rsid="00db6604"/>
    </style:style>
    <style:style style:name="P65" style:family="paragraph" style:parent-style-name="Text_20_body">
      <style:text-properties officeooo:paragraph-rsid="00dc9e3c"/>
    </style:style>
    <style:style style:name="P66" style:family="paragraph" style:parent-style-name="Text_20_body">
      <style:text-properties officeooo:paragraph-rsid="00df551b"/>
    </style:style>
    <style:style style:name="P67" style:family="paragraph" style:parent-style-name="Text_20_body">
      <style:text-properties officeooo:paragraph-rsid="00e35bd1"/>
    </style:style>
    <style:style style:name="P68" style:family="paragraph" style:parent-style-name="Text_20_body">
      <style:text-properties officeooo:paragraph-rsid="00e40a4c"/>
    </style:style>
    <style:style style:name="P69" style:family="paragraph" style:parent-style-name="Text_20_body">
      <style:text-properties officeooo:paragraph-rsid="00e7e08f"/>
    </style:style>
    <style:style style:name="P70" style:family="paragraph" style:parent-style-name="Text_20_body">
      <style:text-properties officeooo:paragraph-rsid="00eab1e6"/>
    </style:style>
    <style:style style:name="P71" style:family="paragraph" style:parent-style-name="Text_20_body">
      <style:text-properties officeooo:paragraph-rsid="00ef19d6"/>
    </style:style>
    <style:style style:name="P72" style:family="paragraph" style:parent-style-name="Text_20_body">
      <style:text-properties officeooo:paragraph-rsid="00efe5a9"/>
    </style:style>
    <style:style style:name="P73" style:family="paragraph" style:parent-style-name="Text_20_body">
      <style:text-properties officeooo:paragraph-rsid="00fe774f"/>
    </style:style>
    <style:style style:name="P74" style:family="paragraph" style:parent-style-name="Text_20_body">
      <style:text-properties officeooo:paragraph-rsid="0105c6d8"/>
    </style:style>
    <style:style style:name="P75" style:family="paragraph" style:parent-style-name="Text_20_body">
      <style:text-properties officeooo:paragraph-rsid="010ccfc7"/>
    </style:style>
    <style:style style:name="P76" style:family="paragraph" style:parent-style-name="Text_20_body">
      <style:text-properties officeooo:paragraph-rsid="011354b7"/>
    </style:style>
    <style:style style:name="P77" style:family="paragraph" style:parent-style-name="Text_20_body">
      <style:text-properties officeooo:paragraph-rsid="01135ccf"/>
    </style:style>
    <style:style style:name="P78" style:family="paragraph" style:parent-style-name="Text_20_body">
      <style:text-properties officeooo:paragraph-rsid="0117be20"/>
    </style:style>
    <style:style style:name="P79" style:family="paragraph" style:parent-style-name="Text_20_body">
      <style:text-properties officeooo:paragraph-rsid="011e247b"/>
    </style:style>
    <style:style style:name="P80" style:family="paragraph" style:parent-style-name="Text_20_body">
      <style:text-properties officeooo:paragraph-rsid="01200e27"/>
    </style:style>
    <style:style style:name="P81" style:family="paragraph" style:parent-style-name="Text_20_body">
      <style:text-properties officeooo:paragraph-rsid="01229d31"/>
    </style:style>
    <style:style style:name="P82" style:family="paragraph" style:parent-style-name="Text_20_body">
      <style:text-properties officeooo:paragraph-rsid="0124d388"/>
    </style:style>
    <style:style style:name="P83" style:family="paragraph" style:parent-style-name="Text_20_body">
      <style:text-properties officeooo:paragraph-rsid="01262898"/>
    </style:style>
    <style:style style:name="P84" style:family="paragraph" style:parent-style-name="Standard">
      <style:text-properties officeooo:rsid="00ad2c5f" officeooo:paragraph-rsid="00ad2c5f"/>
    </style:style>
    <style:style style:name="P85" style:family="paragraph" style:parent-style-name="Heading_20_1">
      <style:text-properties officeooo:rsid="00a22c1c"/>
    </style:style>
    <style:style style:name="P86" style:family="paragraph" style:parent-style-name="Heading_20_1">
      <style:text-properties officeooo:rsid="00b87427"/>
    </style:style>
    <style:style style:name="P87" style:family="paragraph" style:parent-style-name="Heading_20_1">
      <style:text-properties officeooo:rsid="00bee06f" officeooo:paragraph-rsid="00bee06f"/>
    </style:style>
    <style:style style:name="P88" style:family="paragraph" style:parent-style-name="Standard" style:list-style-name="L3">
      <style:text-properties officeooo:rsid="00ad2c5f"/>
    </style:style>
    <style:style style:name="P89" style:family="paragraph" style:parent-style-name="Standard" style:list-style-name="L3">
      <style:text-properties officeooo:rsid="00ad2c5f" officeooo:paragraph-rsid="00ad2c5f"/>
    </style:style>
    <style:style style:name="P90" style:family="paragraph" style:parent-style-name="Text_20_body" style:list-style-name="L1">
      <style:text-properties fo:color="#000000" officeooo:rsid="009ef526" officeooo:paragraph-rsid="009ef526"/>
    </style:style>
    <style:style style:name="P91" style:family="paragraph" style:parent-style-name="Text_20_body" style:list-style-name="L1">
      <style:text-properties fo:color="#000000" officeooo:paragraph-rsid="009ef526"/>
    </style:style>
    <style:style style:name="P92" style:family="paragraph" style:parent-style-name="Text_20_body" style:list-style-name="L1">
      <style:text-properties fo:color="#000000" officeooo:paragraph-rsid="009f9945"/>
    </style:style>
    <style:style style:name="P93" style:family="paragraph" style:parent-style-name="Text_20_body" style:list-style-name="L1">
      <style:text-properties fo:color="#000000" officeooo:paragraph-rsid="00a0f160"/>
    </style:style>
    <style:style style:name="P94" style:family="paragraph" style:parent-style-name="Text_20_body" style:list-style-name="L1">
      <style:text-properties fo:color="#000000" officeooo:rsid="009f9945" officeooo:paragraph-rsid="009f9945"/>
    </style:style>
    <style:style style:name="P95" style:family="paragraph" style:parent-style-name="Text_20_body" style:list-style-name="L1">
      <style:text-properties fo:color="#000000" officeooo:rsid="00a0f160" officeooo:paragraph-rsid="00a0f160"/>
    </style:style>
    <style:style style:name="P96" style:family="paragraph" style:parent-style-name="Text_20_body" style:list-style-name="L2">
      <style:text-properties officeooo:rsid="00aa363c" officeooo:paragraph-rsid="00aa363c"/>
    </style:style>
    <style:style style:name="P97" style:family="paragraph" style:parent-style-name="Text_20_body" style:list-style-name="L2">
      <style:text-properties officeooo:rsid="00ac7e06" officeooo:paragraph-rsid="00ac7e06"/>
    </style:style>
    <style:style style:name="P98" style:family="paragraph" style:parent-style-name="Text_20_body" style:list-style-name="L2">
      <style:text-properties officeooo:rsid="00accbb3" officeooo:paragraph-rsid="00accbb3"/>
    </style:style>
    <style:style style:name="P99" style:family="paragraph" style:parent-style-name="Text_20_body" style:list-style-name="L2">
      <style:text-properties officeooo:rsid="00ad2c5f" officeooo:paragraph-rsid="00ad2c5f"/>
    </style:style>
    <style:style style:name="P100" style:family="paragraph" style:parent-style-name="Text_20_body" style:list-style-name="L4">
      <style:text-properties officeooo:paragraph-rsid="00af9237"/>
    </style:style>
    <style:style style:name="P101" style:family="paragraph" style:parent-style-name="Text_20_body" style:list-style-name="L4">
      <style:text-properties officeooo:paragraph-rsid="00b19117"/>
    </style:style>
    <style:style style:name="P102" style:family="paragraph" style:parent-style-name="Text_20_body" style:list-style-name="L4">
      <style:text-properties officeooo:paragraph-rsid="00b21ac2"/>
    </style:style>
    <style:style style:name="P103" style:family="paragraph" style:parent-style-name="Text_20_body" style:list-style-name="L4">
      <style:text-properties officeooo:rsid="00ae218a" officeooo:paragraph-rsid="00ae218a"/>
    </style:style>
    <style:style style:name="P104" style:family="paragraph" style:parent-style-name="Text_20_body" style:list-style-name="L4">
      <style:text-properties officeooo:rsid="00af9237" officeooo:paragraph-rsid="00af9237"/>
    </style:style>
    <style:style style:name="P105" style:family="paragraph" style:parent-style-name="Text_20_body" style:list-style-name="L4">
      <style:text-properties officeooo:rsid="00b208ce" officeooo:paragraph-rsid="00b208ce"/>
    </style:style>
    <style:style style:name="P106" style:family="paragraph" style:parent-style-name="Text_20_body" style:list-style-name="L4">
      <style:text-properties officeooo:rsid="00b239f3" officeooo:paragraph-rsid="00b239f3"/>
    </style:style>
    <style:style style:name="P107" style:family="paragraph" style:parent-style-name="Text_20_body" style:list-style-name="L4">
      <style:text-properties officeooo:rsid="00b3a36b" officeooo:paragraph-rsid="00b3a36b"/>
    </style:style>
    <style:style style:name="P108" style:family="paragraph" style:parent-style-name="Text_20_body" style:list-style-name="L5">
      <style:text-properties officeooo:paragraph-rsid="00b3a36b"/>
    </style:style>
    <style:style style:name="P109" style:family="paragraph" style:parent-style-name="Text_20_body" style:list-style-name="L5">
      <style:text-properties officeooo:paragraph-rsid="00b761e8"/>
    </style:style>
    <style:style style:name="P110" style:family="paragraph" style:parent-style-name="Text_20_body" style:list-style-name="L5">
      <style:text-properties officeooo:rsid="00b59765" officeooo:paragraph-rsid="00b59765"/>
    </style:style>
    <style:style style:name="P111" style:family="paragraph" style:parent-style-name="Text_20_body" style:list-style-name="L5">
      <style:text-properties officeooo:rsid="00b761e8" officeooo:paragraph-rsid="00b761e8"/>
    </style:style>
    <style:style style:name="P112" style:family="paragraph" style:parent-style-name="Text_20_body" style:list-style-name="L5">
      <style:text-properties officeooo:rsid="00b78321" officeooo:paragraph-rsid="00b78321"/>
    </style:style>
    <style:style style:name="P113" style:family="paragraph" style:parent-style-name="Text_20_body" style:list-style-name="L6">
      <style:text-properties officeooo:rsid="00b87427" officeooo:paragraph-rsid="00b87427"/>
    </style:style>
    <style:style style:name="P114" style:family="paragraph" style:parent-style-name="Text_20_body" style:list-style-name="L7">
      <style:text-properties officeooo:rsid="00bad21f" officeooo:paragraph-rsid="00bad21f"/>
    </style:style>
    <style:style style:name="P115" style:family="paragraph" style:parent-style-name="Text_20_body" style:list-style-name="L8">
      <style:text-properties officeooo:rsid="00bd87c7" officeooo:paragraph-rsid="00bd87c7"/>
    </style:style>
    <style:style style:name="P116" style:family="paragraph" style:parent-style-name="Text_20_body" style:list-style-name="L8">
      <style:text-properties officeooo:rsid="00bee06f" officeooo:paragraph-rsid="00bee06f"/>
    </style:style>
    <style:style style:name="P117" style:family="paragraph" style:parent-style-name="Text_20_body" style:list-style-name="L9">
      <style:text-properties officeooo:rsid="00c2314a" officeooo:paragraph-rsid="00c2314a"/>
    </style:style>
    <style:style style:name="P118" style:family="paragraph" style:parent-style-name="Text_20_body">
      <style:text-properties officeooo:rsid="00d65464" officeooo:paragraph-rsid="00d65464"/>
    </style:style>
    <style:style style:name="P119" style:family="paragraph" style:parent-style-name="Text_20_body">
      <style:text-properties officeooo:rsid="00d677a8" officeooo:paragraph-rsid="00d677a8"/>
    </style:style>
    <style:style style:name="P120" style:family="paragraph" style:parent-style-name="Text_20_body">
      <style:text-properties officeooo:rsid="00d71d73" officeooo:paragraph-rsid="00d71d73"/>
    </style:style>
    <style:style style:name="P121" style:family="paragraph" style:parent-style-name="Text_20_body">
      <style:text-properties officeooo:rsid="00d98b88" officeooo:paragraph-rsid="00d98b88"/>
    </style:style>
    <style:style style:name="P122" style:family="paragraph" style:parent-style-name="Text_20_body">
      <style:text-properties officeooo:rsid="00db6604"/>
    </style:style>
    <style:style style:name="P123" style:family="paragraph" style:parent-style-name="Text_20_body">
      <style:text-properties officeooo:rsid="00db6604" officeooo:paragraph-rsid="00db6604"/>
    </style:style>
    <style:style style:name="P124" style:family="paragraph" style:parent-style-name="Text_20_body">
      <style:text-properties officeooo:rsid="00dba070" officeooo:paragraph-rsid="00dba070"/>
    </style:style>
    <style:style style:name="P125" style:family="paragraph" style:parent-style-name="Text_20_body">
      <style:text-properties officeooo:rsid="00dbb56c" officeooo:paragraph-rsid="00dbb56c"/>
    </style:style>
    <style:style style:name="P126" style:family="paragraph" style:parent-style-name="Text_20_body">
      <style:text-properties officeooo:rsid="00dd470c" officeooo:paragraph-rsid="00dc9e3c"/>
    </style:style>
    <style:style style:name="P127" style:family="paragraph" style:parent-style-name="Text_20_body">
      <style:text-properties officeooo:rsid="00df3781" officeooo:paragraph-rsid="00df3781"/>
    </style:style>
    <style:style style:name="P128" style:family="paragraph" style:parent-style-name="Text_20_body">
      <style:text-properties officeooo:rsid="00df551b" officeooo:paragraph-rsid="00df551b"/>
    </style:style>
    <style:style style:name="P129" style:family="paragraph" style:parent-style-name="Text_20_body">
      <style:text-properties officeooo:rsid="00e02ece" officeooo:paragraph-rsid="00df551b"/>
    </style:style>
    <style:style style:name="P130" style:family="paragraph" style:parent-style-name="Text_20_body">
      <style:text-properties officeooo:rsid="00e0e59e" officeooo:paragraph-rsid="00e0e59e"/>
    </style:style>
    <style:style style:name="P131" style:family="paragraph" style:parent-style-name="Text_20_body">
      <style:text-properties officeooo:rsid="00e13ee1" officeooo:paragraph-rsid="00e266d7"/>
    </style:style>
    <style:style style:name="P132" style:family="paragraph" style:parent-style-name="Text_20_body" style:list-style-name="L10">
      <style:text-properties officeooo:rsid="00e266d7" officeooo:paragraph-rsid="00e266d7"/>
    </style:style>
    <style:style style:name="P133" style:family="paragraph" style:parent-style-name="Text_20_body" style:list-style-name="L10">
      <style:text-properties officeooo:rsid="00e266d7" officeooo:paragraph-rsid="00e35bd1"/>
    </style:style>
    <style:style style:name="P134" style:family="paragraph" style:parent-style-name="Text_20_body">
      <style:text-properties officeooo:rsid="00e35bd1"/>
    </style:style>
    <style:style style:name="P135" style:family="paragraph" style:parent-style-name="Text_20_body" style:list-style-name="L10">
      <style:text-properties officeooo:rsid="00e35bd1" officeooo:paragraph-rsid="00e35bd1"/>
    </style:style>
    <style:style style:name="P136" style:family="paragraph" style:parent-style-name="Text_20_body">
      <style:text-properties officeooo:rsid="00e35bd1" officeooo:paragraph-rsid="00e35bd1"/>
    </style:style>
    <style:style style:name="P137" style:family="paragraph" style:parent-style-name="Text_20_body">
      <style:text-properties officeooo:rsid="00e999f2" officeooo:paragraph-rsid="00e7e08f"/>
    </style:style>
    <style:style style:name="P138" style:family="paragraph" style:parent-style-name="Text_20_body">
      <style:text-properties fo:font-weight="bold" officeooo:rsid="00eab1e6" officeooo:paragraph-rsid="00eab1e6" style:font-weight-asian="bold" style:font-weight-complex="bold"/>
    </style:style>
    <style:style style:name="P139" style:family="paragraph" style:parent-style-name="Text_20_body">
      <style:text-properties officeooo:rsid="00eab1e6" officeooo:paragraph-rsid="00eab1e6"/>
    </style:style>
    <style:style style:name="P140" style:family="paragraph" style:parent-style-name="Text_20_body">
      <style:text-properties officeooo:rsid="00ec579e" officeooo:paragraph-rsid="00ec579e"/>
    </style:style>
    <style:style style:name="P141" style:family="paragraph" style:parent-style-name="Text_20_body">
      <style:text-properties officeooo:rsid="00ee13eb" officeooo:paragraph-rsid="00ee13eb"/>
    </style:style>
    <style:style style:name="P142" style:family="paragraph" style:parent-style-name="Text_20_body">
      <style:text-properties officeooo:rsid="00ee8a20" officeooo:paragraph-rsid="00ee8a20"/>
    </style:style>
    <style:style style:name="P143" style:family="paragraph" style:parent-style-name="Text_20_body">
      <style:text-properties officeooo:rsid="00ef1632" officeooo:paragraph-rsid="00ef1632"/>
    </style:style>
    <style:style style:name="P144" style:family="paragraph" style:parent-style-name="Text_20_body">
      <style:text-properties officeooo:rsid="00f5a513" officeooo:paragraph-rsid="00f5a513"/>
    </style:style>
    <style:style style:name="P145" style:family="paragraph" style:parent-style-name="Text_20_body">
      <style:text-properties officeooo:rsid="00f731aa" officeooo:paragraph-rsid="00f731aa"/>
    </style:style>
    <style:style style:name="P146" style:family="paragraph" style:parent-style-name="Text_20_body">
      <style:text-properties officeooo:rsid="00f8b30c" officeooo:paragraph-rsid="00f8b30c"/>
    </style:style>
    <style:style style:name="P147" style:family="paragraph" style:parent-style-name="Text_20_body" style:list-style-name="L11">
      <style:text-properties officeooo:paragraph-rsid="00f97297"/>
    </style:style>
    <style:style style:name="P148" style:family="paragraph" style:parent-style-name="Text_20_body" style:list-style-name="L11">
      <style:text-properties officeooo:rsid="00f97297" officeooo:paragraph-rsid="00f97297"/>
    </style:style>
    <style:style style:name="P149" style:family="paragraph" style:parent-style-name="Text_20_body" style:list-style-name="L11">
      <style:text-properties style:text-underline-style="none" officeooo:rsid="00f97297" officeooo:paragraph-rsid="00f97297"/>
    </style:style>
    <style:style style:name="P150" style:family="paragraph" style:parent-style-name="Text_20_body">
      <style:text-properties style:text-underline-style="none" officeooo:rsid="00f97297" officeooo:paragraph-rsid="00f97297"/>
    </style:style>
    <style:style style:name="P151" style:family="paragraph" style:parent-style-name="Text_20_body">
      <style:text-properties style:text-underline-style="none" officeooo:rsid="00fd83a8" officeooo:paragraph-rsid="00fd83a8"/>
    </style:style>
    <style:style style:name="P152" style:family="paragraph" style:parent-style-name="Text_20_body">
      <style:text-properties style:text-underline-style="none" officeooo:rsid="0105e8e4" officeooo:paragraph-rsid="0105c6d8"/>
    </style:style>
    <style:style style:name="P153" style:family="paragraph" style:parent-style-name="Text_20_body">
      <style:text-properties style:text-underline-style="none" officeooo:rsid="01098b87" officeooo:paragraph-rsid="01098b87"/>
    </style:style>
    <style:style style:name="P154" style:family="paragraph" style:parent-style-name="Text_20_body">
      <style:text-properties style:text-underline-style="none" officeooo:rsid="01146dbc" officeooo:paragraph-rsid="01135ccf"/>
    </style:style>
    <style:style style:name="P155" style:family="paragraph" style:parent-style-name="Text_20_body">
      <style:text-properties style:text-underline-style="none" officeooo:rsid="01170137" officeooo:paragraph-rsid="01170137"/>
    </style:style>
    <style:style style:name="P156" style:family="paragraph" style:parent-style-name="Text_20_body">
      <style:text-properties style:text-underline-style="none" officeooo:rsid="011a9eb6" officeooo:paragraph-rsid="0117be20"/>
    </style:style>
    <style:style style:name="P157" style:family="paragraph" style:parent-style-name="Text_20_body">
      <style:text-properties style:text-underline-style="none" officeooo:rsid="011becd8" officeooo:paragraph-rsid="011becd8"/>
    </style:style>
    <style:style style:name="P158" style:family="paragraph" style:parent-style-name="Text_20_body">
      <style:text-properties style:text-underline-style="none" officeooo:rsid="011c29b0" officeooo:paragraph-rsid="011c29b0"/>
    </style:style>
    <style:style style:name="P159" style:family="paragraph" style:parent-style-name="Text_20_body">
      <style:text-properties style:text-underline-style="none" officeooo:rsid="011d577a" officeooo:paragraph-rsid="011d577a"/>
    </style:style>
    <style:style style:name="P160" style:family="paragraph" style:parent-style-name="Text_20_body">
      <style:text-properties style:text-underline-style="none" officeooo:rsid="011e1ff5" officeooo:paragraph-rsid="011e1ff5"/>
    </style:style>
    <style:style style:name="P161" style:family="paragraph" style:parent-style-name="Text_20_body" style:list-style-name="L12">
      <style:text-properties style:text-underline-style="none" officeooo:rsid="011e247b" officeooo:paragraph-rsid="011e247b"/>
    </style:style>
    <style:style style:name="P162" style:family="paragraph" style:parent-style-name="Text_20_body">
      <style:text-properties officeooo:paragraph-rsid="0128796d"/>
    </style:style>
    <style:style style:name="P163" style:family="paragraph" style:parent-style-name="Text_20_body">
      <style:text-properties officeooo:paragraph-rsid="0128de67"/>
    </style:style>
    <style:style style:name="P164" style:family="paragraph" style:parent-style-name="Text_20_body">
      <style:text-properties officeooo:paragraph-rsid="012aa6e7"/>
    </style:style>
    <style:style style:name="P165" style:family="paragraph" style:parent-style-name="Text_20_body">
      <style:text-properties officeooo:paragraph-rsid="012b7467"/>
    </style:style>
    <style:style style:name="P166" style:family="paragraph" style:parent-style-name="Text_20_body">
      <style:text-properties officeooo:paragraph-rsid="012f1614"/>
    </style:style>
    <style:style style:name="P167" style:family="paragraph" style:parent-style-name="Text_20_body">
      <style:text-properties officeooo:paragraph-rsid="012f742b"/>
    </style:style>
    <style:style style:name="P168" style:family="paragraph" style:parent-style-name="Text_20_body">
      <style:text-properties officeooo:paragraph-rsid="0131682d"/>
    </style:style>
    <style:style style:name="P169" style:family="paragraph" style:parent-style-name="Text_20_body">
      <style:text-properties officeooo:paragraph-rsid="0133cdfb"/>
    </style:style>
    <style:style style:name="P170" style:family="paragraph" style:parent-style-name="Text_20_body">
      <style:paragraph-properties fo:text-align="center" style:justify-single-word="false"/>
      <style:text-properties officeooo:paragraph-rsid="0133cdfb"/>
    </style:style>
    <style:style style:name="P171" style:family="paragraph" style:parent-style-name="Text_20_body">
      <style:paragraph-properties fo:text-align="center" style:justify-single-word="false"/>
      <style:text-properties officeooo:paragraph-rsid="0136a70b"/>
    </style:style>
    <style:style style:name="P172" style:family="paragraph" style:parent-style-name="Text_20_body">
      <style:paragraph-properties fo:text-align="center" style:justify-single-word="false"/>
      <style:text-properties officeooo:paragraph-rsid="014086a4"/>
    </style:style>
    <style:style style:name="P173" style:family="paragraph" style:parent-style-name="Text_20_body">
      <style:paragraph-properties fo:text-align="center" style:justify-single-word="false"/>
      <style:text-properties officeooo:paragraph-rsid="014fab6d"/>
    </style:style>
    <style:style style:name="P174" style:family="paragraph" style:parent-style-name="Text_20_body">
      <style:paragraph-properties fo:text-align="center" style:justify-single-word="false"/>
      <style:text-properties officeooo:paragraph-rsid="01517312"/>
    </style:style>
    <style:style style:name="P175" style:family="paragraph" style:parent-style-name="Text_20_body">
      <style:paragraph-properties fo:text-align="center" style:justify-single-word="false"/>
      <style:text-properties officeooo:paragraph-rsid="015c5c60"/>
    </style:style>
    <style:style style:name="P176" style:family="paragraph" style:parent-style-name="Text_20_body">
      <style:paragraph-properties fo:text-align="center" style:justify-single-word="false"/>
      <style:text-properties officeooo:paragraph-rsid="015ffa37"/>
    </style:style>
    <style:style style:name="P177" style:family="paragraph" style:parent-style-name="Text_20_body">
      <style:paragraph-properties fo:text-align="center" style:justify-single-word="false"/>
      <style:text-properties officeooo:paragraph-rsid="0163b620"/>
    </style:style>
    <style:style style:name="P178" style:family="paragraph" style:parent-style-name="Text_20_body">
      <style:paragraph-properties fo:text-align="center" style:justify-single-word="false"/>
      <style:text-properties officeooo:paragraph-rsid="0165889d"/>
    </style:style>
    <style:style style:name="P179" style:family="paragraph" style:parent-style-name="Text_20_body">
      <style:paragraph-properties fo:text-align="center" style:justify-single-word="false"/>
      <style:text-properties officeooo:paragraph-rsid="0175b790"/>
    </style:style>
    <style:style style:name="P180" style:family="paragraph" style:parent-style-name="Text_20_body">
      <style:text-properties officeooo:paragraph-rsid="01359ecc"/>
    </style:style>
    <style:style style:name="P181" style:family="paragraph" style:parent-style-name="Text_20_body">
      <style:text-properties officeooo:paragraph-rsid="0136a70b"/>
    </style:style>
    <style:style style:name="P182" style:family="paragraph" style:parent-style-name="Text_20_body">
      <style:paragraph-properties fo:text-align="justify" style:justify-single-word="false"/>
      <style:text-properties officeooo:paragraph-rsid="013823d5"/>
    </style:style>
    <style:style style:name="P183" style:family="paragraph" style:parent-style-name="Text_20_body">
      <style:paragraph-properties fo:text-align="justify" style:justify-single-word="false"/>
      <style:text-properties officeooo:paragraph-rsid="014fab6d"/>
    </style:style>
    <style:style style:name="P184" style:family="paragraph" style:parent-style-name="Text_20_body">
      <style:paragraph-properties fo:text-align="justify" style:justify-single-word="false"/>
      <style:text-properties officeooo:paragraph-rsid="015123ca"/>
    </style:style>
    <style:style style:name="P185" style:family="paragraph" style:parent-style-name="Text_20_body">
      <style:paragraph-properties fo:text-align="justify" style:justify-single-word="false"/>
      <style:text-properties officeooo:paragraph-rsid="01517312"/>
    </style:style>
    <style:style style:name="P186" style:family="paragraph" style:parent-style-name="Text_20_body">
      <style:paragraph-properties fo:text-align="justify" style:justify-single-word="false"/>
      <style:text-properties officeooo:paragraph-rsid="0151a187"/>
    </style:style>
    <style:style style:name="P187" style:family="paragraph" style:parent-style-name="Text_20_body">
      <style:paragraph-properties fo:text-align="justify" style:justify-single-word="false"/>
      <style:text-properties officeooo:paragraph-rsid="01526836"/>
    </style:style>
    <style:style style:name="P188" style:family="paragraph" style:parent-style-name="Text_20_body">
      <style:paragraph-properties fo:text-align="justify" style:justify-single-word="false"/>
      <style:text-properties officeooo:paragraph-rsid="0154a7db"/>
    </style:style>
    <style:style style:name="P189" style:family="paragraph" style:parent-style-name="Text_20_body">
      <style:paragraph-properties fo:text-align="justify" style:justify-single-word="false"/>
      <style:text-properties officeooo:paragraph-rsid="01560c13"/>
    </style:style>
    <style:style style:name="P190" style:family="paragraph" style:parent-style-name="Text_20_body">
      <style:paragraph-properties fo:text-align="justify" style:justify-single-word="false"/>
      <style:text-properties officeooo:paragraph-rsid="01579dc5"/>
    </style:style>
    <style:style style:name="P191" style:family="paragraph" style:parent-style-name="Text_20_body">
      <style:paragraph-properties fo:text-align="justify" style:justify-single-word="false"/>
      <style:text-properties officeooo:paragraph-rsid="01594411"/>
    </style:style>
    <style:style style:name="P192" style:family="paragraph" style:parent-style-name="Text_20_body">
      <style:paragraph-properties fo:text-align="justify" style:justify-single-word="false"/>
      <style:text-properties officeooo:paragraph-rsid="015aa479"/>
    </style:style>
    <style:style style:name="P193" style:family="paragraph" style:parent-style-name="Text_20_body">
      <style:paragraph-properties fo:text-align="justify" style:justify-single-word="false"/>
      <style:text-properties officeooo:paragraph-rsid="015c57cb"/>
    </style:style>
    <style:style style:name="P194" style:family="paragraph" style:parent-style-name="Text_20_body">
      <style:paragraph-properties fo:text-align="justify" style:justify-single-word="false"/>
      <style:text-properties officeooo:paragraph-rsid="015cb871"/>
    </style:style>
    <style:style style:name="P195" style:family="paragraph" style:parent-style-name="Text_20_body">
      <style:paragraph-properties fo:text-align="justify" style:justify-single-word="false"/>
      <style:text-properties officeooo:paragraph-rsid="015cccc4"/>
    </style:style>
    <style:style style:name="P196" style:family="paragraph" style:parent-style-name="Text_20_body">
      <style:paragraph-properties fo:text-align="justify" style:justify-single-word="false"/>
      <style:text-properties officeooo:paragraph-rsid="015d528f"/>
    </style:style>
    <style:style style:name="P197" style:family="paragraph" style:parent-style-name="Text_20_body">
      <style:paragraph-properties fo:text-align="justify" style:justify-single-word="false"/>
      <style:text-properties officeooo:paragraph-rsid="015e1ec0"/>
    </style:style>
    <style:style style:name="P198" style:family="paragraph" style:parent-style-name="Text_20_body">
      <style:paragraph-properties fo:text-align="justify" style:justify-single-word="false"/>
      <style:text-properties officeooo:paragraph-rsid="015ffa37"/>
    </style:style>
    <style:style style:name="P199" style:family="paragraph" style:parent-style-name="Text_20_body">
      <style:paragraph-properties fo:text-align="justify" style:justify-single-word="false"/>
      <style:text-properties officeooo:paragraph-rsid="0160a161"/>
    </style:style>
    <style:style style:name="P200" style:family="paragraph" style:parent-style-name="Text_20_body">
      <style:paragraph-properties fo:text-align="justify" style:justify-single-word="false"/>
      <style:text-properties officeooo:paragraph-rsid="0162236a"/>
    </style:style>
    <style:style style:name="P201" style:family="paragraph" style:parent-style-name="Text_20_body">
      <style:paragraph-properties fo:text-align="justify" style:justify-single-word="false"/>
      <style:text-properties officeooo:paragraph-rsid="01628898"/>
    </style:style>
    <style:style style:name="P202" style:family="paragraph" style:parent-style-name="Text_20_body">
      <style:paragraph-properties fo:text-align="justify" style:justify-single-word="false"/>
      <style:text-properties officeooo:paragraph-rsid="016359b8"/>
    </style:style>
    <style:style style:name="P203" style:family="paragraph" style:parent-style-name="Text_20_body">
      <style:paragraph-properties fo:text-align="justify" style:justify-single-word="false"/>
      <style:text-properties officeooo:paragraph-rsid="0163b620"/>
    </style:style>
    <style:style style:name="P204" style:family="paragraph" style:parent-style-name="Text_20_body">
      <style:paragraph-properties fo:text-align="justify" style:justify-single-word="false"/>
      <style:text-properties officeooo:paragraph-rsid="01654f5e"/>
    </style:style>
    <style:style style:name="P205" style:family="paragraph" style:parent-style-name="Text_20_body">
      <style:paragraph-properties fo:text-align="justify" style:justify-single-word="false"/>
      <style:text-properties officeooo:paragraph-rsid="0165889d"/>
    </style:style>
    <style:style style:name="P206" style:family="paragraph" style:parent-style-name="Text_20_body">
      <style:paragraph-properties fo:text-align="justify" style:justify-single-word="false"/>
      <style:text-properties officeooo:paragraph-rsid="016748ea"/>
    </style:style>
    <style:style style:name="P207" style:family="paragraph" style:parent-style-name="Text_20_body">
      <style:paragraph-properties fo:text-align="justify" style:justify-single-word="false"/>
      <style:text-properties officeooo:paragraph-rsid="01675574"/>
    </style:style>
    <style:style style:name="P208" style:family="paragraph" style:parent-style-name="Text_20_body">
      <style:paragraph-properties fo:text-align="justify" style:justify-single-word="false"/>
      <style:text-properties officeooo:paragraph-rsid="01678aa1"/>
    </style:style>
    <style:style style:name="P209" style:family="paragraph" style:parent-style-name="Text_20_body">
      <style:paragraph-properties fo:text-align="justify" style:justify-single-word="false"/>
      <style:text-properties officeooo:paragraph-rsid="01678feb"/>
    </style:style>
    <style:style style:name="P210" style:family="paragraph" style:parent-style-name="Text_20_body">
      <style:paragraph-properties fo:text-align="justify" style:justify-single-word="false"/>
      <style:text-properties officeooo:paragraph-rsid="01691f02"/>
    </style:style>
    <style:style style:name="P211" style:family="paragraph" style:parent-style-name="Text_20_body">
      <style:paragraph-properties fo:text-align="justify" style:justify-single-word="false"/>
      <style:text-properties officeooo:paragraph-rsid="016b76ed"/>
    </style:style>
    <style:style style:name="P212" style:family="paragraph" style:parent-style-name="Text_20_body">
      <style:paragraph-properties fo:text-align="justify" style:justify-single-word="false"/>
      <style:text-properties officeooo:paragraph-rsid="016bc744"/>
    </style:style>
    <style:style style:name="P213" style:family="paragraph" style:parent-style-name="Text_20_body">
      <style:paragraph-properties fo:text-align="justify" style:justify-single-word="false"/>
      <style:text-properties officeooo:paragraph-rsid="016de929"/>
    </style:style>
    <style:style style:name="P214" style:family="paragraph" style:parent-style-name="Text_20_body">
      <style:paragraph-properties fo:text-align="justify" style:justify-single-word="false"/>
      <style:text-properties officeooo:paragraph-rsid="016e88fd"/>
    </style:style>
    <style:style style:name="P215" style:family="paragraph" style:parent-style-name="Text_20_body">
      <style:paragraph-properties fo:text-align="justify" style:justify-single-word="false"/>
      <style:text-properties officeooo:paragraph-rsid="01708635"/>
    </style:style>
    <style:style style:name="P216" style:family="paragraph" style:parent-style-name="Text_20_body">
      <style:paragraph-properties fo:text-align="justify" style:justify-single-word="false"/>
      <style:text-properties officeooo:paragraph-rsid="0171ef19"/>
    </style:style>
    <style:style style:name="P217" style:family="paragraph" style:parent-style-name="Text_20_body">
      <style:paragraph-properties fo:text-align="justify" style:justify-single-word="false"/>
      <style:text-properties officeooo:paragraph-rsid="017253da"/>
    </style:style>
    <style:style style:name="P218" style:family="paragraph" style:parent-style-name="Text_20_body">
      <style:paragraph-properties fo:text-align="justify" style:justify-single-word="false"/>
      <style:text-properties officeooo:paragraph-rsid="0172d742"/>
    </style:style>
    <style:style style:name="P219" style:family="paragraph" style:parent-style-name="Text_20_body">
      <style:paragraph-properties fo:text-align="justify" style:justify-single-word="false"/>
      <style:text-properties officeooo:paragraph-rsid="01776b5c"/>
    </style:style>
    <style:style style:name="P220" style:family="paragraph" style:parent-style-name="Text_20_body">
      <style:paragraph-properties fo:text-align="justify" style:justify-single-word="false"/>
      <style:text-properties officeooo:paragraph-rsid="0177d319"/>
    </style:style>
    <style:style style:name="P221" style:family="paragraph" style:parent-style-name="Text_20_body">
      <style:paragraph-properties fo:text-align="justify" style:justify-single-word="false"/>
      <style:text-properties officeooo:paragraph-rsid="017828ba"/>
    </style:style>
    <style:style style:name="P222" style:family="paragraph" style:parent-style-name="Text_20_body">
      <style:paragraph-properties fo:text-align="justify" style:justify-single-word="false"/>
      <style:text-properties officeooo:paragraph-rsid="01790acb"/>
    </style:style>
    <style:style style:name="P223" style:family="paragraph" style:parent-style-name="Text_20_body">
      <style:paragraph-properties fo:text-align="justify" style:justify-single-word="false"/>
      <style:text-properties officeooo:paragraph-rsid="01796bcf"/>
    </style:style>
    <style:style style:name="P224" style:family="paragraph" style:parent-style-name="Text_20_body">
      <style:paragraph-properties fo:text-align="justify" style:justify-single-word="false"/>
      <style:text-properties officeooo:paragraph-rsid="017afead"/>
    </style:style>
    <style:style style:name="P225" style:family="paragraph" style:parent-style-name="Text_20_body">
      <style:paragraph-properties fo:text-align="justify" style:justify-single-word="false"/>
      <style:text-properties officeooo:paragraph-rsid="017b9648"/>
    </style:style>
    <style:style style:name="P226" style:family="paragraph" style:parent-style-name="Text_20_body">
      <style:paragraph-properties fo:text-align="justify" style:justify-single-word="false"/>
      <style:text-properties officeooo:paragraph-rsid="017b9f5b"/>
    </style:style>
    <style:style style:name="P227" style:family="paragraph" style:parent-style-name="Text_20_body">
      <style:text-properties officeooo:paragraph-rsid="0139d819"/>
    </style:style>
    <style:style style:name="P228" style:family="paragraph" style:parent-style-name="Text_20_body">
      <style:text-properties officeooo:paragraph-rsid="013cbb2e"/>
    </style:style>
    <style:style style:name="P229" style:family="paragraph" style:parent-style-name="Text_20_body">
      <style:text-properties officeooo:paragraph-rsid="013d9acb"/>
    </style:style>
    <style:style style:name="P230" style:family="paragraph" style:parent-style-name="Text_20_body">
      <style:text-properties officeooo:paragraph-rsid="013ee113"/>
    </style:style>
    <style:style style:name="P231" style:family="paragraph" style:parent-style-name="Text_20_body">
      <style:text-properties officeooo:paragraph-rsid="014086a4"/>
    </style:style>
    <style:style style:name="P232" style:family="paragraph" style:parent-style-name="Text_20_body">
      <style:text-properties officeooo:paragraph-rsid="0141ca69"/>
    </style:style>
    <style:style style:name="P233" style:family="paragraph" style:parent-style-name="Text_20_body">
      <style:text-properties officeooo:paragraph-rsid="0142a8fd"/>
    </style:style>
    <style:style style:name="P234" style:family="paragraph" style:parent-style-name="Text_20_body">
      <style:text-properties officeooo:paragraph-rsid="0143d628"/>
    </style:style>
    <style:style style:name="P235" style:family="paragraph" style:parent-style-name="Text_20_body">
      <style:text-properties officeooo:paragraph-rsid="014a7dad"/>
    </style:style>
    <style:style style:name="P236" style:family="paragraph" style:parent-style-name="Text_20_body">
      <style:text-properties officeooo:paragraph-rsid="014c414a"/>
    </style:style>
    <style:style style:name="P237" style:family="paragraph" style:parent-style-name="Text_20_body">
      <style:text-properties officeooo:paragraph-rsid="014d7062"/>
    </style:style>
    <style:style style:name="P238" style:family="paragraph" style:parent-style-name="Text_20_body">
      <style:text-properties officeooo:paragraph-rsid="014eb832"/>
    </style:style>
    <style:style style:name="P239" style:family="paragraph" style:parent-style-name="Text_20_body">
      <style:text-properties officeooo:paragraph-rsid="0175b790"/>
    </style:style>
    <style:style style:name="P240" style:family="paragraph" style:parent-style-name="Text_20_body">
      <style:text-properties officeooo:paragraph-rsid="01808bff"/>
    </style:style>
    <style:style style:name="P241" style:family="paragraph" style:parent-style-name="Text_20_body" style:list-style-name="L4">
      <style:paragraph-properties fo:break-before="page"/>
      <style:text-properties officeooo:rsid="00b29f90" officeooo:paragraph-rsid="00b29f90"/>
    </style:style>
    <style:style style:name="P242" style:family="paragraph" style:parent-style-name="Heading_20_1" style:master-page-name="Standard">
      <style:paragraph-properties style:page-number="auto"/>
      <style:text-properties fo:color="#000000" fo:font-size="12pt" fo:language="en" fo:country="US" officeooo:rsid="00938493" officeooo:paragraph-rsid="00938493"/>
    </style:style>
    <style:style style:name="P243" style:family="paragraph" style:parent-style-name="Heading_20_1">
      <style:text-properties officeooo:rsid="00d596f2"/>
    </style:style>
    <style:style style:name="P244" style:family="paragraph" style:parent-style-name="Heading_20_2">
      <style:text-properties fo:color="#000000" officeooo:rsid="00972763"/>
    </style:style>
    <style:style style:name="P245" style:family="paragraph" style:parent-style-name="Heading_20_2">
      <style:text-properties fo:color="#000000" officeooo:rsid="00972763" officeooo:paragraph-rsid="00972763"/>
    </style:style>
    <style:style style:name="P246" style:family="paragraph" style:parent-style-name="Heading_20_2">
      <style:text-properties fo:color="#000000" officeooo:rsid="009a2b98"/>
    </style:style>
    <style:style style:name="P247" style:family="paragraph" style:parent-style-name="Heading_20_2">
      <style:text-properties fo:color="#000000" officeooo:rsid="009b8f9f" officeooo:paragraph-rsid="009b8f9f"/>
    </style:style>
    <style:style style:name="P248" style:family="paragraph" style:parent-style-name="Heading_20_2">
      <style:text-properties fo:color="#000000" officeooo:rsid="009ef526" officeooo:paragraph-rsid="009ef526"/>
    </style:style>
    <style:style style:name="P249" style:family="paragraph" style:parent-style-name="Heading_20_2">
      <style:text-properties officeooo:rsid="00a64591"/>
    </style:style>
    <style:style style:name="P250" style:family="paragraph" style:parent-style-name="Heading_20_2">
      <style:text-properties officeooo:rsid="00aa363c"/>
    </style:style>
    <style:style style:name="P251" style:family="paragraph" style:parent-style-name="Heading_20_2">
      <style:text-properties officeooo:rsid="00ad2c5f" officeooo:paragraph-rsid="00ad2c5f"/>
    </style:style>
    <style:style style:name="P252" style:family="paragraph" style:parent-style-name="Heading_20_2">
      <style:text-properties officeooo:rsid="00ae218a"/>
    </style:style>
    <style:style style:name="P253" style:family="paragraph" style:parent-style-name="Heading_20_2">
      <style:text-properties officeooo:rsid="00b3a36b"/>
    </style:style>
    <style:style style:name="P254" style:family="paragraph" style:parent-style-name="Heading_20_2">
      <style:text-properties officeooo:rsid="00b87427"/>
    </style:style>
    <style:style style:name="P255" style:family="paragraph" style:parent-style-name="Heading_20_2">
      <style:text-properties officeooo:rsid="00b9ef4e"/>
    </style:style>
    <style:style style:name="P256" style:family="paragraph" style:parent-style-name="Heading_20_2">
      <style:text-properties officeooo:rsid="00bad21f"/>
    </style:style>
    <style:style style:name="P257" style:family="paragraph" style:parent-style-name="Heading_20_2">
      <style:text-properties officeooo:rsid="00bc071b"/>
    </style:style>
    <style:style style:name="P258" style:family="paragraph" style:parent-style-name="Heading_20_2">
      <style:text-properties officeooo:rsid="00bd87c7"/>
    </style:style>
    <style:style style:name="P259" style:family="paragraph" style:parent-style-name="Heading_20_2">
      <style:text-properties officeooo:rsid="00c0a1f9"/>
    </style:style>
    <style:style style:name="P260" style:family="paragraph" style:parent-style-name="Heading_20_2">
      <style:text-properties officeooo:rsid="00c0a1f9" officeooo:paragraph-rsid="00c0a1f9"/>
    </style:style>
    <style:style style:name="P261" style:family="paragraph" style:parent-style-name="Heading_20_2">
      <style:text-properties officeooo:rsid="00c7d379"/>
    </style:style>
    <style:style style:name="P262" style:family="paragraph" style:parent-style-name="Heading_20_2">
      <style:text-properties officeooo:rsid="00ca777d" officeooo:paragraph-rsid="00ca777d"/>
    </style:style>
    <style:style style:name="P263" style:family="paragraph" style:parent-style-name="Heading_20_2">
      <style:text-properties officeooo:rsid="00db6604"/>
    </style:style>
    <style:style style:name="P264" style:family="paragraph" style:parent-style-name="Heading_20_2">
      <style:text-properties officeooo:rsid="00e35bd1"/>
    </style:style>
    <style:style style:name="P265" style:family="paragraph" style:parent-style-name="Heading_20_2">
      <style:text-properties officeooo:rsid="00ee13eb" officeooo:paragraph-rsid="00ee13eb"/>
    </style:style>
    <style:style style:name="P266" style:family="paragraph" style:parent-style-name="Heading_20_2">
      <style:text-properties officeooo:rsid="00f97297"/>
    </style:style>
    <style:style style:name="P267" style:family="paragraph" style:parent-style-name="Heading_20_2">
      <style:text-properties style:text-underline-style="none" officeooo:rsid="00fc223e"/>
    </style:style>
    <style:style style:name="P268" style:family="paragraph" style:parent-style-name="Heading_20_2">
      <style:text-properties style:text-underline-style="none" officeooo:rsid="011614b6"/>
    </style:style>
    <style:style style:name="P269" style:family="paragraph">
      <style:paragraph-properties fo:text-align="center"/>
    </style:style>
    <style:style style:name="T1" style:family="text">
      <style:text-properties officeooo:rsid="00972763"/>
    </style:style>
    <style:style style:name="T2" style:family="text">
      <style:text-properties officeooo:rsid="009921bc"/>
    </style:style>
    <style:style style:name="T3" style:family="text">
      <style:text-properties officeooo:rsid="009a2b98"/>
    </style:style>
    <style:style style:name="T4" style:family="text">
      <style:text-properties officeooo:rsid="009b8f9f"/>
    </style:style>
    <style:style style:name="T5" style:family="text">
      <style:text-properties officeooo:rsid="009ef526"/>
    </style:style>
    <style:style style:name="T6" style:family="text">
      <style:text-properties officeooo:rsid="009f9945"/>
    </style:style>
    <style:style style:name="T7" style:family="text">
      <style:text-properties officeooo:rsid="00a0f160"/>
    </style:style>
    <style:style style:name="T8" style:family="text">
      <style:text-properties officeooo:rsid="00a606c2"/>
    </style:style>
    <style:style style:name="T9" style:family="text">
      <style:text-properties officeooo:rsid="00a64591"/>
    </style:style>
    <style:style style:name="T10" style:family="text">
      <style:text-properties officeooo:rsid="00a79a61"/>
    </style:style>
    <style:style style:name="T11" style:family="text">
      <style:text-properties officeooo:rsid="00a8a10a"/>
    </style:style>
    <style:style style:name="T12" style:family="text">
      <style:text-properties officeooo:rsid="00accbb3"/>
    </style:style>
    <style:style style:name="T13" style:family="text">
      <style:text-properties officeooo:rsid="00af9237"/>
    </style:style>
    <style:style style:name="T14" style:family="text">
      <style:text-properties officeooo:rsid="00b19117"/>
    </style:style>
    <style:style style:name="T15" style:family="text">
      <style:text-properties officeooo:rsid="00b208ce"/>
    </style:style>
    <style:style style:name="T16" style:family="text">
      <style:text-properties officeooo:rsid="00b21ac2"/>
    </style:style>
    <style:style style:name="T17" style:family="text">
      <style:text-properties officeooo:rsid="00b239f3"/>
    </style:style>
    <style:style style:name="T18" style:family="text">
      <style:text-properties officeooo:rsid="00b3a36b"/>
    </style:style>
    <style:style style:name="T19" style:family="text">
      <style:text-properties officeooo:rsid="00b59765"/>
    </style:style>
    <style:style style:name="T20" style:family="text">
      <style:text-properties officeooo:rsid="00b761e8"/>
    </style:style>
    <style:style style:name="T21" style:family="text">
      <style:text-properties officeooo:rsid="00b78321"/>
    </style:style>
    <style:style style:name="T22" style:family="text">
      <style:text-properties officeooo:rsid="00c0a1f9"/>
    </style:style>
    <style:style style:name="T23" style:family="text">
      <style:text-properties fo:font-weight="bold" officeooo:rsid="00c78e43" style:font-weight-asian="bold" style:font-weight-complex="bold"/>
    </style:style>
    <style:style style:name="T24" style:family="text">
      <style:text-properties fo:font-weight="bold" officeooo:rsid="00ca777d" style:font-weight-asian="bold" style:font-weight-complex="bold"/>
    </style:style>
    <style:style style:name="T25" style:family="text">
      <style:text-properties fo:font-weight="bold" officeooo:rsid="00db6604" style:font-weight-asian="bold" style:font-weight-complex="bold"/>
    </style:style>
    <style:style style:name="T26" style:family="text">
      <style:text-properties fo:font-weight="bold" officeooo:rsid="00df551b" style:font-weight-asian="bold" style:font-weight-complex="bold"/>
    </style:style>
    <style:style style:name="T27" style:family="text">
      <style:text-properties fo:font-style="italic" fo:font-weight="normal" officeooo:rsid="00c0a1f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officeooo:rsid="011e247b" style:font-style-asian="italic" style:font-style-complex="italic"/>
    </style:style>
    <style:style style:name="T29" style:family="text">
      <style:text-properties fo:font-style="italic" officeooo:rsid="013ee113" style:font-style-asian="italic" style:font-style-complex="italic"/>
    </style:style>
    <style:style style:name="T30" style:family="text">
      <style:text-properties fo:font-style="italic" officeooo:rsid="0142a8fd" style:font-style-asian="italic" style:font-style-complex="italic"/>
    </style:style>
    <style:style style:name="T31" style:family="text">
      <style:text-properties fo:font-style="italic" officeooo:rsid="01594411" style:font-style-asian="italic" style:font-style-complex="italic"/>
    </style:style>
    <style:style style:name="T32" style:family="text">
      <style:text-properties fo:font-style="italic" officeooo:rsid="0154a7db" style:font-style-asian="italic" style:font-style-complex="italic"/>
    </style:style>
    <style:style style:name="T33" style:family="text">
      <style:text-properties fo:font-style="italic" officeooo:rsid="01678aa1" style:font-style-asian="italic" style:font-style-complex="italic"/>
    </style:style>
    <style:style style:name="T34" style:family="text">
      <style:text-properties officeooo:rsid="00c2314a"/>
    </style:style>
    <style:style style:name="T35" style:family="text">
      <style:text-properties officeooo:rsid="00c28abd"/>
    </style:style>
    <style:style style:name="T36" style:family="text">
      <style:text-properties officeooo:rsid="00c391e8"/>
    </style:style>
    <style:style style:name="T37" style:family="text">
      <style:text-properties officeooo:rsid="00c3efad"/>
    </style:style>
    <style:style style:name="T38" style:family="text">
      <style:text-properties officeooo:rsid="00c44a17"/>
    </style:style>
    <style:style style:name="T39" style:family="text">
      <style:text-properties officeooo:rsid="00c57ce8"/>
    </style:style>
    <style:style style:name="T40" style:family="text">
      <style:text-properties officeooo:rsid="00c5e15c"/>
    </style:style>
    <style:style style:name="T41" style:family="text">
      <style:text-properties officeooo:rsid="00c78e43"/>
    </style:style>
    <style:style style:name="T42" style:family="text">
      <style:text-properties officeooo:rsid="00c842ed"/>
    </style:style>
    <style:style style:name="T43" style:family="text">
      <style:text-properties officeooo:rsid="00c9b97c"/>
    </style:style>
    <style:style style:name="T44" style:family="text">
      <style:text-properties style:text-underline-style="solid" style:text-underline-width="auto" style:text-underline-color="font-color" officeooo:rsid="00c9b97c"/>
    </style:style>
    <style:style style:name="T45" style:family="text">
      <style:text-properties style:text-underline-style="solid" style:text-underline-width="auto" style:text-underline-color="font-color" officeooo:rsid="00ca38c1"/>
    </style:style>
    <style:style style:name="T46" style:family="text">
      <style:text-properties style:text-underline-style="solid" style:text-underline-width="auto" style:text-underline-color="font-color" officeooo:rsid="00c842ed"/>
    </style:style>
    <style:style style:name="T47" style:family="text">
      <style:text-properties style:text-underline-style="solid" style:text-underline-width="auto" style:text-underline-color="font-color" officeooo:rsid="01217dcd"/>
    </style:style>
    <style:style style:name="T48" style:family="text">
      <style:text-properties officeooo:rsid="00ca38c1"/>
    </style:style>
    <style:style style:name="T49" style:family="text">
      <style:text-properties officeooo:rsid="00ca777d"/>
    </style:style>
    <style:style style:name="T50" style:family="text">
      <style:text-properties officeooo:rsid="00cc361b"/>
    </style:style>
    <style:style style:name="T51" style:family="text">
      <style:text-properties officeooo:rsid="00cd9c53"/>
    </style:style>
    <style:style style:name="T52" style:family="text">
      <style:text-properties officeooo:rsid="00ce181a"/>
    </style:style>
    <style:style style:name="T53" style:family="text">
      <style:text-properties officeooo:rsid="00ce49f5"/>
    </style:style>
    <style:style style:name="T54" style:family="text">
      <style:text-properties officeooo:rsid="00ceb1dd"/>
    </style:style>
    <style:style style:name="T55" style:family="text">
      <style:text-properties officeooo:rsid="00cf6888"/>
    </style:style>
    <style:style style:name="T56" style:family="text">
      <style:text-properties officeooo:rsid="00cfb82a"/>
    </style:style>
    <style:style style:name="T57" style:family="text">
      <style:text-properties officeooo:rsid="00d3dff7"/>
    </style:style>
    <style:style style:name="T58" style:family="text">
      <style:text-properties officeooo:rsid="00d71d73"/>
    </style:style>
    <style:style style:name="T59" style:family="text">
      <style:text-properties officeooo:rsid="00d7ed62"/>
    </style:style>
    <style:style style:name="T60" style:family="text">
      <style:text-properties officeooo:rsid="00d93277"/>
    </style:style>
    <style:style style:name="T61" style:family="text">
      <style:text-properties officeooo:rsid="00d98b88"/>
    </style:style>
    <style:style style:name="T62" style:family="text">
      <style:text-properties officeooo:rsid="00db6604"/>
    </style:style>
    <style:style style:name="T63" style:family="text">
      <style:text-properties officeooo:rsid="00dc9e3c"/>
    </style:style>
    <style:style style:name="T64" style:family="text">
      <style:text-properties officeooo:rsid="00dd470c"/>
    </style:style>
    <style:style style:name="T65" style:family="text">
      <style:text-properties officeooo:rsid="00df551b"/>
    </style:style>
    <style:style style:name="T66" style:family="text">
      <style:text-properties officeooo:rsid="00e02ece"/>
    </style:style>
    <style:style style:name="T67" style:family="text">
      <style:text-properties officeooo:rsid="00e35bd1"/>
    </style:style>
    <style:style style:name="T68" style:family="text">
      <style:text-properties officeooo:rsid="00e3fc6c"/>
    </style:style>
    <style:style style:name="T69" style:family="text">
      <style:text-properties officeooo:rsid="00e40a4c"/>
    </style:style>
    <style:style style:name="T70" style:family="text">
      <style:text-properties officeooo:rsid="00e60770"/>
    </style:style>
    <style:style style:name="T71" style:family="text">
      <style:text-properties officeooo:rsid="00e7e08f"/>
    </style:style>
    <style:style style:name="T72" style:family="text">
      <style:text-properties officeooo:rsid="00e86cf1"/>
    </style:style>
    <style:style style:name="T73" style:family="text">
      <style:text-properties officeooo:rsid="00e91443"/>
    </style:style>
    <style:style style:name="T74" style:family="text">
      <style:text-properties officeooo:rsid="00e999f2"/>
    </style:style>
    <style:style style:name="T75" style:family="text">
      <style:text-properties officeooo:rsid="00eab1e6"/>
    </style:style>
    <style:style style:name="T76" style:family="text">
      <style:text-properties officeooo:rsid="00ec579e"/>
    </style:style>
    <style:style style:name="T77" style:family="text">
      <style:text-properties officeooo:rsid="00ef19d6"/>
    </style:style>
    <style:style style:name="T78" style:family="text">
      <style:text-properties officeooo:rsid="00ef3690"/>
    </style:style>
    <style:style style:name="T79" style:family="text">
      <style:text-properties officeooo:rsid="00ef456c"/>
    </style:style>
    <style:style style:name="T80" style:family="text">
      <style:text-properties officeooo:rsid="00efe5a9"/>
    </style:style>
    <style:style style:name="T81" style:family="text">
      <style:text-properties officeooo:rsid="00f0e809"/>
    </style:style>
    <style:style style:name="T82" style:family="text">
      <style:text-properties officeooo:rsid="00f1f350"/>
    </style:style>
    <style:style style:name="T83" style:family="text">
      <style:text-properties officeooo:rsid="00f47682"/>
    </style:style>
    <style:style style:name="T84" style:family="text">
      <style:text-properties officeooo:rsid="00f538fe"/>
    </style:style>
    <style:style style:name="T85" style:family="text">
      <style:text-properties officeooo:rsid="00f97297"/>
    </style:style>
    <style:style style:name="T86" style:family="text">
      <style:text-properties style:text-underline-style="none" officeooo:rsid="00f97297"/>
    </style:style>
    <style:style style:name="T87" style:family="text">
      <style:text-properties style:text-underline-style="none" officeooo:rsid="00fa838a"/>
    </style:style>
    <style:style style:name="T88" style:family="text">
      <style:text-properties style:text-underline-style="none" officeooo:rsid="00fe774f"/>
    </style:style>
    <style:style style:name="T89" style:family="text">
      <style:text-properties style:text-underline-style="none" officeooo:rsid="010053e2"/>
    </style:style>
    <style:style style:name="T90" style:family="text">
      <style:text-properties style:text-underline-style="none" officeooo:rsid="0101c9e9"/>
    </style:style>
    <style:style style:name="T91" style:family="text">
      <style:text-properties style:text-underline-style="none" officeooo:rsid="010298b1"/>
    </style:style>
    <style:style style:name="T92" style:family="text">
      <style:text-properties style:text-underline-style="none" officeooo:rsid="0105c6d8"/>
    </style:style>
    <style:style style:name="T93" style:family="text">
      <style:text-properties style:text-underline-style="none" officeooo:rsid="0105e8e4"/>
    </style:style>
    <style:style style:name="T94" style:family="text">
      <style:text-properties style:text-underline-style="none" officeooo:rsid="010ccfc7"/>
    </style:style>
    <style:style style:name="T95" style:family="text">
      <style:text-properties style:text-underline-style="none" officeooo:rsid="010e32ee"/>
    </style:style>
    <style:style style:name="T96" style:family="text">
      <style:text-properties style:text-underline-style="none" officeooo:rsid="010f37ca"/>
    </style:style>
    <style:style style:name="T97" style:family="text">
      <style:text-properties style:text-underline-style="none" officeooo:rsid="010fd64f"/>
    </style:style>
    <style:style style:name="T98" style:family="text">
      <style:text-properties style:text-underline-style="none" officeooo:rsid="0111c90c"/>
    </style:style>
    <style:style style:name="T99" style:family="text">
      <style:text-properties style:text-underline-style="none" officeooo:rsid="011354b7"/>
    </style:style>
    <style:style style:name="T100" style:family="text">
      <style:text-properties style:text-underline-style="none" officeooo:rsid="01135ccf"/>
    </style:style>
    <style:style style:name="T101" style:family="text">
      <style:text-properties style:text-underline-style="none" officeooo:rsid="01146dbc"/>
    </style:style>
    <style:style style:name="T102" style:family="text">
      <style:text-properties style:text-underline-style="none" officeooo:rsid="0117be20"/>
    </style:style>
    <style:style style:name="T103" style:family="text">
      <style:text-properties style:text-underline-style="none" officeooo:rsid="011a9eb6"/>
    </style:style>
    <style:style style:name="T104" style:family="text">
      <style:text-properties style:text-underline-style="none" officeooo:rsid="011e247b"/>
    </style:style>
    <style:style style:name="T105" style:family="text">
      <style:text-properties style:text-underline-style="none" officeooo:rsid="01200e27"/>
    </style:style>
    <style:style style:name="T106" style:family="text">
      <style:text-properties style:text-underline-style="none" officeooo:rsid="01217dcd"/>
    </style:style>
    <style:style style:name="T107" style:family="text">
      <style:text-properties style:text-underline-style="none" officeooo:rsid="01229d31"/>
    </style:style>
    <style:style style:name="T108" style:family="text">
      <style:text-properties style:text-underline-style="none" officeooo:rsid="0122cf39"/>
    </style:style>
    <style:style style:name="T109" style:family="text">
      <style:text-properties style:text-underline-style="none" officeooo:rsid="0124cbbe"/>
    </style:style>
    <style:style style:name="T110" style:family="text">
      <style:text-properties style:text-underline-style="none" officeooo:rsid="0124d388"/>
    </style:style>
    <style:style style:name="T111" style:family="text">
      <style:text-properties style:text-underline-style="none" officeooo:rsid="0124eff6"/>
    </style:style>
    <style:style style:name="T112" style:family="text">
      <style:text-properties style:text-underline-style="none" officeooo:rsid="01262898"/>
    </style:style>
    <style:style style:name="T113" style:family="text">
      <style:text-properties style:text-underline-style="none" officeooo:rsid="01280596"/>
    </style:style>
    <style:style style:name="T114" style:family="text">
      <style:text-properties officeooo:rsid="0128796d"/>
    </style:style>
    <style:style style:name="T115" style:family="text">
      <style:text-properties officeooo:rsid="0128de67"/>
    </style:style>
    <style:style style:name="T116" style:family="text">
      <style:text-properties officeooo:rsid="012972df"/>
    </style:style>
    <style:style style:name="T117" style:family="text">
      <style:text-properties officeooo:rsid="012aa6e7"/>
    </style:style>
    <style:style style:name="T118" style:family="text">
      <style:text-properties officeooo:rsid="012b7467"/>
    </style:style>
    <style:style style:name="T119" style:family="text">
      <style:text-properties officeooo:rsid="012d5205"/>
    </style:style>
    <style:style style:name="T120" style:family="text">
      <style:text-properties officeooo:rsid="012f1614"/>
    </style:style>
    <style:style style:name="T121" style:family="text">
      <style:text-properties officeooo:rsid="012f742b"/>
    </style:style>
    <style:style style:name="T122" style:family="text">
      <style:text-properties officeooo:rsid="0130bc85"/>
    </style:style>
    <style:style style:name="T123" style:family="text">
      <style:text-properties officeooo:rsid="0131682d"/>
    </style:style>
    <style:style style:name="T124" style:family="text">
      <style:text-properties officeooo:rsid="013363f7"/>
    </style:style>
    <style:style style:name="T125" style:family="text">
      <style:text-properties officeooo:rsid="0133cdfb"/>
    </style:style>
    <style:style style:name="T126" style:family="text">
      <style:text-properties officeooo:rsid="01359ecc"/>
    </style:style>
    <style:style style:name="T127" style:family="text">
      <style:text-properties officeooo:rsid="0135c92a"/>
    </style:style>
    <style:style style:name="T128" style:family="text">
      <style:text-properties officeooo:rsid="0136a70b"/>
    </style:style>
    <style:style style:name="T129" style:family="text">
      <style:text-properties officeooo:rsid="013823d5"/>
    </style:style>
    <style:style style:name="T130" style:family="text">
      <style:text-properties officeooo:rsid="01396e82"/>
    </style:style>
    <style:style style:name="T131" style:family="text">
      <style:text-properties officeooo:rsid="0139d819"/>
    </style:style>
    <style:style style:name="T132" style:family="text">
      <style:text-properties officeooo:rsid="013bac4e"/>
    </style:style>
    <style:style style:name="T133" style:family="text">
      <style:text-properties officeooo:rsid="013c09db"/>
    </style:style>
    <style:style style:name="T134" style:family="text">
      <style:text-properties officeooo:rsid="013cbb2e"/>
    </style:style>
    <style:style style:name="T135" style:family="text">
      <style:text-properties officeooo:rsid="013d9acb"/>
    </style:style>
    <style:style style:name="T136" style:family="text">
      <style:text-properties officeooo:rsid="013ee113"/>
    </style:style>
    <style:style style:name="T137" style:family="text">
      <style:text-properties officeooo:rsid="013fd862"/>
    </style:style>
    <style:style style:name="T138" style:family="text">
      <style:text-properties officeooo:rsid="014086a4"/>
    </style:style>
    <style:style style:name="T139" style:family="text">
      <style:text-properties officeooo:rsid="0141ca69"/>
    </style:style>
    <style:style style:name="T140" style:family="text">
      <style:text-properties officeooo:rsid="0141f65f"/>
    </style:style>
    <style:style style:name="T141" style:family="text">
      <style:text-properties officeooo:rsid="0142a8fd"/>
    </style:style>
    <style:style style:name="T142" style:family="text">
      <style:text-properties officeooo:rsid="0143d628"/>
    </style:style>
    <style:style style:name="T143" style:family="text">
      <style:text-properties officeooo:rsid="0145429f"/>
    </style:style>
    <style:style style:name="T144" style:family="text">
      <style:text-properties officeooo:rsid="0147f62e"/>
    </style:style>
    <style:style style:name="T145" style:family="text">
      <style:text-properties officeooo:rsid="0149331a"/>
    </style:style>
    <style:style style:name="T146" style:family="text">
      <style:text-properties officeooo:rsid="0149ea23"/>
    </style:style>
    <style:style style:name="T147" style:family="text">
      <style:text-properties officeooo:rsid="014a7dad"/>
    </style:style>
    <style:style style:name="T148" style:family="text">
      <style:text-properties officeooo:rsid="014c414a"/>
    </style:style>
    <style:style style:name="T149" style:family="text">
      <style:text-properties officeooo:rsid="014d7062"/>
    </style:style>
    <style:style style:name="T150" style:family="text">
      <style:text-properties officeooo:rsid="014eb832"/>
    </style:style>
    <style:style style:name="T151" style:family="text">
      <style:text-properties officeooo:rsid="014fab6d"/>
    </style:style>
    <style:style style:name="T152" style:family="text">
      <style:text-properties officeooo:rsid="015123ca"/>
    </style:style>
    <style:style style:name="T153" style:family="text">
      <style:text-properties officeooo:rsid="01517312"/>
    </style:style>
    <style:style style:name="T154" style:family="text">
      <style:text-properties officeooo:rsid="0151a187"/>
    </style:style>
    <style:style style:name="T155" style:family="text">
      <style:text-properties officeooo:rsid="01526836"/>
    </style:style>
    <style:style style:name="T156" style:family="text">
      <style:text-properties officeooo:rsid="0154a7db"/>
    </style:style>
    <style:style style:name="T157" style:family="text">
      <style:text-properties officeooo:rsid="01560c13"/>
    </style:style>
    <style:style style:name="T158" style:family="text">
      <style:text-properties officeooo:rsid="0156113d"/>
    </style:style>
    <style:style style:name="T159" style:family="text">
      <style:text-properties officeooo:rsid="01579dc5"/>
    </style:style>
    <style:style style:name="T160" style:family="text">
      <style:text-properties officeooo:rsid="01594411"/>
    </style:style>
    <style:style style:name="T161" style:family="text">
      <style:text-properties officeooo:rsid="015aa479"/>
    </style:style>
    <style:style style:name="T162" style:family="text">
      <style:text-properties officeooo:rsid="015c57cb"/>
    </style:style>
    <style:style style:name="T163" style:family="text">
      <style:text-properties officeooo:rsid="015c5c60"/>
    </style:style>
    <style:style style:name="T164" style:family="text">
      <style:text-properties officeooo:rsid="015cb871"/>
    </style:style>
    <style:style style:name="T165" style:family="text">
      <style:text-properties officeooo:rsid="015cccc4"/>
    </style:style>
    <style:style style:name="T166" style:family="text">
      <style:text-properties officeooo:rsid="015d528f"/>
    </style:style>
    <style:style style:name="T167" style:family="text">
      <style:text-properties officeooo:rsid="015e1ec0"/>
    </style:style>
    <style:style style:name="T168" style:family="text">
      <style:text-properties officeooo:rsid="015e9f3d"/>
    </style:style>
    <style:style style:name="T169" style:family="text">
      <style:text-properties officeooo:rsid="015ffa37"/>
    </style:style>
    <style:style style:name="T170" style:family="text">
      <style:text-properties officeooo:rsid="0160a161"/>
    </style:style>
    <style:style style:name="T171" style:family="text">
      <style:text-properties officeooo:rsid="0162236a"/>
    </style:style>
    <style:style style:name="T172" style:family="text">
      <style:text-properties officeooo:rsid="01628898"/>
    </style:style>
    <style:style style:name="T173" style:family="text">
      <style:text-properties officeooo:rsid="016359b8"/>
    </style:style>
    <style:style style:name="T174" style:family="text">
      <style:text-properties officeooo:rsid="0163b620"/>
    </style:style>
    <style:style style:name="T175" style:family="text">
      <style:text-properties officeooo:rsid="01654f5e"/>
    </style:style>
    <style:style style:name="T176" style:family="text">
      <style:text-properties officeooo:rsid="0165889d"/>
    </style:style>
    <style:style style:name="T177" style:family="text">
      <style:text-properties officeooo:rsid="016748ea"/>
    </style:style>
    <style:style style:name="T178" style:family="text">
      <style:text-properties officeooo:rsid="01675574"/>
    </style:style>
    <style:style style:name="T179" style:family="text">
      <style:text-properties officeooo:rsid="01678aa1"/>
    </style:style>
    <style:style style:name="T180" style:family="text">
      <style:text-properties officeooo:rsid="01678feb"/>
    </style:style>
    <style:style style:name="T181" style:family="text">
      <style:text-properties officeooo:rsid="01691f02"/>
    </style:style>
    <style:style style:name="T182" style:family="text">
      <style:text-properties officeooo:rsid="016a71ea"/>
    </style:style>
    <style:style style:name="T183" style:family="text">
      <style:text-properties officeooo:rsid="016aa991"/>
    </style:style>
    <style:style style:name="T184" style:family="text">
      <style:text-properties officeooo:rsid="016b058c"/>
    </style:style>
    <style:style style:name="T185" style:family="text">
      <style:text-properties officeooo:rsid="016b76ed"/>
    </style:style>
    <style:style style:name="T186" style:family="text">
      <style:text-properties officeooo:rsid="016bc744"/>
    </style:style>
    <style:style style:name="T187" style:family="text">
      <style:text-properties officeooo:rsid="016c7444"/>
    </style:style>
    <style:style style:name="T188" style:family="text">
      <style:text-properties officeooo:rsid="016cb637"/>
    </style:style>
    <style:style style:name="T189" style:family="text">
      <style:text-properties officeooo:rsid="016de929"/>
    </style:style>
    <style:style style:name="T190" style:family="text">
      <style:text-properties officeooo:rsid="016e88fd"/>
    </style:style>
    <style:style style:name="T191" style:family="text">
      <style:text-properties officeooo:rsid="01708635"/>
    </style:style>
    <style:style style:name="T192" style:family="text">
      <style:text-properties officeooo:rsid="0171ef19"/>
    </style:style>
    <style:style style:name="T193" style:family="text">
      <style:text-properties officeooo:rsid="017253da"/>
    </style:style>
    <style:style style:name="T194" style:family="text">
      <style:text-properties officeooo:rsid="0172ba95"/>
    </style:style>
    <style:style style:name="T195" style:family="text">
      <style:text-properties officeooo:rsid="0172d742"/>
    </style:style>
    <style:style style:name="T196" style:family="text">
      <style:text-properties officeooo:rsid="0174418d"/>
    </style:style>
    <style:style style:name="T197" style:family="text">
      <style:text-properties officeooo:rsid="0174e1df"/>
    </style:style>
    <style:style style:name="T198" style:family="text">
      <style:text-properties officeooo:rsid="0175b790"/>
    </style:style>
    <style:style style:name="T199" style:family="text">
      <style:text-properties officeooo:rsid="01776b5c"/>
    </style:style>
    <style:style style:name="T200" style:family="text">
      <style:text-properties officeooo:rsid="0177d319"/>
    </style:style>
    <style:style style:name="T201" style:family="text">
      <style:text-properties officeooo:rsid="017828ba"/>
    </style:style>
    <style:style style:name="T202" style:family="text">
      <style:text-properties officeooo:rsid="01790acb"/>
    </style:style>
    <style:style style:name="T203" style:family="text">
      <style:text-properties officeooo:rsid="01796bcf"/>
    </style:style>
    <style:style style:name="T204" style:family="text">
      <style:text-properties officeooo:rsid="017afead"/>
    </style:style>
    <style:style style:name="T205" style:family="text">
      <style:text-properties officeooo:rsid="017b9648"/>
    </style:style>
    <style:style style:name="T206" style:family="text">
      <style:text-properties officeooo:rsid="017b9f5b"/>
    </style:style>
    <style:style style:name="T207" style:family="text">
      <style:text-properties officeooo:rsid="01808b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2" text:outline-level="1"/>
      <text:p text:style-name="P1"/>
      <text:p text:style-name="P2">Правила вывода. Примеры. </text:p>
      <text:p text:style-name="P3">Прямой вывод — от фактов к цели. Просто математическая логика, да? Modes poneus есть ещё и. Да, точно он. Просто прдеикатная логика. </text:p>
      <text:p text:style-name="P3"/>
      <text:h text:style-name="P244" text:outline-level="2">Обратный вывод.</text:h>
      <text:p text:style-name="P6">Обеспечивает подтверждение выбранной цели при помощи имеющихся правил и данных </text:p>
      <text:p text:style-name="P6">Проход 1.</text:p>
      <text:p text:style-name="P6">Шаг1: цель — ехать в горы. Пробуем п1 — данных отдых летом нет прямо, ну и ищется правило, где оно в правой части. Они становятся новой подцелью.</text:p>
      <text:p text:style-name="P6">Шаг2: активизируем подцель отдых летом. П2 срабатывает и активирует данную цель. </text:p>
      <text:p text:style-name="P6">Проход 2: пробуем П1 — искомая цель подтверждена. </text:p>
      <text:p text:style-name="P6"/>
      <text:p text:style-name="P6">При разработки эс лучше брать обратный вывод. Но если не знаем, чего хотим, то вынуждены идти в прямом выводе.</text:p>
      <text:p text:style-name="P6"/>
      <text:h text:style-name="P245" text:outline-level="2">Стратегии обхода в глубину в и ширину. </text:h>
      <text:p text:style-name="P6">Можно от цели к фактам идти, (обратный) или от фактов к целям (прямой)</text:p>
      <text:p text:style-name="P6"/>
      <text:h text:style-name="P245" text:outline-level="2">Пример дедуктивного логического вывода.</text:h>
      <text:p text:style-name="P6">Пусть а рабочую память введены 2 истинных факта А и F.</text:p>
      <text:p text:style-name="P4"><text:span text:style-name="T1">Есть 7 правил: А ^ В ^ С → D ….. B -&gt;C, F-&gt;B, L-&gt;J, A^J → G, </text:span><text:span text:style-name="T2">G-&gt;H</text:span></text:p>
      <text:p text:style-name="P7">Пусть надо вывести истинность H.</text:p>
      <text:p text:style-name="P7">Шаг 1. <text:s/>Поиск H в рабочей памяти. FAIL, there olnly A and F.</text:p>
      <text:p text:style-name="P7">Step 2. sysytem tryes to get H using rules with H in the right side. </text:p>
      <text:p text:style-name="P7">Step 3. Trying to know if G is in working storage. </text:p>
      <text:p text:style-name="P7">Step 4. searching for G in right side or in WS.</text:p>
      <text:p text:style-name="P7">Step 5. Конфликт. G in 2 rules. Let the 2 rule is accepted, 3-rd in not. </text:p>
      <text:p text:style-name="P7">Step 6. I'm tired..It's so booring... </text:p>
      <text:p text:style-name="P7"/>
      <text:p text:style-name="P11">Разрешение конфликтов — джексон, введение в экспертные системы. </text:p>
      <text:p text:style-name="P11"/>
      <text:p text:style-name="P11"/>
      <text:h text:style-name="P246" text:outline-level="2"><text:soft-page-break/>Разработка фрагмента медицинской экспертной системы.</text:h>
      <text:p text:style-name="P11">Правило первое. Если грипп и уязвимый возраст, =&gt; вызвать врача [0.9] уверенность в том, что это событие истинно</text:p>
      <text:p text:style-name="P11">Второе правило. Если острый фаренгит =&gt;вызвать врача [1] </text:p>
      <text:p text:style-name="P11">Если простуда, лечь в постель и принять аспирин [0.4] </text:p>
      <text:p text:style-name="P11">Если грипп и не в уязвимом возрасте, <text:s/>то лечь отдохнуть [0.4]</text:p>
      <text:p text:style-name="P5"><text:span text:style-name="T3">Если лихорадка и болят мышцы, то у вас грипп. </text:span><text:span text:style-name="T4">0.7</text:span></text:p>
      <text:p text:style-name="P11">Если насморк и болят мышцы и нет лихорадки, то это простуда (орви) [0.7]</text:p>
      <text:p text:style-name="P12">Если в горле нарывы и лихорадка, то острый фаренгит [0.8]</text:p>
      <text:p text:style-name="P12">Если <text:s/>&lt; 8 лет или &gt; 60 , то уязвимый возраст [0.7] </text:p>
      <text:p text:style-name="P12"/>
      <text:p text:style-name="P13">Занятие для умственно отсталых.</text:p>
      <text:p text:style-name="P13"/>
      <text:h text:style-name="P247" text:outline-level="2">Подсчёт коэфф уверенности в системе Anies</text:h>
      <text:p text:style-name="P13">If type == грузовой <text:s/>&amp;&amp; typeOfEngine == <text:s/>тяжёлый =&gt; man[0.7]</text:p>
      <text:p text:style-name="P13">else if проходимость беждоро... что за бред?</text:p>
      <text:p text:style-name="P14">Нарисовали графю Ввели данные с некоторой уверенностью, там перемножаются как надо, или вычитаются уверенности и всё такое. </text:p>
      <text:p text:style-name="P14">Там уверенность если больше нуля – то идём по одной ветке, если меньше нуля, то идём по другой </text:p>
      <text:p text:style-name="P14"/>
      <text:h text:style-name="P248" text:outline-level="2">Классификация экспертных систем.</text:h>
      <text:list xml:id="list2868585002" text:style-name="L1">
        <text:list-item>
          <text:p text:style-name="P90">По типу решаемой задачи </text:p>
          <text:list>
            <text:list-item>
              <text:p text:style-name="P90">интерпретация данных</text:p>
            </text:list-item>
            <text:list-item>
              <text:p text:style-name="P90">диагностика неиправностей в технических системах и живых организмах.</text:p>
            </text:list-item>
            <text:list-item>
              <text:p text:style-name="P90">Мониторинг. Непрерывная интерпретация данных в реальном масштабе времени.</text:p>
            </text:list-item>
            <text:list-item>
              <text:p text:style-name="P90">Проектирование. Подготовка спецификаций с заранее определёнными свойствами. <text:s/>Спецификация — полный набор документов при строительстве иилпроизводстве объекта.</text:p>
            </text:list-item>
            <text:list-item>
              <text:p text:style-name="P90">Прогнозирование. Предсказание погоды, прогнозы в экономике <text:s/>и тд. </text:p>
            </text:list-item>
            <text:list-item>
              <text:p text:style-name="P90">Планирование. Проведения работы, экспериментов <text:s/>и тд.</text:p>
            </text:list-item>
            <text:list-item>
              <text:p text:style-name="P91"><text:span text:style-name="T5">Обучение. Диагностируют ошибки <text:s/></text:span><text:span text:style-name="T6">и подсказывают правильное решение. <text:line-break/><text:line-break/></text:span></text:p>
            </text:list-item>
          </text:list>
        </text:list-item>
        <text:list-item>
          <text:p text:style-name="P94"><text:soft-page-break/>По связи с реальным временем</text:p>
          <text:list>
            <text:list-item>
              <text:p text:style-name="P92"><text:span text:style-name="T6">Статические</text:span><text:span text:style-name="T7">. Интерпретированные данные не меняются во времени. <text:s/>Диагностика неисправности в автомобиле. </text:span></text:p>
            </text:list-item>
            <text:list-item>
              <text:p text:style-name="P92"><text:span text:style-name="T6">Динамические</text:span><text:span text:style-name="T7">. Рабоают с датчиками в режиме реального времени..например, мониторинг в реанимационной палате. </text:span></text:p>
            </text:list-item>
            <text:list-item>
              <text:p text:style-name="P92"><text:span text:style-name="T6">Квазидинамические. </text:span><text:span text:style-name="T7">Внимают данные с фиксированным интервалом времени. Например, через N часов. </text:span></text:p>
            </text:list-item>
          </text:list>
        </text:list-item>
        <text:list-item>
          <text:p text:style-name="P95">По типу ЭВМ</text:p>
          <text:list>
            <text:list-item>
              <text:p text:style-name="P95">на базе супеккомпьютеров. (эльбрус, например)</text:p>
            </text:list-item>
            <text:list-item>
              <text:p text:style-name="P95">на базе мейнфреймов (среднее, между сервером и суперкомпом)</text:p>
            </text:list-item>
            <text:list-item>
              <text:p text:style-name="P95">На базе рабочих станций. <text:s/>Типа apple, sun </text:p>
            </text:list-item>
            <text:list-item>
              <text:p text:style-name="P95">На базе <text:s/>суперминикомпьютеров. Типа Vax</text:p>
            </text:list-item>
            <text:list-item>
              <text:p text:style-name="P95">На базе персональных компьютеров ( laptop) </text:p>
            </text:list-item>
            <text:list-item>
              <text:p text:style-name="P95">На базе планшетов, телефонов, ноутбуков.</text:p>
            </text:list-item>
          </text:list>
        </text:list-item>
        <text:list-item>
          <text:p text:style-name="P95">По степени интеграции с другими программами.</text:p>
          <text:list>
            <text:list-item>
              <text:p text:style-name="P93"><text:span text:style-name="T7">Авто</text:span><text:span text:style-name="T7">номные. Не требуют привлечения внешних программ. </text:span></text:p>
            </text:list-item>
            <text:list-item>
              <text:p text:style-name="P95">Гибридные. Представляют програмный комплекс, в который взодят специальные программы типа MathCad, MathLab, Statistica и тд</text:p>
            </text:list-item>
          </text:list>
        </text:list-item>
      </text:list>
      <text:p text:style-name="P7"/>
      <text:h text:style-name="P85" text:outline-level="1">Нейронная сеть.</text:h>
      <text:p text:style-name="P15">Нейрвую систему человека можно рассмореть как нейронную сеть — совокупность нейронов.</text:p>
      <text:p text:style-name="P15">Нейрон — тело клетки + ядро + дендриты (входные отростки) + аксон (выходной отросток). Соединение дендритов и аксонов — синапс. </text:p>
      <text:p text:style-name="P15">Рисуночек надо? Неа, тривиален. </text:p>
      <text:p text:style-name="P15">Нейроны — медленнодействующие устройства. </text:p>
      <text:p text:style-name="P16">Реакция нейрона на 5-6 порядков меньше, чем у СБИС. Длительность сигналов в кмпьютерах измеряется в нс, а в нейронах — в мс. </text:p>
      <text:p text:style-name="P17">Относительная медлитльность медлительность компенсируется их количеством и количеством связей (акс → 1-10к дендритов)</text:p>
      <text:p text:style-name="P8"><text:span text:style-name="T8">По существующим оценкам, насчиывается около </text:span><text:span text:style-name="T12">10*</text:span><text:span text:style-name="T8">10</text:span><text:span text:style-name="T9">^15</text:span><text:span text:style-name="T8"> нейронов. </text:span><text:span text:style-name="T9">И около 60*10^12 синапсов (взаимосвязей между нейронами).</text:span></text:p>
      <text:p text:style-name="P18">Мозг представляет эффектиную структуру. Энергетические затраты на выполнение 1 операции в секунду состаляют 10^-16 Дж. А самого экономичного компа — 10^-6.</text:p>
      <text:p text:style-name="P18"/>
      <text:p text:style-name="P9"><text:span text:style-name="T9">Выходные сигналы большинства нейронов преобразуются в последовательность кокротких электрич импульсов, которые называются </text:span><text:soft-page-break/><text:span text:style-name="T9">выбросами или спайками. <text:s/>Они берут своё начадло в теле нейрона, и передаются в другие нейроны с постоянной скоростью и амплитудой. </text:span></text:p>
      <text:p text:style-name="P18"/>
      <text:h text:style-name="P249" text:outline-level="2">История появления нейронных сетей</text:h>
      <text:p text:style-name="P18">В 1943 году работы Мак'Каллака и Питса. Книга — логическое исчесение идей, относящихся к нервной активности. Авторы предложили простейшую модель нейрона, структура его сохранилась и сейчас. <text:s/>Следующий шаг в развитии нейрокомпьютера — модель «Персептрон» Розенблатта (1962 год).</text:p>
      <text:p text:style-name="P18">Им же в 1965 году решены задачи распознавания образов. </text:p>
      <text:p text:style-name="P19">1971 год. Работы Минского (американец, на этом он заострил внимание) показали возможности многослойного персептрона. </text:p>
      <text:p text:style-name="P19">Дальнейшее развитие нейросетей определили Хопфилд, Гросберг, Кохане и другие. </text:p>
      <text:p text:style-name="P10"><text:span text:style-name="T10">Нейрокомпьютинг — технология создания систем обработки информации, </text:span><text:span text:style-name="T11">которые способны автономно генерировать методы, правила и алгоритмы обработки в виде адаптивного ответа в конкретной информационной среде. </text:span></text:p>
      <text:p text:style-name="P20">Данная технология охватывает <text:s/>паралл, распр, адаптивные системы распределения информации, способные учиться обрабатывать синформацию, действуя в инофрмационной среде, </text:p>
      <text:p text:style-name="P20"/>
      <text:h text:style-name="P250" text:outline-level="2">Свойства биологических нейронных сетей.</text:h>
      <text:list xml:id="list7383635411" text:style-name="L2">
        <text:list-item>
          <text:p text:style-name="P96">Параллельность обработки информации.</text:p>
        </text:list-item>
        <text:list-item>
          <text:p text:style-name="P96">Способность к полной обработке информации (Ве известные человаку задачи решаются нейронными сетями)</text:p>
        </text:list-item>
        <text:list-item>
          <text:p text:style-name="P97">Самоорганизация. В процессе работы биологические нейронные сети самостоятельно под воздействием внешней среды обучаются решению разнообразных задач. </text:p>
        </text:list-item>
        <text:list-item>
          <text:p text:style-name="P98">Биологические НС являются аналоговыми системами. Информация поступает в сеть по большому количеству каналов и кодируется по пространственному принципу. Вид информации определется параметрами нервного волокна, по которому она передаётся. Амплитуда входного воздействия кодируется плотностью нервных импульсов, передаваемых по волокну. </text:p>
        </text:list-item>
        <text:list-item>
          <text:p text:style-name="P98">Надёжность. Выход из строя 10% нейронов не прерывает её работы. </text:p>
        </text:list-item>
        <text:list-item>
          <text:p text:style-name="P99">По сложности и интеллекту приближаются к нервной системе таракана.</text:p>
        </text:list-item>
      </text:list>
      <text:p text:style-name="P21"/>
      <text:h text:style-name="P251" text:outline-level="2">Задачи, решаемые с помощью нейронных сетей.</text:h>
      <text:list xml:id="list7302652951" text:style-name="L3">
        <text:list-item>
          <text:p text:style-name="P88">Аппроктимация функции по набору точек. Регрессия. Например, курс валют предсказать.</text:p>
        </text:list-item>
        <text:list-item>
          <text:p text:style-name="P89"><text:soft-page-break/>Классификация данных по заданному набору классов. </text:p>
        </text:list-item>
        <text:list-item>
          <text:p text:style-name="P89">Кластеризация данных с выявлением заранее неизвестных классов. </text:p>
        </text:list-item>
        <text:list-item>
          <text:p text:style-name="P89">Сжатие информации.</text:p>
        </text:list-item>
        <text:list-item>
          <text:p text:style-name="P89">Восстановление утраченных данных</text:p>
        </text:list-item>
        <text:list-item>
          <text:p text:style-name="P89">Ассоциативная память</text:p>
        </text:list-item>
        <text:list-item>
          <text:p text:style-name="P89">Оптимизация и оптимальное управление. </text:p>
        </text:list-item>
      </text:list>
      <text:p text:style-name="P84"/>
      <text:h text:style-name="P252" text:outline-level="2">Области применения искуственных нейронных сетей.</text:h>
      <text:list xml:id="list14240762921" text:style-name="L4">
        <text:list-item>
          <text:p text:style-name="P103">Экономика и бизнес: предсказание рынков, оценка риска невозврата кредитов, предсказание банкротств, оценка стоимости недвижимости, автоматическое рейтингование, оптимизация портфелей, поитмизация товарных и денежных потоков, безопасность транзакций по пластиковым карточкам и тд.</text:p>
        </text:list-item>
        <text:list-item>
          <text:p text:style-name="P103">Медецина. Обработка медицинских изображений, мониторинг состояния пациентов, диагностика, <text:s/>очистка показаний приборов от шумов и тд. </text:p>
        </text:list-item>
        <text:list-item>
          <text:p text:style-name="P100"><text:span text:style-name="T13">Он не понимает, что я говорю ((( <text:s/></text:span><text:span text:style-name="T14">И не слушает. Говорит что-то своё, не относящееся к вопросу. Печаль.</text:span></text:p>
        </text:list-item>
        <text:list-item>
          <text:p text:style-name="P104">Авионика. Распознавание сигналов радаров, адаптивное пилотирование сильно повреждённого самолёта. Автопилот. </text:p>
        </text:list-item>
        <text:list-item>
          <text:p text:style-name="P101"><text:span text:style-name="T14">Связь. Сжатие информации, быстрое кодирование и декодирование, оптимизация сетей и схем маршруизации пакетов. Достигнут коэффициент сжатия 120/1 для чб </text:span><text:span text:style-name="T15">в</text:span><text:span text:style-name="T14">идео и 240/1 для цветного.</text:span></text:p>
        </text:list-item>
        <text:list-item>
          <text:p text:style-name="P105">Интернет. Ассоциативный поиск информации, электронные секретари и агенты пользователя в сети, рубрикация новостных лент, адреный маркетинг для электронной торговли и тд.</text:p>
        </text:list-item>
        <text:list-item>
          <text:p text:style-name="P102"><text:span text:style-name="T16">Автоматизация производства. Оптимизация режимов производственного процесса, комплексная диагностика качества продукции (ультразвук, оптика, гамма-излучение), </text:span><text:span text:style-name="T17">Выявление сучков в досках. Лол же.</text:span></text:p>
        </text:list-item>
        <text:list-item>
          <text:p text:style-name="P106">Политические технологии. Анализ и обобщение социологических опрпсов, предсказание динамики и рейтингов, объективная кастеризация электората, визуализация социальной динамики населения</text:p>
        </text:list-item>
        <text:list-item>
          <text:p text:style-name="P106">Безопасность и охранные системы. Системы идентификации личности, распознавание голоса, лиц в толпе, автомобильных номеров, анализ аэрокосмических снимков, обнаружение подделок и тд.</text:p>
        </text:list-item>
        <text:list-item>
          <text:p text:style-name="P241">Ввод и обработка информации. Обработка рукописных чеков, распознавание подписей, отпечатков пальцев, голоса и тд. </text:p>
        </text:list-item>
        <text:list-item>
          <text:p text:style-name="P107">Геологоразведка. Анализ сейсмических данных, ассоциативные методики поиска полезных ископаемых, оценка ресурсов месторождений. </text:p>
        </text:list-item>
      </text:list>
      <text:p text:style-name="P23"/>
      <text:h text:style-name="P253" text:outline-level="2">Инструментальная система NeuroPro 0.25</text:h>
      <text:p text:style-name="P23">Использует обучающую выборку в формате dbf (debase 4) или .db (paradox)</text:p>
      <text:p text:style-name="P23">Позволяет создавать многослойные нейронные сети с количеством слоёв до 10 и нейронов в слое до 100. В программе предусмотрены методы упрощения нейронной сети и вербализации полученых данных.</text:p>
      <text:p text:style-name="P23">2 режима: обучения и тестирования. Для обучения сети требуется обучающая выборка, в которой представлены только цифровые данные. Обучающая выборка – набор примеров для обучения, каждый пример состоит из входного вектора и выходного. </text:p>
      <text:p text:style-name="P23"/>
      <text:h text:style-name="P253" text:outline-level="2">Порядок работы с программой этой</text:h>
      <text:p text:style-name="P22"/>
      <text:list xml:id="list7521369361" text:style-name="L5">
        <text:list-item>
          <text:p text:style-name="P108"><text:span text:style-name="T18"><text:s/>В экселе (???) создать обучающую выборку и сохранить в формате .dbf, выбрав формат d</text:span><text:span text:style-name="T19">BASE</text:span><text:span text:style-name="T18"> 4</text:span></text:p>
        </text:list-item>
        <text:list-item>
          <text:p text:style-name="P110">Закрыть эксель. <text:s/>Обязательно поставить цифровой формат у ячеек.</text:p>
        </text:list-item>
        <text:list-item>
          <text:p text:style-name="P111">Запустить программулину, выбрать создание проекта (расширение .npp)</text:p>
        </text:list-item>
        <text:list-item>
          <text:p text:style-name="P109"><text:span text:style-name="T20">В появившемся окне выбрать команду «ввод данных» </text:span><text:span text:style-name="T21">и загрузить созданную обучающую выборку.</text:span></text:p>
        </text:list-item>
        <text:list-item>
          <text:p text:style-name="P112">Свернуть окно с обучающей выборкой на панель задач.</text:p>
        </text:list-item>
        <text:list-item>
          <text:p text:style-name="P112">Выбрать команду «новая нейросеть», на закладке входы и выходы проверить входные и выходные поля обучающей выборки.</text:p>
        </text:list-item>
        <text:list-item>
          <text:p text:style-name="P112">На вкладке «структура сети» установить количество слоёв и нейронов в слое. 3 слоя 10 нейронов. И по завершении «создаьт» кликнуть.</text:p>
        </text:list-item>
        <text:list-item>
          <text:p text:style-name="P112">В меню нейросеть выбрать команду обучение, </text:p>
        </text:list-item>
        <text:list-item>
          <text:p text:style-name="P112">Потом выбрать крманду тестирование. Прогнозируемое значение выделяется зелёным цветом. </text:p>
        </text:list-item>
      </text:list>
      <text:p text:style-name="P24">Упрощение нейросети – контрастирование. </text:p>
      <text:p text:style-name="P17"/>
      <text:h text:style-name="P86" text:outline-level="1">Искуственный нейрон.</text:h>
      <text:p text:style-name="P25">Структура </text:p>
      <text:p text:style-name="P25"/>
      <text:p text:style-name="P25"/>
      <text:p text:style-name="P25"><draw:path text:anchor-type="paragraph" draw:z-index="4" draw:style-name="gr1" draw:text-style-name="P269" svg:width="1.12cm" svg:height="0.622cm" draw:transform="rotate (-0.358839694210035) translate (3.5996760867493cm -0.498537117760322cm)" svg:viewBox="0 0 1121 623" svg:d="m0 551c241-166 845 399 728-244l347 96 46-329-28-74"><text:p/></draw:path><draw:path text:anchor-type="paragraph" draw:z-index="3" draw:style-name="gr1" draw:text-style-name="P269" svg:width="1.571cm" svg:height="1.031cm" svg:x="4.967cm" svg:y="0.256cm" svg:viewBox="0 0 1572 1032" svg:d="m344 0c279 171 529 420 847 503 962 251-187 375-318 344l-370 79-318 53-185 53"><text:p/></draw:path><draw:path text:anchor-type="paragraph" draw:z-index="2" draw:style-name="gr1" draw:text-style-name="P269" svg:width="2.839cm" svg:height="0.344cm" draw:transform="rotate (-0.165108147238664) translate (3.11857468375075cm 0.446064425415869cm)" svg:viewBox="0 0 2840 345" svg:d="m0 344c331 12 643-131 957-214 411-108 839-123 1266-130l269 9 296 4 52-9"><text:p/></draw:path><draw:path text:anchor-type="paragraph" draw:z-index="1" draw:style-name="gr1" draw:text-style-name="P269" svg:width="1.107cm" svg:height="0.937cm" svg:x="1.21cm" svg:y="0.297cm" svg:viewBox="0 0 1108 938" svg:d="m265 12c238 151 982-282 820 317-111 411-611 434-953 582l-132 27"><text:p/></draw:path><draw:path text:anchor-type="paragraph" draw:z-index="0" draw:style-name="gr1" draw:text-style-name="P269" svg:width="1.235cm" svg:height="0.156cm" draw:transform="rotate (-1.46014245221846) translate (1.57357471353115cm 0.5181707772067cm)" svg:viewBox="0 0 1236 157" svg:d="m0 20c298-15 608-53 900 46l310 88 26 3"><text:p/></draw:path><draw:path text:anchor-type="paragraph" draw:z-index="5" draw:style-name="gr1" draw:text-style-name="P269" svg:width="1.529cm" svg:height="0.885cm" draw:transform="rotate (-3.14159265358979) translate (8.64481944444444cm 1.0428207432642cm)" svg:viewBox="0 0 1530 886" svg:d="m0 787c515 116 1072 173 1508-79 201-117-1081 56-344-397 748-460-254-277-476-265l-265 27h-158"><text:p/></draw:path><draw:path text:anchor-type="paragraph" draw:z-index="9" draw:style-name="gr1" draw:text-style-name="P269" svg:width="1.712cm" svg:height="0.564cm" draw:transform="rotate (-0.245044226980005) translate (9.36392673251038cm -0.106970911836751cm)" svg:viewBox="0 0 1713 565" svg:d="m0 565c317-56 610-194 898-334l405-128 282-71 128-32"><text:p/></draw:path><draw:path text:anchor-type="paragraph" draw:z-index="10" draw:style-name="gr1" draw:text-style-name="P269" svg:width="0.556cm" svg:height="0.833cm" draw:transform="rotate (0.58800142499689) translate (10.1590507533731cm 0.172317486168806cm)" svg:viewBox="0 0 557 834" svg:d="m0 800c327 161 755-277 455-587l-81-213"><text:p/></draw:path><draw:path text:anchor-type="paragraph" draw:z-index="21" draw:style-name="gr1" draw:text-style-name="P269" svg:width="1.165cm" svg:height="1.6cm" draw:transform="rotate (0.321664181142555) translate (11.6048498986453cm 0.0337514131936387cm)" svg:viewBox="0 0 1166 1601" svg:d="m351 379c255-84 1405-25 427-360-452-155-395 672-611 996l-67 284-92 276-8 26"><text:p/></draw:path><draw:path text:anchor-type="paragraph" draw:z-index="23" draw:style-name="gr1" draw:text-style-name="P269" svg:width="1.957cm" svg:height="0.158cm" svg:x="13.989cm" svg:y="0.362cm" svg:viewBox="0 0 1958 159" svg:d="m0 159c400-6 785-145 1191-106l582-53 185 26"><text:p/></draw:path><draw:path text:anchor-type="paragraph" draw:z-index="24" draw:style-name="gr1" draw:text-style-name="P269" svg:width="0.977cm" svg:height="1.013cm" draw:transform="rotate (-0.404916386462685) translate (15.4446111111111cm 0.0176388888888889cm)" svg:viewBox="0 0 978 1014" svg:d="m0 0c133 83 1552-51 716 327l-205 260-191 427v0"><text:p/></draw:path><draw:path text:anchor-type="paragraph" draw:z-index="25" draw:style-name="gr1" draw:text-style-name="P269" svg:width="0.839cm" svg:height="0.452cm" draw:transform="rotate (2.8632126378967) translate (18.2989653207cm 0.981145806864288cm)" svg:viewBox="0 0 840 453" svg:d="m396 339c425 493 641-815 207-142l-254 72-251-203-98-55"><text:p/></draw:path><text:soft-page-break/></text:p>
      <text:p text:style-name="P25"><draw:path text:anchor-type="paragraph" draw:z-index="22" draw:style-name="gr1" draw:text-style-name="P269" svg:width="1.216cm" svg:height="0cm" svg:x="11.476cm" svg:y="0.501cm" svg:viewBox="0 0 1217 1" svg:d="m0 1c370-1 739-1 1111 0h106"><text:p/></draw:path></text:p>
      <text:p text:style-name="P25"><draw:path text:anchor-type="paragraph" draw:z-index="6" draw:style-name="gr1" draw:text-style-name="P269" svg:width="1.534cm" svg:height="1.712cm" draw:transform="rotate (0.380481776934764) translate (7.49798919975286cm 0.647414742360825cm)" svg:viewBox="0 0 1535 1713" svg:d="m113 668c424 69 827-149 1194-349 623-338-206-430-418-167-253 315-576 549-756 895-193 369 435 850 702 594 290-277-267-439-442-604l-246-99-147-58"><text:p/></draw:path><draw:path text:anchor-type="paragraph" draw:z-index="7" draw:style-name="gr1" draw:text-style-name="P269" svg:width="1.243cm" svg:height="0.019cm" draw:transform="rotate (1.16587994033221) translate (7.05212531630067cm 1.51471823827846cm)" svg:viewBox="0 0 1244 20" svg:d="m0 6c377-22 750 26 1126 7l118 7"><text:p/></draw:path><draw:path text:anchor-type="paragraph" draw:z-index="8" draw:style-name="gr1" draw:text-style-name="P269" svg:width="0.802cm" svg:height="0.61cm" draw:transform="rotate (0.245044226980004) translate (6.97609985220873cm 0.636472613261331cm)" svg:viewBox="0 0 803 611" svg:d="m0 117c334 147 917-547 783 359l-7 135"><text:p/></draw:path></text:p>
      <text:p text:style-name="P25"/>
      <text:p text:style-name="P25"><draw:path text:anchor-type="paragraph" draw:z-index="26" draw:style-name="gr1" draw:text-style-name="P269" svg:width="0.907cm" svg:height="0.615cm" draw:transform="rotate (0.851895207898432) translate (5.90570884430296cm 1.18170957855268cm)" svg:viewBox="0 0 908 616" svg:d="m152 26c144 34 1194-178 547 224l-291 150-234 134-174 82"><text:p/></draw:path>P умножается на W весовой коэфф, сумирется со скалярным смещением b и передается на вход активационной функции f <text:s text:c="2"/>a = f(wxp+b) передаточная функция f </text:p>
      <text:p text:style-name="P25"/>
      <text:p text:style-name="P25"><draw:path text:anchor-type="paragraph" draw:z-index="20" draw:style-name="gr1" draw:text-style-name="P269" svg:width="6.185cm" svg:height="6.516cm" draw:transform="rotate (-0.588001424996891) translate (3.07431222263089cm 2.50404561441395cm)" svg:viewBox="0 0 6186 6517" svg:d="m0 6509c367 26 738-13 1101-66 280-41 671-115 756-440 110-428 27-871 51-1307 22-400-124-847 161-1188 189-226 411-427 639-617 268-224 488-501 756-726 335-282 660-578 961-895 238-251 483-507 785-683l477-286 396-264 103-37"><text:p/></draw:path><draw:path text:anchor-type="paragraph" draw:z-index="19" draw:style-name="gr1" draw:text-style-name="P269" svg:width="6.165cm" svg:height="3.614cm" draw:transform="rotate (-0.141895268187139) translate (12.6485738126726cm 1.27186820060121cm)" svg:viewBox="0 0 6166 3615" svg:d="m0 3615c368 8 710-128 1070-179 384-55 772-137 1160-113 497 32 664-501 760-857 102-380 258-751 318-1141 67-439 502-578 800-756 339-201 704-325 1052-497 309-154 651-4 980-60l26-4"><text:p/></draw:path><draw:path text:anchor-type="paragraph" draw:z-index="18" draw:style-name="gr1" draw:text-style-name="P269" svg:width="5.264cm" svg:height="0.29cm" svg:x="12.137cm" svg:y="3.184cm" svg:viewBox="0 0 5265 291" svg:d="m0 291c323-63 653-76 979-106 430-39 863-102 1296-132 362-25 722-25 1085-27 526-2 1057-1 1588 0l317-26v0"><text:p/></draw:path><draw:path text:anchor-type="paragraph" draw:z-index="17" draw:style-name="gr1" draw:text-style-name="P269" svg:width="3.894cm" svg:height="0.424cm" draw:transform="rotate (-1.42890105860776) translate (15.1414041619853cm 1.19362356763668cm)" svg:viewBox="0 0 3895 425" svg:d="m0 415c520 55 1007-136 1504-239 518-108 1046-173 1575-176l633 64 183 26"><text:p/></draw:path><draw:path text:anchor-type="paragraph" draw:z-index="16" draw:style-name="gr1" draw:text-style-name="P269" svg:width="4.751cm" svg:height="0.785cm" draw:transform="rotate (0.785398163397448) translate (7.18961111111112cm 4.48027777777778cm)" svg:viewBox="0 0 4752 786" svg:d="m0 786c385-86 780-114 1160-225 550-160 1125-217 1684-336 399-86 808-130 1216-169l449-37 243-19"><text:p/></draw:path><draw:path text:anchor-type="paragraph" draw:z-index="15" draw:style-name="gr1" draw:text-style-name="P269" svg:width="3.574cm" svg:height="1.337cm" draw:transform="rotate (-1.16587994033221) translate (8.8564861111111cm 1.12006944444447cm)" svg:viewBox="0 0 3575 1338" svg:d="m0 0c464 24 928 173 1306 445 339 243 693 475 1081 636 353 146 733 281 1129 253l59-3"><text:p/></draw:path><draw:path text:anchor-type="paragraph" draw:z-index="14" draw:style-name="gr1" draw:text-style-name="P269" svg:width="4.576cm" svg:height="0.111cm" svg:x="6.343cm" svg:y="3.21cm" svg:viewBox="0 0 4577 112" svg:d="m0 53c474 28 949 102 1429 26 376-59 756-24 1137-53 422-31 847 9 1270-26l292 26 396 27h53"><text:p/></draw:path><draw:path text:anchor-type="paragraph" draw:z-index="13" draw:style-name="gr1" draw:text-style-name="P269" svg:width="1.216cm" svg:height="0cm" svg:x="1.845cm" svg:y="2.442cm" svg:viewBox="0 0 1217 1" svg:d="m0 1c291 0 580-2 873 0h291 53"><text:p/></draw:path><draw:path text:anchor-type="paragraph" draw:z-index="12" draw:style-name="gr1" draw:text-style-name="P269" svg:width="4.366cm" svg:height="0.513cm" draw:transform="rotate (0.141895268187139) translate (0.359925485988819cm 3.10685309504483cm)" svg:viewBox="0 0 4367 514" svg:d="m0 24c384 7 768-27 1152-22 410 5 811-23 1224 41 439 68 859 201 1298 266l543 131 150 74"><text:p/></draw:path><draw:path text:anchor-type="paragraph" draw:z-index="11" draw:style-name="gr1" draw:text-style-name="P269" svg:width="3.124cm" svg:height="0.712cm" draw:transform="rotate (-1.8158405537749) translate (2.70900219114372cm 1.66022491582141cm)" svg:viewBox="0 0 3125 713" svg:d="m0 700c486 45 975-28 1425-193 433-159 809 176 1180-186l244-116 276-205v0"><text:p/></draw:path>В качетсве неё берётся функция единичного скачка, линейная функция, линейная с насыщением и сигмоидальная логистическая функция. Ест ещё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едостаток единичной — она недифирренцируеса на всей числовой оси, и поэтому не может быть использована во многих агоритмах обучения нейронной сети.</text:p>
      <text:p text:style-name="P25"/>
      <text:p text:style-name="P25">Наиболее часто используется нейронная сеть, которая является не скалярным, а векторным входом. </text:p>
      <text:p text:style-name="P25">Есть элементы входа p1..pr. У них свои веса синапсов. W12... w1r.</text:p>
      <text:p text:style-name="P25"><draw:line text:anchor-type="paragraph" draw:z-index="27" draw:style-name="gr1" draw:text-style-name="P269" svg:x1="8.539cm" svg:y1="3.078cm" svg:x2="8.513cm" svg:y2="2.946cm"><text:p/></draw:line>Вектор p перемножим на w, добавим смещение, и передадим на вход активащионной функции</text:p>
      <text:p text:style-name="P25"/>
      <text:p text:style-name="P25"/>
      <text:h text:style-name="P254" text:outline-level="2">Архитектура нейронных сетей.</text:h>
      <text:p text:style-name="P25">Состоит из 1 или более слоёв. Изображается так: </text:p>
      <text:p text:style-name="P25">первый слов входной, в нём нет вычислений. Выполняется лишь <text:s/>передача сигнала на все нейроны следующего слоя. Второй слой скрытый.</text:p>
      <text:p text:style-name="P25"/>
      <text:p text:style-name="P25"/>
      <text:p text:style-name="P25"><draw:frame text:anchor-type="paragraph" draw:z-index="29" draw:style-name="gr2" svg:width="3.043cm" svg:height="0.662cm" svg:x="0.76cm" svg:y="0.005cm"><draw:text-box><text:p>Входной</text:p></draw:text-box></draw:frame><draw:frame text:anchor-type="paragraph" draw:z-index="37" draw:style-name="gr4" svg:width="5.848cm" svg:height="1.721cm" svg:x="10.021cm" svg:y="-0.656cm"><draw:text-box><text:p>Выходной слой. Нейронов призвольно Веса в него W2</text:p></draw:text-box></draw:frame><draw:frame text:anchor-type="paragraph" draw:z-index="38" draw:style-name="gr5" svg:width="5.478cm" svg:height="2.01cm" svg:x="3.618cm" svg:y="-1.027cm"><draw:text-box><text:p>Скрытый слой. Произвольно количество нейронов. <text:s/>Веса в него входят W1</text:p></draw:text-box></draw:frame><text:soft-page-break/></text:p>
      <text:p text:style-name="P25"><draw:rect text:anchor-type="paragraph" draw:z-index="28" draw:style-name="gr1" draw:text-style-name="P269" svg:width="1.985cm" svg:height="3.52cm" svg:x="1.157cm" svg:y="0.199cm"><text:p/></draw:rect><draw:frame text:anchor-type="paragraph" draw:z-index="34" draw:style-name="gr3" svg:width="0.9cm" svg:height="3.123cm" svg:x="-0.113cm" svg:y="0.57cm"><draw:text-box><text:p>P1</text:p><text:p/><text:p>P2</text:p><text:p/><text:p>p3</text:p></draw:text-box></draw:frame><draw:rect text:anchor-type="paragraph" draw:z-index="35" draw:style-name="gr1" draw:text-style-name="P269" svg:width="2.038cm" svg:height="3.573cm" svg:x="4.491cm" svg:y="0.411cm"><text:p/></draw:rect><draw:rect text:anchor-type="paragraph" draw:z-index="36" draw:style-name="gr1" draw:text-style-name="P269" svg:width="2.25cm" svg:height="4.234cm" svg:x="10.523cm" svg:y="0.252cm"><text:p/></draw:rect></text:p>
      <text:p text:style-name="P25"><draw:line text:anchor-type="paragraph" draw:z-index="30" draw:style-name="gr1" draw:text-style-name="P269" svg:x1="2.242cm" svg:y1="0.42cm" svg:x2="2.321cm" svg:y2="0.473cm"><text:p/></draw:line><draw:ellipse text:anchor-type="paragraph" draw:z-index="31" draw:style-name="gr1" draw:text-style-name="P269" svg:width="0.265cm" svg:height="0.08cm" svg:x="2.057cm" svg:y="0.605cm"><text:p/></draw:ellipse></text:p>
      <text:p text:style-name="P25"><draw:ellipse text:anchor-type="paragraph" draw:z-index="33" draw:style-name="gr1" draw:text-style-name="P269" svg:width="0.16cm" svg:height="0.186cm" svg:x="2.004cm" svg:y="1.646cm"><text:p/></draw:ellipse><draw:ellipse text:anchor-type="paragraph" draw:z-index="32" draw:style-name="gr1" draw:text-style-name="P269" svg:width="0.239cm" svg:height="0.212cm" svg:x="1.898cm" svg:y="0.799cm"><text:p/></draw:ellipse></text:p>
      <text:p text:style-name="P25"/>
      <text:p text:style-name="P25"/>
      <text:p text:style-name="P25"/>
      <text:p text:style-name="P25"/>
      <text:p text:style-name="P25">Всё зависит от того, соклько у нас открытых слоёв.</text:p>
      <text:p text:style-name="P25">Рекомендуется следующая архитектура нейронной сети:</text:p>
      <text:list xml:id="list1681084398" text:style-name="L6">
        <text:list-item>
          <text:p text:style-name="P113">Входной слой навен размерности водного вектора, </text:p>
        </text:list-item>
        <text:list-item>
          <text:p text:style-name="P113">Скрытый слой содержит от N до 3N нейронов, N — размер входного ветокра. </text:p>
        </text:list-item>
        <text:list-item>
          <text:p text:style-name="P113">Выходной слой содержит равное выходному вектору <text:s/>слоёв.</text:p>
        </text:list-item>
      </text:list>
      <text:p text:style-name="P25"/>
      <text:p text:style-name="P25">Например, обучающая выборка соержит 10 входов V1.. V10 и 7 выходов O1..O7</text:p>
      <text:p text:style-name="P25">Тогда будет 10-[10..30]-7 такие возможны слои. </text:p>
      <text:p text:style-name="P25"/>
      <text:p text:style-name="P26">Главная цель обучения нейронной сети — найти акие W, что получим минимальную среднюю ошибку. Размер обучающей выборки должен превышать в несколько раз количество синапсов сети. </text:p>
      <text:p text:style-name="P26"/>
      <text:h text:style-name="P255" text:outline-level="2">Метод обратного распространения ошибки. </text:h>
      <text:p text:style-name="P26">Когда схема многослойная, как понять, какой w редактировать, если отличается сильно результат Y ? </text:p>
      <text:p text:style-name="P26">Поль Вербос. Предложит эффективный метод чего-то там величины, называемой производной ошибкой по весу.</text:p>
      <text:p text:style-name="P26">Алгоритм обратного распространения ошибки (оро) — итерационный градиентный алгоритм обучения, который используется с ценлью минимизации среднеквадратичного отклонения текущего выхода от желаемого значения. <text:s/>В многослойных нейронных сетях.</text:p>
      <text:p text:style-name="P26"/>
      <text:p text:style-name="P27">На каждый нейрон первого слоя подаются все элементы входного сигнала. Нейроны скрытого слоя выполняют взвешенное суммирование W*P элементов входных сигналов, рибавляя к сумме смещение нейронов b. Над полученным ляляля воздействуем f(). значение и есть выход нейрона. Да лааадно. По методу наименьших квадратов, минимизируемой функцией является <text:s/>E(W) = ½ sum [j,p] (y[j][p]_n — d[j][p])^2</text:p>
      <text:p text:style-name="P27"><text:soft-page-break/>y – реальное состояние, N слоя <text:s text:c="2"/>по всем нейронам при подаче на вход вектора с индексом p. D – реально желаемое, взятое из обучающей выборки. <text:s/>Суммирование по всем нейронам выходного слоя и по всем входным векторам P.</text:p>
      <text:p text:style-name="P27">Минимизация методом градиентного спуска, что означает настройку весовых коэфф W.</text:p>
      <text:p text:style-name="P27"/>
      <text:h text:style-name="P256" text:outline-level="2">Полный алгоритм обучения нейронной сети спомощью оро.</text:h>
      <text:p text:style-name="P27"/>
      <text:list xml:id="list1337764110" text:style-name="L7">
        <text:list-item>
          <text:p text:style-name="P114">Инициализация малыми значениями весов синапсов. И задание допустмой ошибки eps.</text:p>
        </text:list-item>
        <text:list-item>
          <text:p text:style-name="P114">Подать на вход сети один из примеров обучающей выборки и выполнить прямую волну распространения сигналов от входного до выходного слоя.</text:p>
        </text:list-item>
        <text:list-item>
          <text:p text:style-name="P114">Расчитать локальные ошибки выходного слоя и вычислить текущее E(W). <text:s/></text:p>
        </text:list-item>
        <text:list-item>
          <text:p text:style-name="P114">Выполнить обратную волну от выходного слоя до входного, скорректировав веса синапсов с учётом локальной ошибки в выходном и скрытом слоях.</text:p>
        </text:list-item>
        <text:list-item>
          <text:p text:style-name="P114">Еслu E(W)&gt;eps goto 2. else end</text:p>
        </text:list-item>
      </text:list>
      <text:p text:style-name="P27"/>
      <text:h text:style-name="P256" text:outline-level="2">Нормализация вхоной и выходной информации.</text:h>
      <text:p text:style-name="P27">Хотим, чтобы все критери были эквивалентны примерно. Типа доминировать хотим.</text:p>
      <text:p text:style-name="P27">Нормализация выполняется с целью исключения доминирования одних входных сигналов над другими. Наиболее популярны диапазоны нормирования: [-1, +1], <text:s/>[-0.5, 0.5], <text:s/>[0, 1]</text:p>
      <text:p text:style-name="P28">Запищем формулы нормализации. <text:s/></text:p>
      <text:p text:style-name="P28">x[i][0] = <text:s/>(x[i] — 0.5 (max{x} + min{x})) / (0.5 (max{x} — min{x}))</text:p>
      <text:p text:style-name="P28">нормал = вот такой. [-1, 1]</text:p>
      <text:p text:style-name="P28"><text:bookmark-start text:name="__DdeLink__649_2101263219"/>x[i][0] = <text:s/>(x[i] — 0.5 (max{x} + min{x})) / ( (max{x} — min{x}))<text:bookmark-end text:name="__DdeLink__649_2101263219"/></text:p>
      <text:p text:style-name="P28">[-0.5, 0.5]</text:p>
      <text:p text:style-name="P28">x[i][0] = <text:s/>(x[i] — <text:s/>min{x}) / ( (max{x} — min{x}))</text:p>
      <text:p text:style-name="P28">[0,1]</text:p>
      <text:p text:style-name="P28"/>
      <text:p text:style-name="P28">Денормацизация. Используются обратные преобразования.</text:p>
      <text:p text:style-name="P28">[0, 1]</text:p>
      <text:p text:style-name="P28"><text:s/>x[i] = miin + x[i][0]*(max — min)</text:p>
      <text:p text:style-name="P28">[-1.1] и второе придумай сам. Не будь слабаком. </text:p>
      <text:p text:style-name="P28"><text:soft-page-break/></text:p>
      <text:p text:style-name="P28"/>
      <text:h text:style-name="P257" text:outline-level="2">Пример пошагового обучения нейронной сети.</text:h>
      <text:p text:style-name="P28">Глупый пример. Разве для этого я сюда прихожу?</text:p>
      <text:p text:style-name="P28">F = 1/ (1+ exp(-alpha*x))</text:p>
      <text:p text:style-name="P37">Сначала что-то считали, пото посчитали delta0 = delta_y*f'</text:p>
      <text:p text:style-name="P38">Как-то хитро считается</text:p>
      <text:p text:style-name="P37">w[i][j]_(t+1 итерации) w[i][j]_(t) + roe * delta- u[i] </text:p>
      <text:p text:style-name="P37">roe — коэфф скорости обучения. </text:p>
      <text:p text:style-name="P38">Для более глубокого слоя по-другому. Н опохоже. Другая дельта просто. </text:p>
      <text:p text:style-name="P38"/>
      <text:h text:style-name="P258" text:outline-level="2">Недостатки алгоритма</text:h>
      <text:list xml:id="list1132835121" text:style-name="L8">
        <text:list-item>
          <text:p text:style-name="P115">В процессе обучения может возникнуть ситуация, когда большие полжительные или отрицательные положения коэфф сместят в область насыщения точку. В результате малые величины производной от логистической функции приведут к остановке обучения. То есть наступит паралич сети.</text:p>
        </text:list-item>
        <text:list-item>
          <text:p text:style-name="P115">Градиентный спуск не гарантирует нахождение глобального экстпемума среднеквадратичной ошибки. Проблема связаны с параметром скорости обучения roe. Если сделать маленьким, <text:s/>то скоростьь обучения резко падает. Если большим, то можно прокочить глобальный экстремум.</text:p>
        </text:list-item>
        <text:list-item>
          <text:p text:style-name="P115">Качество обучения зависит от инициализации весов. </text:p>
        </text:list-item>
        <text:list-item>
          <text:p text:style-name="P115">Качество обучения зависит от того, какой рпимер выбран первым. </text:p>
        </text:list-item>
        <text:list-item>
          <text:p text:style-name="P116">Y расчётное сильно зависит от архитектуры сети. Количества слоёв и нейронов в слое. </text:p>
        </text:list-item>
        <text:list-item>
          <text:p text:style-name="P116">При обучении сети возможет эффект переобучения сети. (эффект бабушкиного воспитания) </text:p>
        </text:list-item>
      </text:list>
      <text:p text:style-name="P39"/>
      <text:h text:style-name="P87" text:outline-level="1">Выбор оптимальной архитектуры нейронной сети.</text:h>
      <text:p text:style-name="P39">Всё множество данных можно разделить на подмножества L и G . Внутри L контрольное подмножество М. Просто кружками нарисовать.</text:p>
      <text:p text:style-name="P39">Нейронная сеть обучается на примерах подмножетсва L без входящего в состав него V. Затем программа может тестироваться на любых примерах из G, которые не участвовали в обучении. Главной задачей обучания нейронной сети является качетсенное тестирование примеров из множества G. </text:p>
      <text:p text:style-name="P39">Погрешность обучения <text:s/>EL(W), Погрешность обобщения EG(W). </text:p>
      <text:p text:style-name="P37"/>
      <text:p text:style-name="P37"/>
      <text:p text:style-name="P44"><text:soft-page-break/>У нейронных сетей нет пластичности и стабильности. Они заывают, что входил сидоров перед петровым.(стабильность), пластичность — что при малых изменениях данных, может сильно измениться конфигурация нейронной сети. Пластичность — адатированность к новой информации.</text:p>
      <text:p text:style-name="P44"/>
      <text:p text:style-name="P44">Восприятие человека одновременно пластично (адаптировано к новой информации) и стабильно (не разрушает память о старых образах). Традиционные многослойные нейронные сети не в состоянии решить проблему стабильности-пластичности. </text:p>
      <text:p text:style-name="P44">В нейронной сети адаптивного резон<text:span text:style-name="T57">а</text:span>нсной теории (АРТ) данная проблема решается. АРТ-1 использует только бинарные входные векторы, АРТ-2 и 3 аналоговые (непрерываные).</text:p>
      <text:p text:style-name="P44"/>
      <text:h text:style-name="P260" text:outline-level="2">Принцип адаптивного резонанса.</text:h>
      <text:p text:style-name="P44">Что привлекает? Они сохраняют плачтичность при запоминании новых образов и предотвращают модификацию старой памяти. </text:p>
      <text:p text:style-name="P44">Нейросеть АРТ имеет внутренний детектор новизны. </text:p>
      <text:p text:style-name="P40"><text:span text:style-name="T22">Тест на сравнение предъявляемого образа с содержимым памяти. При удачном поиске в памяти предъявляемый образ классифицируется с одновременной модификацией синаптических весов нейрона. <text:s/>Эот </text:span><text:span text:style-name="T27">ситуация возникновения адаптивного резонанса <text:s/></text:span><text:span text:style-name="T22">в ответ на предъявление образа.</text:span></text:p>
      <text:p text:style-name="P44">Если резонанс не возник, то образ воспринимается сетью как новый.</text:p>
      <text:p text:style-name="P44">Важное понятие тут — шаблон критических черт. Этот термин показывает, что не все черты в образе являются существенными для восприятия. </text:p>
      <text:p text:style-name="P44">Резонанс — если подали образ и он классифициреутся, распознаётся. </text:p>
      <text:p text:style-name="P44"/>
      <text:h text:style-name="P259" text:outline-level="2">Структура нейронной сети АРТ-1.</text:h>
      <text:p text:style-name="P28"><draw:rect text:anchor-type="paragraph" draw:z-index="39" draw:style-name="gr6" draw:text-style-name="P269" svg:width="2.752cm" svg:height="1.403cm" svg:x="0.363cm" svg:y="0.478cm"><text:p text:style-name="P269">G2</text:p></draw:rect><draw:path text:anchor-type="paragraph" draw:z-index="60" draw:style-name="gr1" draw:text-style-name="P269" svg:width="1.504cm" svg:height="7.852cm" draw:transform="rotate (-3.14159265358979) translate (0.998361111111111cm 8.57855439770331cm)" svg:viewBox="0 0 1505 7853" svg:d="m0 31c275 9 572-90 820 26 279 131 304 526 238 794-67 275-139 549-105 820 34 279 59 570 185 820 134 268 118 542 106 821-13 289 54 523 52 793-1 267 50 528 53 794 4 286 0 563-26 847s79 529 79 793c0 277 191 586 53 821-153 261-555-159-794-27-194 108 549 925 80 265l53-265 79-264 132-159"><text:p/></draw:path></text:p>
      <text:p text:style-name="P44"><draw:path text:anchor-type="paragraph" draw:z-index="62" draw:style-name="gr1" draw:text-style-name="P269" svg:width="2.994cm" svg:height="1.691cm" draw:transform="rotate (1.40568817955623) translate (12.5589813385351cm 3.51610343131751cm)" svg:viewBox="0 0 2995 1692" svg:d="m0 1692c269-15 515-108 779-157 288-54 592-49 857-170 372-170 786-229 1135-430 271-156-289-971-78-792 631 539 118-426-144-56l-9 269-8 270 4 26"><text:p/></draw:path><draw:path text:anchor-type="paragraph" draw:z-index="61" draw:style-name="gr1" draw:text-style-name="P269" svg:width="1.153cm" svg:height="0.48cm" draw:transform="rotate (-0.124441975667196) translate (3.10628650924654cm 0.715613580189535cm)" svg:viewBox="0 0 1154 481" svg:d="m0 143c289-67 572 12 840 108 841 302-345-711 269 20l-249 137-151 73"><text:p/></draw:path><draw:path text:anchor-type="paragraph" draw:z-index="59" draw:style-name="gr1" draw:text-style-name="P269" svg:width="0.995cm" svg:height="0.736cm" draw:transform="rotate (0.321664181142555) translate (1.09074543085687cm 6.10851228884911cm)" svg:viewBox="0 0 996 737" svg:d="m0 210c305 156 765-623 745 109l175 309 76 109"><text:p/></draw:path><draw:path text:anchor-type="paragraph" draw:z-index="58" draw:style-name="gr1" draw:text-style-name="P269" svg:width="1.992cm" svg:height="0.211cm" draw:transform="rotate (1.46014245221846) translate (1.4227005865489cm 7.66009398874795cm)" svg:viewBox="0 0 1993 212" svg:d="m0 212c291-13 586-1 874-44 262-39 522-296 789-88l277 103 53-6"><text:p/></draw:path><draw:path text:anchor-type="paragraph" draw:z-index="57" draw:style-name="gr1" draw:text-style-name="P269" svg:width="0.734cm" svg:height="0.417cm" draw:transform="rotate (0.72658056760524) translate (13.8522222480162cm 6.61966601141831cm)" svg:viewBox="0 0 735 418" svg:d="m0 7c214 68 976-206 659 374l2 37"><text:p/></draw:path><draw:path text:anchor-type="paragraph" draw:z-index="56" draw:style-name="gr1" draw:text-style-name="P269" svg:width="13.395cm" svg:height="1.402cm" svg:x="0.945cm" svg:y="6.017cm" svg:viewBox="0 0 13396 1403" svg:d="m0 1376c344 5 686 16 1032 26 344 11 665-65 1032-106 365-40 696-190 1032-52s668 90 1005 105c316 15 644 41 953-53 296-89 594-84 899-79 570 10 1057-358 1667-53 347 174 739-39 1111 27 288 50 581 31 873 26 283-5 567 27 847 53 293 28 579 2 873-26 300-29 575 42 873-27 285-66 593-106 873-26 458 129 290-346 318-530v-264l-27-265-26-132"><text:p/></draw:path><draw:frame text:anchor-type="paragraph" draw:z-index="55" draw:style-name="gr9" svg:width="1.747cm" svg:height="0.689cm" svg:x="8.645cm" svg:y="7.234cm"><draw:text-box><text:p>Вход Х</text:p></draw:text-box></draw:frame><draw:path text:anchor-type="paragraph" draw:z-index="54" draw:style-name="gr1" draw:text-style-name="P269" svg:width="2.308cm" svg:height="0.741cm" draw:transform="rotate (1.68145020137134) translate (8.07918223591626cm 7.80220466773236cm)" svg:viewBox="0 0 2309 742" svg:d="m0 117c277-85 540-6 827-15 326-10 644 130 964 187 99 18 942 243 243 213-281-12-566-40-842-93-259-51-521-85-786-114-703-78 204-75 298-47 269 80 558 138 818 64 185-52 883 395 275-76-738-570 224 48 187 234l-283 155-147 117"><text:p/></draw:path><draw:path text:anchor-type="paragraph" draw:z-index="53" draw:style-name="gr1" draw:text-style-name="P269" svg:width="2.544cm" svg:height="0.411cm" svg:x="2.956cm" svg:y="4.456cm" svg:viewBox="0 0 2545 412" svg:d="m0 344c263-2 531-32 794 0 296 36 584-56 873-26 185 19 1064-422 397 52-210 150 945-137 264-264l-211-106"><text:p/></draw:path><draw:path text:anchor-type="paragraph" draw:z-index="52" draw:style-name="gr1" draw:text-style-name="P269" svg:width="0.744cm" svg:height="0.752cm" draw:transform="rotate (-1.10706234454) translate (2.27886354256916cm 3.25963742191232cm)" svg:viewBox="0 0 745 753" svg:d="m0 722c249-10 702 173 745-249l-59-355v-118"><text:p/></draw:path><draw:path text:anchor-type="paragraph" draw:z-index="51" draw:style-name="gr1" draw:text-style-name="P269" svg:width="4.928cm" svg:height="1.158cm" draw:transform="rotate (-3.03093877901335) translate (6.79693082638cm 3.40855977712072cm)" svg:viewBox="0 0 4929 1159" svg:d="m0 517c274-5 544 71 815 91 312 22 574 166 891 125 288-37 594 6 868 97 270 89 545 28 815 90 267 61 536 175 810 144 206-24 687 347 558-231-60-266 22-553 143-810l29-23"><text:p/></draw:path><draw:frame text:anchor-type="paragraph" draw:z-index="50" draw:style-name="gr8" svg:width="0.768cm" svg:height="0.715cm" svg:x="7.19cm" svg:y="2.577cm"><draw:text-box><text:p>R</text:p></draw:text-box></draw:frame><draw:frame text:anchor-type="paragraph" draw:z-index="49" draw:style-name="gr7" svg:width="0.795cm" svg:height="0.503cm" svg:x="9.756cm" svg:y="2.683cm"><draw:text-box><text:p>C</text:p></draw:text-box></draw:frame><draw:path text:anchor-type="paragraph" draw:z-index="48" draw:style-name="gr1" draw:text-style-name="P269" svg:width="0.799cm" svg:height="0.824cm" draw:transform="skewX (0.361981286863624) rotate (-0.78819069020064) translate (12.2726398948387cm 4.92997366607312cm)" svg:viewBox="0 0 800 825" svg:d="m0 4c311-24 891 37 758 588l42 233"><text:p/></draw:path><draw:path text:anchor-type="paragraph" draw:z-index="47" draw:style-name="gr1" draw:text-style-name="P269" svg:width="3.379cm" svg:height="2.013cm" draw:transform="rotate (-0.124441975667196) translate (9.44244334366333cm 2.89018017855218cm)" svg:viewBox="0 0 3380 2014" svg:d="m0 244c288 46 559-36 840-105 290-71 574-13 840-105 484-167 265 324 332 519 88 255 45 547 128 810 74 236-63 719 400 643 267-43 543-69 814-101l26-4"><text:p/></draw:path><draw:path text:anchor-type="paragraph" draw:z-index="46" draw:style-name="gr1" draw:text-style-name="P269" svg:width="2.135cm" svg:height="0.392cm" draw:transform="rotate (-1.5707963267949) translate (7.03086111111111cm 1.67745833333333cm)" svg:viewBox="0 0 2136 393" svg:d="m0 159c272 47 545 26 820 26 344 0 688 87 1032 53 863-84-601 342 265 53l-186-265-26-26"><text:p/></draw:path><draw:path text:anchor-type="paragraph" draw:z-index="45" draw:style-name="gr1" draw:text-style-name="P269" svg:width="0.608cm" svg:height="0.514cm" draw:transform="rotate (0.982794901798007) translate (9.15657970567374cm 2.09800691549273cm)" svg:viewBox="0 0 609 515" svg:d="m0 53c81 156 1035-260 382 95l-213 206-52 161"><text:p/></draw:path><draw:line text:anchor-type="paragraph" draw:z-index="44" draw:style-name="gr1" draw:text-style-name="P269" svg:x1="9.465cm" svg:y1="3.874cm" svg:x2="9.439cm" svg:y2="1.466cm"><text:p/></draw:line><draw:rect text:anchor-type="paragraph" draw:z-index="43" draw:style-name="gr6" draw:text-style-name="P269" svg:width="2.62cm" svg:height="2.197cm" svg:x="12.587cm" svg:y="3.715cm"><text:p text:style-name="P269">G3</text:p></draw:rect><draw:rect text:anchor-type="paragraph" draw:z-index="42" draw:style-name="gr6" draw:text-style-name="P269" svg:width="4.71cm" svg:height="1.8cm" svg:x="5.576cm" svg:y="3.662cm"><text:p text:style-name="P269">Блок сравнения </text:p><text:p text:style-name="P269">F1</text:p></draw:rect><draw:rect text:anchor-type="paragraph" draw:z-index="41" draw:style-name="gr6" draw:text-style-name="P269" svg:width="2.382cm" svg:height="1.641cm" svg:x="0.549cm" svg:y="3.847cm"><text:p text:style-name="P269">G1</text:p></draw:rect><draw:rect text:anchor-type="paragraph" draw:z-index="40" draw:style-name="gr6" draw:text-style-name="P269" svg:width="8.6cm" svg:height="1.35cm" svg:x="4.173cm" svg:y="0.116cm"><text:p text:style-name="P269">Блок распознавания </text:p><text:p text:style-name="P269">F2</text:p></draw:rect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line text:anchor-type="paragraph" draw:z-index="63" draw:style-name="gr1" draw:text-style-name="P269" svg:x1="0.945cm" svg:y1="0.365cm" svg:x2="0.998cm" svg:y2="1.028cm"><text:p/></draw:line></text:p>
      <text:p text:style-name="P45"><text:soft-page-break/>Сеть АРТ-1 представляет собой векторный классификатор, ориентированный на обработку образов, содержащих двоичнюу информацию.</text:p>
      <text:p text:style-name="P45"><text:s/>Вектор Х классифицируется в зависимости от того, на какое из предыдущих образов он похож. </text:p>
      <text:p text:style-name="P45">Своё классификационное решение АРТ-1 выдастся возюущдением одного из нейронов в слое распознавания F2.</text:p>
      <text:p text:style-name="P46">Если входной вектор не соответствует ни одному из запомненных образов, то создаётся новая категория.</text:p>
      <text:p text:style-name="P46">Структура АРТ-1 состоит из 5 блоков: слой сравнения F1, слой распознвания F2, блоки управления G1 и G2, блок сброса G3.</text:p>
      <text:p text:style-name="P46">Начальное значение нейрона управления G1 = 1. (на выходе стрелочке единичка).</text:p>
      <text:p text:style-name="P46">Х поступает на слой сравнения, который работает по правилу 2 из трёх и формирует вектор S, равный вектору Х, так как G1 = 1. </text:p>
      <text:p text:style-name="P46">Каждый из нейронов слоя сравнения имеет 3 входа:</text:p>
      <text:list xml:id="list1004179059" text:style-name="L9">
        <text:list-item>
          <text:p text:style-name="P117">входной сигнал Х</text:p>
        </text:list-item>
        <text:list-item>
          <text:p text:style-name="P117">Сигнал от G1</text:p>
        </text:list-item>
        <text:list-item>
          <text:p text:style-name="P117">Сигнал обратной связи от распознавания R.</text:p>
        </text:list-item>
      </text:list>
      <text:p text:style-name="P46">В начальный момент времени R = 0; </text:p>
      <text:p text:style-name="P29"><text:span text:style-name="T34">Каждый нейрон слоя распознавания </text:span><text:span text:style-name="T35">F2 </text:span><text:span text:style-name="T34">имеет вектор весов B[j].</text:span></text:p>
      <text:p text:style-name="P47">При этом возбуждатся только 1 нейрон в слое распознавания, вектор весов которого наиболее близок к ветору S. Это обеспечивается латеральным торможением остальных нейронов в слое. </text:p>
      <text:p text:style-name="P30"><text:span text:style-name="T36">Формируется сумма сигнал-вес, у кого больше, тот и победил </text:span><text:span text:style-name="T37">типа.</text:span></text:p>
      <text:p text:style-name="P48">Сигнал обратной связи нейрона-победителя поступает обратно в слой сравнения F1 через весовые коэфф T[j] <text:s/>(это вектор R ведь)</text:p>
      <text:p text:style-name="P31"><text:span text:style-name="T37">По существу этот вектор является носителем критических черт образа. Выход нейрона управления G1 является детектором новизны. </text:span><text:span text:style-name="T38">Когда образ <text:s/>Х имеет ненулевые компоненты. Однако, когда возникает ненулевой отклик вектора R из слоя распознавания, значение G1 становится равным нулю. То есть рели распознали, то распознали. </text:span></text:p>
      <text:p text:style-name="P49">Сигнал нейрона G2 устанавливается в 1 при ненулевом векторе X. Его задача — погашение активности в слое распознавания, если в сеть не поступило никакой информации.</text:p>
      <text:p text:style-name="P49">При генерации отклика R из слоя распознавания выход G1 равен нулю, и нейроны слоя сравнения активишируются сингалами ветокров X и R. Снова 2 из трёх. <text:s/>Правило 2 из 3 приводит активизацию тех нейронов в слое, у которых компоненты векторов Х и R идентичны. </text:p>
      <text:p text:style-name="P32"><text:span text:style-name="T39">В результате выход R уже не X. А содержит только те компоненты, которые определяют критические черты входного образа. </text:span><text:span text:style-name="T40">Этот механизм в теории АРТ-1 получил название адптивной фильтрации образа X. </text:span></text:p>
      <text:p text:style-name="P50"><text:soft-page-break/>Теперь необходимо установить, достаточно ли черт для отнесения нейрона X для отнесения к классу нейрона-победителя. </text:p>
      <text:p text:style-name="P50">Эту функцию выполняет нейрон G3, который находит сходство между векторами X и S. <text:s/>Выход G3 опредедляется отношением числа единчных компонент в векторе S к числу единичн компонент в векторе X. Это отношение называется уровнем сходства и обозначается roe. </text:p>
      <text:p text:style-name="P51">Если отношение roe ниже определённого уровня сходства, нейрон вырабатвает сигнал сблоса в слой распознавания F2 и обнуляет нейрон-победитель. </text:p>
      <text:p text:style-name="P52">Формула, по которой измеряется roe. </text:p>
      <text:p text:style-name="P33"><text:span text:style-name="T23">Roe = Q /\ H / H</text:span><text:span text:style-name="T41">. H — количество единиц в X, Q — в S. <text:s/>/\ -</text:span><text:span text:style-name="T43">пересечение</text:span></text:p>
      <text:p text:style-name="P53">0110110</text:p>
      <text:p text:style-name="P53">0110100</text:p>
      <text:p text:style-name="P53">дадут roe = 3/4</text:p>
      <text:p text:style-name="P52">Данный параметр roe изменяет полное соответстиие roe= 0 до отсутсвия соответствия roe = 0. </text:p>
      <text:p text:style-name="P52"/>
      <text:h text:style-name="P261" text:outline-level="2">Процесс функционирования сетей АРТ-1.</text:h>
      <text:p text:style-name="P41"><text:span text:style-name="T46">Начальное состояние сети</text:span><text:span text:style-name="T42">. </text:span></text:p>
      <text:p text:style-name="P54">Нулевае значения компонент входного вектора <text:s/>Х устанавливают G2 = 0, при этом устанавливаются в 0 выходы нейронов слоя распознавания F2. </text:p>
      <text:p text:style-name="P53">Далее подаётся на вход X. По правилу 2 из 3 выходы S = вектору X. Вектор S поступает в слой распознавания, где в конкуррентной борьбе выигрывает нейрон-победитель. В итоге R содержит ровно обну единичную компоненту, а остальные = 0. Ненулевой выход нейрона-победителя устанавливает в ноль блок G1.</text:p>
      <text:p text:style-name="P53">По обратной связи нейрон-поедитель посылает в слой сравнения сигналы, и начинается фаза сравнения. </text:p>
      <text:p text:style-name="P34"><text:span text:style-name="T44">Фаза сравнения</text:span><text:span text:style-name="T43">.</text:span></text:p>
      <text:p text:style-name="P53">Вектор отклика сравнивается со входным вектором Х и выход <text:s/>слоя сравнения S содержит единичные значения только в те позициях, кв которых единицы имеются у вектора X и у вектора R. Если уровень сходства roe будет меньше заданного, то выработается сигнал сблоса блоком G3, <text:s/>который поступает в блок распознавания F2. Этот сигнал исключает нейрон-победитель из дальнейшей понкуренции, и начинается фаза поиска.</text:p>
      <text:p text:style-name="P35"><text:span text:style-name="T45">Фаза поиска</text:span><text:span text:style-name="T48">.</text:span></text:p>
      <text:p text:style-name="P55">После сигнала сброса победитель вывший стал 0, и нейрон выхода G1 = 1. Снова S равен X, однако предыдущий нейрон-победитель исключён их конкурр борьбы. После этого находится новый нейрон-победитель, и повторяется фаза сравнения. </text:p>
      <text:p text:style-name="P55">Завершение, 2 варианта:</text:p>
      <text:p text:style-name="P55"><text:soft-page-break/>1) найден запомененный класс, сходство с которым достаточно для успешной классификации, и затем происходит обучение, в котором модифицируются веса b[j] вектора S и T[j] вектора R возбуждённого нейрона. </text:p>
      <text:p text:style-name="P35"><text:span text:style-name="T48">2) Все классы проверены, и ни один из них не дал требуемого сходства. </text:span><text:span text:style-name="T49">В этом случае образ X <text:s/>объяляется новым, и ему из рещерва назначается новый нейрон.</text:span></text:p>
      <text:p text:style-name="P56">Обучение нейросети АРТ-1 происходит без учителя. </text:p>
      <text:p text:style-name="P56"/>
      <text:p text:style-name="P36"><text:span text:style-name="T24">Рекомендации по выбору параметра сходства roe</text:span><text:span text:style-name="T49">. </text:span></text:p>
      <text:p text:style-name="P56">На основе требований решаемой задачи. При высоких значениях roe (0.8 — 0.9) фориируется большое количество классов, к каждому из которых относятся только очень похожие векторы. При низком уровне roe (0.5-0.6) сеть формирует большое количество класов с высокой степенью обобщения (грубая классификация).</text:p>
      <text:p text:style-name="P56">Для повышения гибкости сети необходимо динамическое изменение параметра roe во время процедуры обучения. </text:p>
      <text:p text:style-name="P46"/>
      <text:h text:style-name="P262" text:outline-level="2">Адаптивная нейронная сеть АРТ-2.</text:h>
      <text:p text:style-name="P57">Дальнейшее развитие АРТ. </text:p>
      <text:p text:style-name="P42"><text:span text:style-name="T50">Нейронные сети АРТ имеют ряд недостатков </text:span><text:span text:style-name="T51">всё-таки. </text:span></text:p>
      <text:p text:style-name="P42"><text:span text:style-name="T52">Один из них — большое коилчество синаптической связи в сети в расчёте на единицу запоминаемой информации. </text:span><text:span text:style-name="T53">При этом многие из весов этих связей, например, для вектора R оказываются после обучения нулевыми. </text:span></text:p>
      <text:p text:style-name="P43"><text:span text:style-name="T54">Только с битовыми векторами работает АРТ-1. Преодолено в АРТ-2 и АРТ-3. </text:span><text:span text:style-name="T55">Но даже там, как и в АРТ-1 сохраняется главный недостаток – локализованность памяти. Память сети АРТ не является распределённой. </text:span></text:p>
      <text:p text:style-name="P58">За конкретный образ отвечает конкретный нейрон слоя распознавания. При его разрушении теряется память обо всей категории. </text:p>
      <text:p text:style-name="P43"><text:span text:style-name="T55">В биологический нейронных сетях память распределённая. </text:span><text:span text:style-name="T56">Основная отличительная черта — возможность работы с аналоговыми векторами. По сравнению с АРТ-1, в архитектуре сети слой сравнения реализован в виде 6 подслоёв, которые могут функционировать асинхронно. </text:span></text:p>
      <text:p text:style-name="P59">Важное отличие аналоговых сигналов от битовых <text:s/>- принципиальная возможность аналаговых векторов быть сколь-угодно близкими друг к другу, в то время, как пространство расстояния битовых векторов дискретно, поэтому слой сравнения требует более тонкий и чувствительный механизм для выделения областей резонанса. </text:p>
      <text:p text:style-name="P60">Общим решением является здесь переход к многослойной архитектуре, что реализовано в АРТ-2.</text:p>
      <text:p text:style-name="P61">Сеть АРТ-2 применялась для распознавания движущихся изображений. Следующим шагом была сеть АРТ-3.</text:p>
      <text:p text:style-name="P61"><text:soft-page-break/>Особенности обучения нейронов в АРТ-1 и АРТ-2 не позволяют использовать эти сети в качестве компонентов более крупных иерархический нейросистем. Этот недостаток преодолён в АРТ-3. <text:s/>Вот так вот как-то они развиваются. </text:p>
      <text:p text:style-name="P61"/>
      <text:h text:style-name="P243" text:outline-level="1">Рекуррентные нейронные сети</text:h>
      <text:p text:style-name="P118">Наиболее сложный вид нейронных сетей, в которых есть обратная связь. </text:p>
      <text:p text:style-name="P119">В ряде источников называются релаксационными. </text:p>
      <text:p text:style-name="P120">К ним относятся нейронные сети Хопфилда, Хэмминга, двунаправленная ассиоциативная память и машина Больцмана. </text:p>
      <text:p text:style-name="P62"><text:span text:style-name="T58">Наличие обратных связей позволяет запоминать и воспроизводить целые последоватльности реакций. </text:span><text:span text:style-name="T59">Такие возможности могут быт ьиспользованы для моделирования биологических нейронных сетей. </text:span><text:span text:style-name="T60">В настоящее время они плохо изучены в связи с возможностью построения разных архитектур и сложностью их анализа. </text:span></text:p>
      <text:p text:style-name="P121">Первые идеи о НС с обратными связями описал Розенблатт в 1962 году. </text:p>
      <text:p text:style-name="P63"><text:span text:style-name="T61">Первая работа Минского в 69 году показал</text:span><text:span text:style-name="T62">а</text:span><text:span text:style-name="T61">, что нейронные сети не могут быть обучены XOR-у. Доказал это. После этого все забили на исследования все, пока через 2-3 года не вышла статья Минского, что при использовании многослойноё сети всё норм работает. </text:span></text:p>
      <text:p text:style-name="P123"/>
      <text:h text:style-name="P263" text:outline-level="2">Устойчивость динамических систем.</text:h>
      <text:p text:style-name="P123">С появлением обратных связей в нейронных сетях возникает проблема устойчивости, которая основывается на 2 методе Ляпунова. Функция Ляпунова <text:s/>- хороший инструмент для исследования разных динамических систем и в частности для определения устойчивости релаксационных НС. </text:p>
      <text:p text:style-name="P64"><text:span text:style-name="T62">Доказана </text:span><text:span text:style-name="T25">теорема 1</text:span><text:span text:style-name="T62">: Если есть знакоопределённая функция фазовых координат, полная производная по времени которой знакопостоянна или нулю равна, то такая динамическая система устояйчива.</text:span></text:p>
      <text:p text:style-name="P64"><text:span text:style-name="T25">Теорема 2</text:span><text:span text:style-name="T62">: Динамическая система, матрица весовых коэф W которой имеет нулевую главную диагональ, является диссипативной. В диссипативных системах на каждом шаге происходит необратимое уменьшение энергии.</text:span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h text:style-name="P263" text:outline-level="2"><text:soft-page-break/>НС Хопфилда</text:h>
      <text:p text:style-name="P122"><draw:ellipse text:anchor-type="paragraph" draw:z-index="64" draw:style-name="gr1" draw:text-style-name="P269" svg:width="1.094cm" svg:height="1.2cm" svg:x="0.148cm" svg:y="0.467cm"><text:p/></draw:ellipse><draw:path text:anchor-type="paragraph" draw:z-index="82" draw:style-name="gr1" draw:text-style-name="P269" svg:width="2.319cm" svg:height="8.752cm" draw:transform="rotate (1.46014245221846) translate (-1.13696214399903cm 2.00624199224218cm)" svg:viewBox="0 0 2320 8753" svg:d="m0 8747c384 37 752-96 1114-195 376-102 883 282 1134-19 254-305-243-703-331-1064-85-345-149-695-257-1036-123-386 149-748 85-1145-56-349-2-712-81-1056-90-392 30-717 58-1072 31-392-5-783 12-1172 16-364 205-759 19-1103-168-311 123-1000-487-868-265 57-996-184-697 432l43 386 7 389 63 242"><text:p/></draw:path></text:p>
      <text:p text:style-name="P122"><draw:polyline text:anchor-type="paragraph" draw:z-index="89" draw:style-name="gr1" draw:text-style-name="P269" svg:width="0.916cm" svg:height="0.07cm" draw:transform="rotate (-1.5707963267949) translate (12.5306666666667cm 2.83104166666667cm)" svg:viewBox="0 0 917 71" draw:points="0,0 353,0 706,35 917,71"><text:p/></draw:polyline><draw:path text:anchor-type="paragraph" draw:z-index="88" draw:style-name="gr1" draw:text-style-name="P269" svg:width="1.068cm" svg:height="1.388cm" draw:transform="rotate (-0.909840139064645) translate (11.5893950867909cm 1.48964321321537cm)" svg:viewBox="0 0 1069 1389" svg:d="m0 461c938 593-71-949 767-297 333 259 435 780 75 996l-223 229"><text:p/></draw:path><draw:polyline text:anchor-type="paragraph" draw:z-index="87" draw:style-name="gr1" draw:text-style-name="P269" svg:width="0.957cm" svg:height="0.147cm" draw:transform="rotate (-1.68145020137134) translate (4.03474300566159cm 2.98850026759121cm)" svg:viewBox="0 0 958 148" draw:points="0,148 351,109 693,0 958,148"><text:p/></draw:polyline><draw:path text:anchor-type="paragraph" draw:z-index="86" draw:style-name="gr1" draw:text-style-name="P269" svg:width="0.907cm" svg:height="0.614cm" draw:transform="rotate (-1.68145020137134) translate (4.10507820527527cm 6.05372281744243cm)" svg:viewBox="0 0 908 615" svg:d="m0 112c309 227 866-515 841 226l67 277"><text:p/></draw:path><draw:path text:anchor-type="paragraph" draw:z-index="85" draw:style-name="gr1" draw:text-style-name="P269" svg:width="6.106cm" svg:height="0.386cm" draw:transform="rotate (-1.21195663258486) translate (1.74887408849282cm 0.83727812384778cm)" svg:viewBox="0 0 6107 387" svg:d="m0 353c415 58 787-113 1239 13 421 117 837-300 1271-277 440 24 801-150 1231-66 356 70 738-4 1090 108 384 121 821 155 1185-46l91-41"><text:p/></draw:path><draw:path text:anchor-type="paragraph" draw:z-index="84" draw:style-name="gr1" draw:text-style-name="P269" svg:width="3.613cm" svg:height="0.946cm" draw:transform="rotate (-0.909840139064645) translate (1.61574383712622cm 0.705831253286269cm)" svg:viewBox="0 0 3614 947" svg:d="m0 876c501 244 803-216 1303-238 497-23 879-467 1392-527l439-105 452-6 28 22"><text:p/></draw:path><draw:path text:anchor-type="paragraph" draw:z-index="83" draw:style-name="gr1" draw:text-style-name="P269" svg:width="0.845cm" svg:height="0.771cm" draw:transform="rotate (-0.72658056760524) translate (-0.170467554667778cm 0.358458720120396cm)" svg:viewBox="0 0 846 772" svg:d="m0 51c359-172 1050 103 788 622l-6 99"><text:p/></draw:path><draw:path text:anchor-type="paragraph" draw:z-index="81" draw:style-name="gr1" draw:text-style-name="P269" svg:width="4.481cm" svg:height="1.477cm" draw:transform="rotate (0.278380015693096) translate (5.64494628498022cm 1.92616619560264cm)" svg:viewBox="0 0 4482 1478" svg:d="m0 24c441-105 833 166 1250 247 346 67 670 223 1018 291 384 75 685 330 1046 446 326 105 960 540 1037-34 28-203-916-811-542 102 116 283 1270 515 266 223l-329-131-427 208-29 102"><text:p/></draw:path><draw:frame text:anchor-type="paragraph" draw:z-index="80" draw:style-name="gr11" svg:width="0.847cm" svg:height="0.812cm" svg:x="-0.84cm" svg:y="6.959cm"><draw:text-box><text:p>хn</text:p></draw:text-box></draw:frame><draw:frame text:anchor-type="paragraph" draw:z-index="79" draw:style-name="gr10" svg:width="0.953cm" svg:height="0.53cm" svg:x="-0.91cm" svg:y="1.526cm"><draw:text-box><text:p>х1</text:p></draw:text-box></draw:frame><draw:line text:anchor-type="paragraph" draw:z-index="78" draw:style-name="gr1" draw:text-style-name="P269" svg:x1="3.57cm" svg:y1="2.443cm" svg:x2="3.817cm" svg:y2="2.055cm"><text:p/></draw:line><draw:line text:anchor-type="paragraph" draw:z-index="77" draw:style-name="gr1" draw:text-style-name="P269" svg:x1="3.57cm" svg:y1="1.455cm" svg:x2="3.817cm" svg:y2="2.055cm"><text:p/></draw:line><draw:line text:anchor-type="paragraph" draw:z-index="76" draw:style-name="gr1" draw:text-style-name="P269" svg:x1="3.747cm" svg:y1="5.089cm" svg:x2="4.1cm" svg:y2="4.454cm"><text:p/></draw:line><draw:line text:anchor-type="paragraph" draw:z-index="75" draw:style-name="gr1" draw:text-style-name="P269" svg:x1="3.605cm" svg:y1="4.242cm" svg:x2="4.099cm" svg:y2="4.595cm"><text:p/></draw:line><draw:line text:anchor-type="paragraph" draw:z-index="74" draw:style-name="gr1" draw:text-style-name="P269" svg:x1="3.641cm" svg:y1="8.228cm" svg:x2="3.853cm" svg:y2="7.664cm"><text:p/></draw:line><draw:line text:anchor-type="paragraph" draw:z-index="73" draw:style-name="gr1" draw:text-style-name="P269" svg:x1="3.394cm" svg:y1="7.276cm" svg:x2="3.853cm" svg:y2="7.594cm"><text:p/></draw:line><draw:line text:anchor-type="paragraph" draw:z-index="72" draw:style-name="gr1" draw:text-style-name="P269" svg:x1="0.924cm" svg:y1="7.382cm" svg:x2="3.852cm" svg:y2="7.453cm"><text:p/></draw:line><draw:line text:anchor-type="paragraph" draw:z-index="71" draw:style-name="gr1" draw:text-style-name="P269" svg:x1="-0.134cm" svg:y1="4.559cm" svg:x2="4.099cm" svg:y2="4.383cm"><text:p/></draw:line><draw:line text:anchor-type="paragraph" draw:z-index="70" draw:style-name="gr1" draw:text-style-name="P269" svg:x1="-0.24cm" svg:y1="1.949cm" svg:x2="3.817cm" svg:y2="1.843cm"><text:p/></draw:line><draw:ellipse text:anchor-type="paragraph" draw:z-index="69" draw:style-name="gr1" draw:text-style-name="P269" svg:width="1.588cm" svg:height="1.447cm" svg:x="3.852cm" svg:y="6.359cm"><text:p/></draw:ellipse><draw:circle text:anchor-type="paragraph" draw:z-index="68" draw:style-name="gr1" draw:text-style-name="P269" svg:width="1.518cm" svg:height="1.518cm" svg:x="4.099cm" svg:y="3.219cm"><text:p/></draw:circle><draw:ellipse text:anchor-type="paragraph" draw:z-index="67" draw:style-name="gr1" draw:text-style-name="P269" svg:width="1.588cm" svg:height="1.341cm" svg:x="3.817cm" svg:y="0.926cm"><text:p/></draw:ellipse><draw:ellipse text:anchor-type="paragraph" draw:z-index="66" draw:style-name="gr1" draw:text-style-name="P269" svg:width="1.2cm" svg:height="1.377cm" svg:x="0.572cm" svg:y="4.701cm"><text:p/></draw:ellipse><draw:ellipse text:anchor-type="paragraph" draw:z-index="65" draw:style-name="gr1" draw:text-style-name="P269" svg:width="1.271cm" svg:height="1.482cm" svg:x="0.325cm" svg:y="2.125cm"><text:p/></draw:ellips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4">Левые кружочки – ветвления на другие нейроны, кроме самого себя. Подаётся обратная связь и все дела. </text:p>
      <text:p text:style-name="P124"/>
      <text:p text:style-name="P125">В 1982 году Хопфилд представил математический анализ релаксационных нейронных сетей с обратными связями. Поэтому они и получили название сетей Хопфилда.</text:p>
      <text:p text:style-name="P65"><text:span text:style-name="T63">Почему релаксационные? Функционирование их арактеризуется релаксационными провессами подстройки весов, </text:span><text:span text:style-name="T64">которыен происходят до тех пор, пока не наступит состояние равновесия. </text:span></text:p>
      <text:p text:style-name="P126"/>
      <text:p text:style-name="P127">Реализуют свойство автоассиоциативной памяти. Это восстановление по искажённому (зашумлённому) образу. <text:s/>Ближайшего к нему эталонного. Там входной вектор — начальное состояние сети, а <text:s/>далее сеть эволюционирует согласно своей динамике. </text:p>
      <text:p text:style-name="P127">Выходной восстановленный образ формируется, когда сеть достигает равновесия. <text:s/></text:p>
      <text:p text:style-name="P128">Подача входных векторов через отдельные входы нейронов. Архитектура включает один слой нейронов, число которых равно размерности входного и выходного векторов. </text:p>
      <text:p text:style-name="P66"><text:span text:style-name="T65">Существенный </text:span><text:span text:style-name="T26">недостаток </text:span><text:span text:style-name="T65">– низкий объём распознаваемых образов. </text:span><text:span text:style-name="T66">Это 0.15 * n. Входной вектор n. </text:span></text:p>
      <text:p text:style-name="P129"/>
      <text:p text:style-name="P130">Каждый нейрон имеет синаптические связи со всеми нейронами сети, кроме самого себя, </text:p>
      <text:p text:style-name="P131"><text:soft-page-break/>При этом первый слой распределительный, и не содержит фактически нейронов, а второй слой осуществляет нелинейное преобразование взвешенной функции. </text:p>
      <text:p text:style-name="P131">К основным свойствам относятся: </text:p>
      <text:list xml:id="list153158251" text:style-name="L10">
        <text:list-item>
          <text:p text:style-name="P132">наличие обратных связей со всех на все.</text:p>
        </text:list-item>
        <text:list-item>
          <text:p text:style-name="P132">Всё обучение практически сводится к расчёту весовых коэффициентов нейронов на основе исходной инофрмации без обучающих итераций. </text:p>
        </text:list-item>
        <text:list-item>
          <text:p text:style-name="P132">При предъявлении входного вектора сеть сходится к одному из запомненных эталонов, в котором имеется локальный минимум функции энергии. </text:p>
        </text:list-item>
        <text:list-item>
          <text:p text:style-name="P133">Проблема устоёчивости сети Хопфилда была решена после доказательства Коханеном и Гроссбергом вышеуказанных теорем. (главная дианогаль ноль и матрица симметрична).</text:p>
        </text:list-item>
        <text:list-item>
          <text:p text:style-name="P135">В большинстве реализаций сетей хопфилда в качестве функции используется пороговая, которая даёт 1, если взвешенная сумма больше заданного порога и 0, иначе. Если равна порогу, то значение на выходе не изменяется.</text:p>
        </text:list-item>
      </text:list>
      <text:p text:style-name="P136"/>
      <text:h text:style-name="P264" text:outline-level="2">Машина Больцмана.</text:h>
      <text:p text:style-name="P134"/>
      <text:p text:style-name="P67"><text:span text:style-name="T67">НС Хопфилда находит локальный минимум и может быть использована для решения задач оптимизации. Локальный минимум не гарантирует качества решения задачи. </text:span><text:span text:style-name="T68">Решила проблему эту машина Больцмана – развитие НСХ.</text:span></text:p>
      <text:p text:style-name="P68"><text:span text:style-name="T69">Во основе лежит метод имитационного отжига </text:span><text:span text:style-name="T70">– разновидность процедуры случайного поиска. </text:span></text:p>
      <text:p text:style-name="P69"><text:span text:style-name="T71">Что это? Взято из физики. При охлаждении расплавленного металла температура должна меняться постепенно до момента полной кристаллизации. Если охлаждение протекает слишком быстро, то образуются нерегулярности в структуре металла, которые вызывают внутренние напряжения. </text:span><text:span text:style-name="T72">В результате снимаются внутренние напряжённости. </text:span><text:span text:style-name="T73">Метод имитации отжига – алгоритмический ананлог этого процесса.</text:span><text:span text:style-name="T74">Позволяет находить глобальный минимум функции нескольких переменных. </text:span></text:p>
      <text:p text:style-name="P137"/>
      <text:p text:style-name="P138">Классический алгоритм:</text:p>
      <text:p text:style-name="P139">Шаг 1. Запустить процесс из начальной точки W при температуре T=Tmax</text:p>
      <text:p text:style-name="P139">Шаг 2. Пока T &gt; 0 повторить L раз действия:</text:p>
      <text:p text:style-name="P139">2.1. Выбрать новое ешение W1 из окрестности W</text:p>
      <text:p text:style-name="P139">2.2. Расчитать deltaY (изменение целевой функции)</text:p>
      <text:p text:style-name="P70"><text:span text:style-name="T75">2.3. </text:span><text:span text:style-name="T76">Если deltaY &lt;= 0, то перейти в W1, иначе перейти с вероятностью exp( - delta/T) пуём генерации случайного числа R из интервала от 0 до 1.</text:span></text:p>
      <text:p text:style-name="P140"><text:soft-page-break/>Шаг 3. Уменьить температуру. <text:s/>T := T r. Оно r in [0, 1] и goto 2</text:p>
      <text:p text:style-name="P140">Шаг 4. Когда Т = 0 провести обучение нейронной сети любым методом. </text:p>
      <text:p text:style-name="P140"/>
      <text:h text:style-name="P265" text:outline-level="2">НС Хэмминга.</text:h>
      <text:p text:style-name="P141"><draw:path text:anchor-type="paragraph" draw:z-index="113" draw:style-name="gr1" draw:text-style-name="P269" svg:width="2.184cm" svg:height="5.328cm" draw:transform="rotate (1.5707963267949) translate (7.04512269425301cm 2.22779166666667cm)" svg:viewBox="0 0 2185 5329" svg:d="m0 5239c351 63 737-110 1058 35 543 244 602-390 635-741 40-413 156-764 247-1164 87-380-56-776-35-1164 20-371 153-729 141-1094-13-374 342-974-35-1094-464-147-457 676-741 988l-353 141-353 212-105 106"><text:p/></draw:path><draw:path text:anchor-type="paragraph" draw:z-index="115" draw:style-name="gr1" draw:text-style-name="P269" svg:width="7.937cm" svg:height="2.063cm" draw:transform="rotate (-1.5707963267949) translate (8.83771626687691cm 0.605013888888889cm)" svg:viewBox="0 0 7938 2064" svg:d="m0 2057c377 36 751-88 1129-70 390 18 760-50 1129-141 399-100 794-203 1199-247 402-44 790-136 1200-141 421-6 703-364 1093-494 411-138 697-574 1129-635 210-30 1281-397 318-318-969 80 245 44 388 71 979 181-392 116-353 423v35"><text:p/></draw:path><draw:frame text:anchor-type="paragraph" draw:z-index="117" draw:style-name="gr12" svg:width="0.717cm" svg:height="0.565cm" svg:x="8.121cm" svg:y="0.781cm"><draw:text-box><text:p>+1</text:p></draw:text-box></draw:frame><draw:frame text:anchor-type="paragraph" draw:z-index="120" draw:style-name="gr14" svg:width="1.518cm" svg:height="0.671cm" svg:x="2.194cm" svg:y="0.464cm"><draw:text-box><text:p>W</text:p></draw:text-box></draw:frame></text:p>
      <text:p text:style-name="P140"><draw:path text:anchor-type="paragraph" draw:z-index="119" draw:style-name="gr1" draw:text-style-name="P269" svg:width="3.033cm" svg:height="0.774cm" svg:x="5.334cm" svg:y="0.501cm" svg:viewBox="0 0 3034 775" svg:d="m0 433c338-112 675 17 1018 0s661-129 1018-113c340 14 730-59 985 189 154 150-1123-1098-394-151l295 379h-361l-263 38"><text:p/></draw:path><draw:frame text:anchor-type="paragraph" draw:z-index="118" draw:style-name="gr13" svg:width="1.024cm" svg:height="0.883cm" svg:x="8.403cm" svg:y="4.838cm"><draw:text-box><text:p>-eps</text:p></draw:text-box></draw:frame><draw:polyline text:anchor-type="paragraph" draw:z-index="116" draw:style-name="gr1" draw:text-style-name="P269" svg:width="0.657cm" svg:height="0.523cm" draw:transform="rotate (-0.321664181142556) translate (3.57011111111111cm 1.87501388888889cm)" svg:viewBox="0 0 658 524" draw:points="0,0 379,22 591,324 658,524"><text:p/></draw:polyline><draw:path text:anchor-type="paragraph" draw:z-index="114" draw:style-name="gr1" draw:text-style-name="P269" svg:width="3.233cm" svg:height="0.306cm" draw:transform="rotate (-1.15261543801706) translate (7.35018312479965cm -0.0911488031563163cm)" svg:viewBox="0 0 3234 307" svg:d="m0 237c551-201 1062 183 1644 36 378-95 838-486 1211-118l365 47 14-33"><text:p/></draw:path><draw:polyline text:anchor-type="paragraph" draw:z-index="112" draw:style-name="gr1" draw:text-style-name="P269" svg:width="0.952cm" svg:height="0.07cm" draw:transform="rotate (-1.5707963267949) translate (16.4112222222222cm 2.61584722222222cm)" svg:viewBox="0 0 953 71" draw:points="0,0 353,0 741,71 953,35"><text:p/></draw:polyline><draw:path text:anchor-type="paragraph" draw:z-index="111" draw:style-name="gr1" draw:text-style-name="P269" svg:width="1.502cm" svg:height="0.887cm" draw:transform="rotate (-1.68145020137134) translate (15.8673621432315cm 1.37164995428739cm)" svg:viewBox="0 0 1503 888" svg:d="m0 873c313-78 789 180 912-421 118-578-1200-268-191-440 451-77 822 240 779 623l-43 253"><text:p/></draw:path><draw:polyline text:anchor-type="paragraph" draw:z-index="110" draw:style-name="gr1" draw:text-style-name="P269" svg:width="0.451cm" svg:height="0.556cm" draw:transform="rotate (-0.909840139064645) translate (13.7703048522489cm 1.09507993693886cm)" svg:viewBox="0 0 452 557" draw:points="0,6 452,0 374,387 421,557"><text:p/></draw:polyline><draw:path text:anchor-type="paragraph" draw:z-index="109" draw:style-name="gr1" draw:text-style-name="P269" svg:width="3.943cm" svg:height="0.807cm" draw:transform="rotate (0.165108147238664) translate (10.1658468959064cm 1.19748234024931cm)" svg:viewBox="0 0 3944 808" svg:d="m0 7c385-37 749 77 1114 186 494 148 988 218 1484 319 343 69 695 114 1044 174l302 122"><text:p/></draw:path><draw:ellipse text:anchor-type="paragraph" draw:z-index="108" draw:style-name="gr6" draw:text-style-name="P269" svg:width="1.482cm" svg:height="1.094cm" svg:x="8.721cm" svg:y="6.955cm"><text:p text:style-name="P269">m</text:p></draw:ellipse><draw:ellipse text:anchor-type="paragraph" draw:z-index="107" draw:style-name="gr1" draw:text-style-name="P269" svg:width="1.588cm" svg:height="1.024cm" svg:x="8.333cm" svg:y="2.439cm"><text:p/></draw:ellipse><draw:ellipse text:anchor-type="paragraph" draw:z-index="106" draw:style-name="gr6" draw:text-style-name="P269" svg:width="1.588cm" svg:height="1.059cm" svg:x="8.368cm" svg:y="0.499cm"><text:p text:style-name="P269">1</text:p></draw:ellipse><draw:line text:anchor-type="paragraph" draw:z-index="105" draw:style-name="gr1" draw:text-style-name="P269" svg:x1="2.018cm" svg:y1="3.074cm" svg:x2="4.099cm" svg:y2="7.237cm"><text:p/></draw:line><draw:line text:anchor-type="paragraph" draw:z-index="104" draw:style-name="gr1" draw:text-style-name="P269" svg:x1="1.736cm" svg:y1="3.427cm" svg:x2="4.064cm" svg:y2="5.473cm"><text:p/></draw:line><draw:line text:anchor-type="paragraph" draw:z-index="103" draw:style-name="gr1" draw:text-style-name="P269" svg:x1="2.018cm" svg:y1="2.686cm" svg:x2="4.064cm" svg:y2="3.427cm"><text:p/></draw:line><draw:line text:anchor-type="paragraph" draw:z-index="102" draw:style-name="gr1" draw:text-style-name="P269" svg:x1="1.736cm" svg:y1="2.862cm" svg:x2="3.959cm" svg:y2="1.804cm"><text:p/></draw:line><draw:line text:anchor-type="paragraph" draw:z-index="101" draw:style-name="gr1" draw:text-style-name="P269" svg:x1="1.736cm" svg:y1="0.464cm" svg:x2="4.1cm" svg:y2="7.52cm"><text:p/></draw:line><draw:line text:anchor-type="paragraph" draw:z-index="100" draw:style-name="gr1" draw:text-style-name="P269" svg:x1="1.418cm" svg:y1="1.134cm" svg:x2="4.064cm" svg:y2="5.262cm"><text:p/></draw:line><draw:line text:anchor-type="paragraph" draw:z-index="99" draw:style-name="gr1" draw:text-style-name="P269" svg:x1="1.736cm" svg:y1="1.205cm" svg:x2="4.1cm" svg:y2="3.216cm"><text:p/></draw:line><draw:line text:anchor-type="paragraph" draw:z-index="98" draw:style-name="gr1" draw:text-style-name="P269" svg:x1="1.736cm" svg:y1="0.676cm" svg:x2="3.959cm" svg:y2="1.17cm"><text:p/></draw:line><draw:ellipse text:anchor-type="paragraph" draw:z-index="97" draw:style-name="gr6" draw:text-style-name="P269" svg:width="1.13cm" svg:height="1.024cm" svg:x="4.099cm" svg:y="6.849cm"><text:p text:style-name="P269">m</text:p></draw:ellipse><draw:ellipse text:anchor-type="paragraph" draw:z-index="96" draw:style-name="gr1" draw:text-style-name="P269" svg:width="1.059cm" svg:height="1.094cm" svg:x="4.064cm" svg:y="4.662cm"><text:p/></draw:ellipse><draw:circle text:anchor-type="paragraph" draw:z-index="95" draw:style-name="gr6" draw:text-style-name="P269" svg:width="1.165cm" svg:height="1.165cm" svg:x="4.099cm" svg:y="2.404cm"><text:p text:style-name="P269">2</text:p></draw:circle><draw:ellipse text:anchor-type="paragraph" draw:z-index="94" draw:style-name="gr6" draw:text-style-name="P269" svg:width="1.412cm" svg:height="1.341cm" svg:x="3.958cm" svg:y="0.252cm"><text:p text:style-name="P269">1</text:p></draw:ellipse><draw:rect text:anchor-type="paragraph" draw:z-index="93" draw:style-name="gr6" draw:text-style-name="P269" svg:width="1.059cm" svg:height="0.883cm" svg:x="0.783cm" svg:y="6.849cm"><text:p text:style-name="P269">xn</text:p></draw:rect><draw:rect text:anchor-type="paragraph" draw:z-index="92" draw:style-name="gr1" draw:text-style-name="P269" svg:width="1.024cm" svg:height="0.812cm" svg:x="0.607cm" svg:y="4.521cm"><text:p/></draw:rect><draw:rect text:anchor-type="paragraph" draw:z-index="91" draw:style-name="gr6" draw:text-style-name="P269" svg:width="1.2cm" svg:height="0.812cm" svg:x="0.395cm" svg:y="2.157cm"><text:p text:style-name="P269">x2</text:p></draw:rect><draw:rect text:anchor-type="paragraph" draw:z-index="90" draw:style-name="gr6" draw:text-style-name="P269" svg:width="1.059cm" svg:height="0.847cm" svg:x="0.36cm" svg:y="0.076cm"><text:p text:style-name="P269">x1</text:p></draw:rect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2">Сначала n входов, на m нейронов все заходят, потом есть ещё нейроны с обратной связью, которые себе +1, а остальным -eps дают.</text:p>
      <text:p text:style-name="P143">Если не требуется, чтобы сеть в явном виде выдавала образ, то есть достаточно получать номер образа, такую ассоциативную память успешно реализует сеть хэмминга. Данная сеть зарактеризуется по сравнению с сетью Хопфилда меньшими затратами на память и меньшим объёмом вычислений. <text:s/></text:p>
      <text:p text:style-name="P71"><text:span text:style-name="T77">Состоит из двух слоёв, имеющих по m нейронов, где m — число образов. </text:span><text:span text:style-name="T78">Нейроны первого слоя имеют по n <text:s/>синапсов, соединённых со входами сети, образуя фиктивный нулевой слой. </text:span><text:span text:style-name="T79">Нейроны второго слоя свзяаны между собой ингибиторными (отрицательными) обратными синаптическими связями. </text:span></text:p>
      <text:p text:style-name="P72"><text:span text:style-name="T80">Единственный дендрит с положитльной обратной связью соединён с его же аксоном. </text:span><text:span text:style-name="T81">Идея работы состоит в нахождении расстояния хэмминга от тестируемого образа до всех остальных образов. </text:span><text:span text:style-name="T82">Расстояние Х <text:s/>- число различных бит в двух векторах. </text:span><text:span text:style-name="T83">Сеть выбирает образ с минимальным расстоянием хэмминга.</text:span><text:span text:style-name="T84">В результате будет активизирован только один выход сети, соответствующий этому образу. </text:span></text:p>
      <text:p text:style-name="P144">На стадии инициализации <text:s/>весовым коэффициентом первого слоя и порогу активационной функции присваиваются следующин значения: </text:p>
      <text:p text:style-name="P145"><text:soft-page-break/>W[i][k] = x_i^k / 2 <text:s/></text:p>
      <text:p text:style-name="P145">T[k] = n/2</text:p>
      <text:p text:style-name="P145">X_i^k — i-й элемент к-го образа. </text:p>
      <text:p text:style-name="P145">Веосовые коэффициентыы ингибиторных синапсов выбираются из <text:s/>0&lt;eps&lt;1/m</text:p>
      <text:p text:style-name="P146">Синапс нейрона, связанного с его же аксоном имеет вес +1.</text:p>
      <text:p text:style-name="P146"/>
      <text:h text:style-name="P266" text:outline-level="2">Алгоритм функционирования сети Хэмминга.</text:h>
      <text:list xml:id="list1206809722" text:style-name="L11">
        <text:list-item>
          <text:p text:style-name="P148">На вход подаётся неизвестный вектор Х, исходя из которого расчитываются состояния нейронов первого слоя. <text:s/>Y[j] (1 слоя) = S[j](1) = sum (w[i][j] X[i], i=0..n-1) + T[j] <text:tab/><text:line-break/>После чего инициализируются значения второго слоя. y[j](2) = y[j](1)</text:p>
        </text:list-item>
        <text:list-item>
          <text:p text:style-name="P147"><text:span text:style-name="T85">Вычисляется значение на втором слое: <text:s/>S[j](2) </text:span><text:span text:style-name="T86">p = y[j]_p — eps sum y[k]_p <text:line-break/>y[j]_(p+1 итерация ) <text:s/>= f*[S[j](2) _ (p+1)] <text:tab/><text:line-break/>Активационная функция <text:s text:c="2"/>ноль___/--- единица <text:line-break/>Величина </text:span><text:span text:style-name="T87">f</text:span><text:span text:style-name="T86"> должна быть достаточно большой, чтобы любые значения аргумента не приовзодили к насыщению.</text:span></text:p>
        </text:list-item>
        <text:list-item>
          <text:p text:style-name="P149">Проверить, изменились ли значения весов на предыдущей итерации. Если да, то goto 2, иначе конец. </text:p>
        </text:list-item>
      </text:list>
      <text:p text:style-name="P150"/>
      <text:p text:style-name="P150"/>
      <text:h text:style-name="P267" text:outline-level="2">Двунаправленная ассоциативная память.</text:h>
      <text:p text:style-name="P151">Память челвоека ассоциативна. </text:p>
      <text:p text:style-name="P73"><text:span text:style-name="T88">Ассоциативная память строго говоря автоассоциативна. Это значит, что образ может быть завершёл или исправлен, но не может быть ассоциирован с другим образом. <text:s/></text:span><text:span text:style-name="T89">Это факт одноуровневой структуры ассоциативной памяти, в которой выход появляется на входе тех же нейроно, на котороые был подан вход. </text:span><text:span text:style-name="T90">Двунаправленная ассиоциативная память ДАП – гетероассоциативна: </text:span><text:span text:style-name="T91">входной веткор поступает на один набор нейронов, а выходной вырабатывается на другом наборе нейронов.</text:span></text:p>
      <text:p text:style-name="P74"><text:span text:style-name="T92">Реализованы адаптивные версии ДАП, выявляющие зашумлённый образ. </text:span><text:span text:style-name="T93">Это сильно напоминает процесс мышления человека и может быть использовано в построении модели мозга.</text:span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3"><draw:path text:anchor-type="paragraph" draw:z-index="152" draw:style-name="gr1" draw:text-style-name="P269" svg:width="13.049cm" svg:height="6.247cm" svg:x="-1.395cm" svg:y="-0.631cm" svg:viewBox="0 0 13050 6248" svg:d="m11421 5154c383-79 729-23 1129 35 558 81 505-430 494-705-17-448-76-893-106-1341-28-421 87-855 0-1270-77-368 145-818-141-1093-359-347-885-500-1376-565-478-63-966 4-1446 0-524-4-1053-37-1552-176s-836 144-1306 106c-425-36-837 169-1270 141-423-28-848-9-1270 0-356 7-712-34-1058-106-360-75-737 26-1094-35-366-64-689-16-1058-36-354-18-850-227-988 353-89 378-17 789-247 1129-244 362 9 743-105 1129-117 392 192 778 105 1164-100 448 184 683 247 1094 65 416 611 901 988 705 401-208-1071-1069-70-353 630 452-283 634-494 847l-36 71"><text:p/></draw:path><text:soft-page-break/>Зарисуем структуру.</text:p>
      <text:p text:style-name="P153"><draw:frame text:anchor-type="paragraph" draw:z-index="136" draw:style-name="gr15" svg:width="1.377cm" svg:height="0.973cm" svg:x="1.348cm" svg:y="0.254cm"><draw:text-box><text:p>Wtransposed</text:p></draw:text-box></draw:frame><draw:frame text:anchor-type="paragraph" draw:z-index="137" draw:style-name="gr16" svg:width="1.341cm" svg:height="0.742cm" svg:x="5.369cm" svg:y="0.183cm"><draw:text-box><text:p>W</text:p></draw:text-box></draw:frame><draw:path text:anchor-type="paragraph" draw:z-index="150" draw:style-name="gr1" draw:text-style-name="P269" svg:width="11.599cm" svg:height="3.128cm" draw:transform="rotate (-0.124441975667196) translate (-0.504283556619943cm -1.06708798586457cm)" svg:viewBox="0 0 11600 3129" svg:d="m10232 1509c362-122 822 36 1112-210 341-291 320-852 65-1181-244-316-794 99-1190 148-375 47-762 30-1120 141-349 107-697 129-1042 201-360 75-728 47-1089 101-396 59-791 74-1199 79s-785-36-1181-66c-392-30-750 44-1134 35-367-8-713 180-1076 206-391 28-775 88-1160 109-363 21-792-52-1076 206-331 300 133 791-74 1112-350 542 790 736 367 96l289 319-319 289 4 35"><text:p/></draw:path></text:p>
      <text:p text:style-name="P153"><draw:path text:anchor-type="paragraph" draw:z-index="151" draw:style-name="gr1" draw:text-style-name="P269" svg:width="11.93cm" svg:height="4.127cm" draw:transform="skewX (-3.78197616401954E-017) rotate (-0.21868975527489) translate (-0.42762424588434cm 3.84804411182715cm)" svg:viewBox="0 0 11931 4128" svg:d="m10760 70c382 116 1329-382 1148 287-117 437-161 715-114 1110 51 439-156 943-613 823-391-104-786 55-1151 183-374 131-707 374-1091 460-484 107-920 332-1309 616-289 210-653 286-1010 333-403 52-797 72-1201 122-456 57-906-3-1378-19-379-13-748 154-1125 142-390-13-765-103-1171-65-389 36-811 137-1163-31s-338-675-513-1006c-293-557 424-543 655-471 1062 329-600-998 505-4l-27 367-46 119"><text:p/></draw:path><draw:path text:anchor-type="paragraph" draw:z-index="149" draw:style-name="gr1" draw:text-style-name="P269" svg:width="2.054cm" svg:height="1.45cm" draw:transform="rotate (1.69523830246209) translate (11.8251111111111cm 10.1317777777776cm)" svg:viewBox="0 0 2055 1451" svg:d="m0 0c378 8 781-4 1111 210 191 124 1366 452 482 416-702-29-464 328-665 486-373 292-768-361-727-731 104-935-106 198-79 345 85 452 857 781 976 158 181-946 68 325 127 407 315 437 762-120 810-503 114-914-294 169-364 345-297 748-732-200-542-494l79-346v0"><text:p/></draw:path><draw:path text:anchor-type="paragraph" draw:z-index="148" draw:style-name="gr1" draw:text-style-name="P269" svg:width="1.234cm" svg:height="0.744cm" draw:transform="rotate (-0.124441975667196) translate (6.54609790003723cm 8.83137649245799cm)" svg:viewBox="0 0 1235 745" svg:d="m0 386c364-88 1272 362 1072 44-670-1067 825 186-223 206l-22 109"><text:p/></draw:path><draw:path text:anchor-type="paragraph" draw:z-index="147" draw:style-name="gr1" draw:text-style-name="P269" svg:width="1.587cm" svg:height="0.097cm" svg:x="6.075cm" svg:y="10.182cm" svg:viewBox="0 0 1588 98" svg:d="m0 20c362-94 697 180 1058 35l353 36h177"><text:p/></draw:path><draw:path text:anchor-type="paragraph" draw:z-index="146" draw:style-name="gr1" draw:text-style-name="P269" svg:width="1.459cm" svg:height="0.168cm" draw:transform="rotate (-0.927293431584588) translate (6.81566666666669cm 9.39094444444444cm)" svg:viewBox="0 0 1460 169" svg:d="m0 0c404 87 827-4 1228 127l232 42"><text:p/></draw:path><draw:path text:anchor-type="paragraph" draw:z-index="145" draw:style-name="gr1" draw:text-style-name="P269" svg:width="1.217cm" svg:height="0.213cm" draw:transform="rotate (-1.76819306519546) translate (6.88610382012003cm 9.2921430293408cm)" svg:viewBox="0 0 1218 214" svg:d="m0 36c446-163 779 290 1218 152v0"><text:p/></draw:path><draw:path text:anchor-type="paragraph" draw:z-index="144" draw:style-name="gr1" draw:text-style-name="P269" svg:width="1.141cm" svg:height="0.996cm" draw:transform="rotate (0.660956187730252) translate (5.07542407687579cm 7.76831198786926cm)" svg:viewBox="0 0 1142 997" svg:d="m0 134c414 344 852-513 1142 83l-105 365-106 366 7 49"><text:p/></draw:path><draw:path text:anchor-type="paragraph" draw:z-index="143" draw:style-name="gr1" draw:text-style-name="P269" svg:width="2.487cm" svg:height="0.791cm" draw:transform="rotate (1.89246050793745) translate (6.03955555555558cm 9.81427777777783cm)" svg:viewBox="0 0 2488 792" svg:d="m0 0c385 9 764 67 1127 190 379 128 802-98 1048 312l279 279 34 11"><text:p/></draw:path><draw:frame text:anchor-type="paragraph" draw:z-index="142" draw:style-name="gr18" svg:width="2.223cm" svg:height="0.636cm" svg:x="7.521cm" svg:y="7.627cm"><draw:text-box><text:p>Слой 2</text:p></draw:text-box></draw:frame><draw:frame text:anchor-type="paragraph" draw:z-index="141" draw:style-name="gr17" svg:width="2.188cm" svg:height="1.165cm" svg:x="2.794cm" svg:y="7.592cm"><draw:text-box><text:p>Слой 1</text:p></draw:text-box></draw:frame><draw:line text:anchor-type="paragraph" draw:z-index="140" draw:style-name="gr1" draw:text-style-name="P269" svg:x1="4.875cm" svg:y1="1.136cm" svg:x2="7.521cm" svg:y2="6.569cm"><text:p/></draw:line><draw:line text:anchor-type="paragraph" draw:z-index="139" draw:style-name="gr1" draw:text-style-name="P269" svg:x1="4.558cm" svg:y1="1.383cm" svg:x2="7.698cm" svg:y2="3.359cm"><text:p/></draw:line><draw:line text:anchor-type="paragraph" draw:z-index="138" draw:style-name="gr1" draw:text-style-name="P269" svg:x1="4.558cm" svg:y1="0.677cm" svg:x2="6.957cm" svg:y2="1.171cm"><text:p/></draw:line><draw:line text:anchor-type="paragraph" draw:z-index="135" draw:style-name="gr1" draw:text-style-name="P269" svg:x1="1.171cm" svg:y1="4.311cm" svg:x2="3.005cm" svg:y2="6.675cm"><text:p/></draw:line><draw:line text:anchor-type="paragraph" draw:z-index="134" draw:style-name="gr1" draw:text-style-name="P269" svg:x1="1.171cm" svg:y1="3.57cm" svg:x2="2.9cm" svg:y2="3.746cm"><text:p/></draw:line><draw:line text:anchor-type="paragraph" draw:z-index="133" draw:style-name="gr1" draw:text-style-name="P269" svg:x1="1.171cm" svg:y1="3.182cm" svg:x2="2.794cm" svg:y2="0.854cm"><text:p/></draw:line><draw:line text:anchor-type="paragraph" draw:z-index="132" draw:style-name="gr1" draw:text-style-name="P269" svg:x1="0.96cm" svg:y1="1.559cm" svg:x2="3.006cm" svg:y2="6.463cm"><text:p/></draw:line><draw:line text:anchor-type="paragraph" draw:z-index="131" draw:style-name="gr1" draw:text-style-name="P269" svg:x1="0.96cm" svg:y1="1.559cm" svg:x2="2.9cm" svg:y2="3.358cm"><text:p/></draw:line><draw:line text:anchor-type="paragraph" draw:z-index="130" draw:style-name="gr1" draw:text-style-name="P269" svg:x1="1.171cm" svg:y1="0.995cm" svg:x2="2.794cm" svg:y2="0.995cm"><text:p/></draw:line><draw:rect text:anchor-type="paragraph" draw:z-index="129" draw:style-name="gr6" draw:text-style-name="P269" svg:width="2.117cm" svg:height="1.024cm" svg:x="7.521cm" svg:y="5.616cm"><text:p text:style-name="P269">n</text:p></draw:rect><draw:rect text:anchor-type="paragraph" draw:z-index="128" draw:style-name="gr1" draw:text-style-name="P269" svg:width="2.012cm" svg:height="0.989cm" svg:x="7.698cm" svg:y="2.723cm"><text:p/></draw:rect><draw:rect text:anchor-type="paragraph" draw:z-index="127" draw:style-name="gr6" draw:text-style-name="P269" svg:width="2.188cm" svg:height="1.024cm" svg:x="7.274cm" svg:y="0.325cm"><text:p text:style-name="P269">1</text:p></draw:rect><draw:rect text:anchor-type="paragraph" draw:z-index="126" draw:style-name="gr6" draw:text-style-name="P269" svg:width="1.8cm" svg:height="1.024cm" svg:x="3.006cm" svg:y="5.863cm"><text:p text:style-name="P269">n</text:p></draw:rect><draw:rect text:anchor-type="paragraph" draw:z-index="125" draw:style-name="gr1" draw:text-style-name="P269" svg:width="1.729cm" svg:height="0.777cm" svg:x="2.9cm" svg:y="2.935cm"><text:p/></draw:rect><draw:rect text:anchor-type="paragraph" draw:z-index="124" draw:style-name="gr6" draw:text-style-name="P269" svg:width="1.765cm" svg:height="0.989cm" svg:x="2.794cm" svg:y="0.289cm"><text:p text:style-name="P269">1</text:p></draw:rect><draw:ellipse text:anchor-type="paragraph" draw:z-index="123" draw:style-name="gr6" draw:text-style-name="P269" svg:width="1.094cm" svg:height="1.13cm" svg:x="0.254cm" svg:y="5.722cm"><text:p text:style-name="P269">xn</text:p></draw:ellipse><draw:ellipse text:anchor-type="paragraph" draw:z-index="122" draw:style-name="gr1" draw:text-style-name="P269" svg:width="1.094cm" svg:height="1.13cm" svg:x="0.078cm" svg:y="2.97cm"><text:p/></draw:ellipse><draw:ellipse text:anchor-type="paragraph" draw:z-index="121" draw:style-name="gr6" draw:text-style-name="P269" svg:width="1.059cm" svg:height="1.13cm" svg:x="-0.099cm" svg:y="0.219cm"><text:p text:style-name="P269">X1</text:p></draw:ellipse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75"><text:span text:style-name="T94">Входной веткор А подаётся на 2 слоё сразу обраатывается матрицей весов W (перемножаю, чтобы получить S1..Sn), и в редультате вырабатывается вектор B выходных сигналов. </text:span><text:span text:style-name="T95">Он поступает на 0 слой, и замем обрабатывается Wt — транспонированной </text:span><text:span text:style-name="T96">W, которая вырабатывает новые выходные сигнлы, формирующие новый входной вектор А </text:span><text:span text:style-name="T95">. </text:span><text:span text:style-name="T96">Повторяется до тех пор, пока сеть не танет стабильна. <text:s/>При этом ни вектор А, ни B не изменяются. </text:span><text:span text:style-name="T97">Заметим, что нейроны в слоях 1 и 2 функционируют, вычисляясумму взвещенных входов с последующим вычислением значения функции активации f. В векторной форме: <text:s/>B = F( A*W), где B вектор выходных сигналов слоя 2, А — вектор выходных сигналов слоя 1, W матрица весов связей между слоями 1 и 2, </text:span><text:span text:style-name="T98">f — функция активации. </text:span></text:p>
      <text:p text:style-name="P76"><text:span text:style-name="T99">Второе выра</text:span><text:span text:style-name="T100">ж</text:span><text:span text:style-name="T99">ение: A = f(B*Wt)</text:span></text:p>
      <text:p text:style-name="P77"><text:span text:style-name="T100">В большинстве реализаций функция активации пороговая. <text:s/>И равна единице, если взрешанная сумма больше нуля, ноль, если взвешанная сумма меньше нуля. </text:span><text:span text:style-name="T101">Значение не меняется, если взвеенная сумма равна нулю.</text:span></text:p>
      <text:p text:style-name="P154"/>
      <text:h text:style-name="P268" text:outline-level="2">Пример обучения ДАБ для запоминания 3 пар двоичных векторов. </text:h>
      <text:p text:style-name="P155">Пусть размеры векторов А и В одинавовы. <text:s/></text:p>
      <text:p text:style-name="P155">A = [110, 010, 001] </text:p>
      <text:p text:style-name="P155">Ассоциированные фектор В : [001, 010, 100]</text:p>
      <text:p text:style-name="P155"><text:soft-page-break/></text:p>
      <text:p text:style-name="P78"><text:span text:style-name="T102">Решение. Пусть используется псевдопороговая активационная функция. <text:s/>Out[i] = 1/ (1 + exp[-beta *s[i] ]). </text:span><text:span text:style-name="T103">beta выбирается болльшим, чтобы функция была приближена к пороговой. </text:span></text:p>
      <text:p text:style-name="P156"/>
      <text:p text:style-name="P157">out[i] (n+1 ) = 1, если s[i](n) <text:s/>&gt; 0</text:p>
      <text:p text:style-name="P157">out[i] (n+1 ) = 0, если s[i](n) <text:s/>&lt; 0</text:p>
      <text:p text:style-name="P157">out[i] (n+1 ) = out[i](n), если s[i](n) = 0</text:p>
      <text:p text:style-name="P157"/>
      <text:p text:style-name="P158">Переведём в бинарный вид вектора: А[p] : <text:s text:c="2"/>поменяли нолики на -1 </text:p>
      <text:p text:style-name="P158">1 -1 -1</text:p>
      <text:p text:style-name="P158">-1 1 -1</text:p>
      <text:p text:style-name="P158">-1 -1 1</text:p>
      <text:p text:style-name="P158">Bp:</text:p>
      <text:p text:style-name="P158">-1 -1 1</text:p>
      <text:p text:style-name="P158">-1 1 -1</text:p>
      <text:p text:style-name="P158">1 -1 -1</text:p>
      <text:p text:style-name="P158">Вычислим <text:s/>W по формуле: At*B[p] .</text:p>
      <text:p text:style-name="P158">Получим W:</text:p>
      <text:p text:style-name="P158">-1 -1 3</text:p>
      <text:p text:style-name="P158">-1 3 -1</text:p>
      <text:p text:style-name="P158">3 -1 -1</text:p>
      <text:p text:style-name="P158">Wt = то же амое 0___о а он рисовал и вычислял заново...</text:p>
      <text:p text:style-name="P159">Посчитаем: В = А W. </text:p>
      <text:p text:style-name="P159">О чудо, получили! Магия? Нет. Огромная избыточность. </text:p>
      <text:p text:style-name="P160"/>
      <text:p text:style-name="P160"/>
      <text:p text:style-name="P79"><text:span text:style-name="T28">Достоинства</text:span><text:span text:style-name="T104">:</text:span></text:p>
      <text:list xml:id="list1698781469" text:style-name="L12">
        <text:list-item>
          <text:p text:style-name="P161">напоминает организацию памяти человека.</text:p>
        </text:list-item>
        <text:list-item>
          <text:p text:style-name="P161">Простота реализации позворяет реализовать где-угодно. </text:p>
        </text:list-item>
        <text:list-item>
          <text:p text:style-name="P161">Совместимость с аналоговыми схемами и оптическими системами. </text:p>
        </text:list-item>
        <text:list-item>
          <text:p text:style-name="P161">Быстрая сходимость процесса обучения. </text:p>
        </text:list-item>
      </text:list>
      <text:p text:style-name="P79"><text:span text:style-name="T28">Перспективы</text:span><text:span text:style-name="T104">:</text:span></text:p>
      <text:p text:style-name="P80"><text:span text:style-name="T105">развиваются адаптивные ДАП, конкурирующие ДАП, синхронные и асинхронные ДАП. </text:span><text:span text:style-name="T106">В некоторых учебниках её называют нейронной сетью Каск</text:span><text:span text:style-name="T47">о</text:span><text:span text:style-name="T106">. </text:span></text:p>
      <text:p text:style-name="P81"><text:span text:style-name="T107">В синхронной ДАП </text:span><text:span text:style-name="T108">все элементы изменяются одновременно, </text:span><text:span text:style-name="T109">а в асинхронных по одному. </text:span></text:p>
      <text:p text:style-name="P82"><text:soft-page-break/><text:span text:style-name="T110">Адаптивная ДАП изменяет свои веса в процессе функционирования. </text:span><text:span text:style-name="T111">Подача на вход векторов меняет её жнергетическоге состояние для получения резонанса. </text:span></text:p>
      <text:p text:style-name="P83"><text:span text:style-name="T112">В конкуррирующей ДАП реализована конкурренция между нейронами. <text:s/></text:span><text:span text:style-name="T113">Например, в нейронах, обрабатывающих сигналы с сетчатки приводит к увеличению выхода наиболее высокоактивных нейронов за счёт соседних.</text:span></text:p>
      <text:p text:style-name="P159"/>
      <text:h text:style-name="Heading_20_1" text:outline-level="1"><text:span text:style-name="T114">Нейронные сети Коханена</text:span></text:h>
      <text:p text:style-name="P162"><text:span text:style-name="T114">Кто такой? Финн. Предложил метод для кластеризации. </text:span></text:p>
      <text:p text:style-name="P163"><text:span text:style-name="T115">Kohanen Clustering Networks</text:span></text:p>
      <text:p text:style-name="P163"><text:span text:style-name="T115">Имеет 1 слой нейронов. </text:span><text:span text:style-name="T116">Количество входов каждого нейрона n — размер входного вектора. Количество нейронов определяет количество кластеров, которые сеть может распознать.</text:span></text:p>
      <text:p text:style-name="P164"><text:span text:style-name="T117">Хотим найти активности на карте. Для отображения нейронныых активнойтей используется чаще всего двухмерная сетка. </text:span></text:p>
      <text:p text:style-name="P164"><text:span text:style-name="T117">Например, высоким степеням возбуждения соответствует тёмная окраска, <text:s/>Каждый нейрон несёт информацию о кластере, объединяющем в группу схожие по критерию близости входные векторы, формируя для данной группы собирательный образ.</text:span><text:span text:style-name="T118">Этим объявняется способность сети к обобщению.</text:span></text:p>
      <text:p text:style-name="P165"><text:span text:style-name="T118">В большинстве случаев каждый выходной нейрон связан со своими соседями. Эти внутрислойные связи имеют важную роль в процессе обучения, так как корректировка весов происходт только в окрестности этого элемента.</text:span></text:p>
      <text:p text:style-name="P165"><text:span text:style-name="T118">Сеть Коханена использует состязательный конкуррентный алгоритм обучения. <text:s/>Выгрывает тот нейрон, чей вектор весов наиболее близок к текущему входному вектору. </text:span><text:span text:style-name="T119">Например, в смысле Евклидова расстояния. </text:span><text:span text:style-name="T120">Можно по мере максимальной разности, манхеттенской разности и тд.</text:span></text:p>
      <text:p text:style-name="P166"><text:span text:style-name="T120">У нейрона-победителя это расстояние самое маленькое. </text:span></text:p>
      <text:p text:style-name="P167"><text:span text:style-name="T121">В другом варианте обучения победитель — нейрон, весовой вектор которого имеет наибольшее скалярное произведение со входным вектором, </text:span><text:span text:style-name="T122">так как скалярное произведение — проекция входного вектора на вектор весов.</text:span></text:p>
      <text:p text:style-name="P167"><text:span text:style-name="T122"/></text:p>
      <text:h text:style-name="Heading_20_2" text:outline-level="2"><text:span text:style-name="T123">Нормализация входных векторов для сети Коханена.</text:span></text:h>
      <text:p text:style-name="P168"><text:span text:style-name="T123">Слой Коханена классифизирует входные векторы в группу схожих. Это достигается с помощью подстройки весов слоя Коханена. </text:span><text:span text:style-name="T124">То есть блмзкие входные векторы активизируют один и тот же нейрон данного слоя. </text:span></text:p>
      <text:p text:style-name="P169"><text:span text:style-name="T125">Желательно, но необязательно нормализовать входные вектоы по формуле: </text:span></text:p>
      <text:p text:style-name="P170"><text:span text:style-name="T125">x[i]' = x[i]/ ||x||</text:span></text:p>
      <text:p text:style-name="P169"><text:span text:style-name="T125">В результате вектор получится единичным.</text:span></text:p>
      <text:p text:style-name="P180"><text:soft-page-break/><text:span text:style-name="T126">На вход при обучении подаётся входоой вектор, и вычисляется скалярное произведение его. </text:span><text:span text:style-name="T127">Нейрон с максимальным этим скаляр произв объявляется победителем, и его веса подстраиваются. </text:span><text:span text:style-name="T128">Процесс обучения состоит в выборе нейрона с весовым вектором наиболее близким ко входному.</text:span></text:p>
      <text:p text:style-name="P181"><text:span text:style-name="T128">Процесс обучения:</text:span></text:p>
      <text:p text:style-name="P171"><text:span text:style-name="T128">Wновое = Wстарое + a (</text:span><text:span text:style-name="T129">x</text:span><text:span text:style-name="T128"> — Wстарое)</text:span></text:p>
      <text:p text:style-name="P182"><text:span text:style-name="T129">Веса для нового нейрона. </text:span><text:span text:style-name="T130">Коэфф a — скорость обуяения. Сначала 0.7, а затем постепенно уменьшается.</text:span></text:p>
      <text:p text:style-name="P182"><text:span text:style-name="T131"/></text:p>
      <text:h text:style-name="Heading_20_2" text:outline-level="2"><text:span text:style-name="T131">Проблема выбора начальных значений весов. </text:span></text:h>
      <text:p text:style-name="P227"><text:span text:style-name="T131">Всем весам надо задать начальное случайное значение. <text:s/></text:span><text:span text:style-name="T132">Весовые коэффициенты надо нормализовать потом. <text:s/></text:span><text:span text:style-name="T133">Если случайно делать, то при обучении будутпроблемы, так как весовые векторы будут равномерно распределены.</text:span></text:p>
      <text:p text:style-name="P228"><text:span text:style-name="T134">Из-за того, что входные векторы распределены, как правило, нераномерно, и имеют тенденцию группироваться на малой части шара, большинство весов не будут обучены. </text:span></text:p>
      <text:p text:style-name="P229"><text:span text:style-name="T135">Рационально распределение веосвых векторов в соответствии с плотностью входных векторов. </text:span></text:p>
      <text:p text:style-name="P230"><text:span text:style-name="T136">На практике это невыполнимо, но можно приближённо решить. </text:span></text:p>
      <text:p text:style-name="P230"><text:span text:style-name="T136"/></text:p>
      <text:p text:style-name="P230"><text:span text:style-name="T29">1. Метод выпуклой комбинации</text:span><text:span text:style-name="T136">.</text:span></text:p>
      <text:p text:style-name="P231"><text:span text:style-name="T137">Все веса приравниваются одной и той же величине. </text:span></text:p>
      <text:p text:style-name="P172"><text:span text:style-name="T137">W = 1/sqrt(n). </text:span></text:p>
      <text:p text:style-name="P231"><text:span text:style-name="T137">Каждой компоненте вектора X придаётся значение </text:span></text:p>
      <text:p text:style-name="P172"><text:span text:style-name="T137">x[i] = a * x[i] + (1-a)/sqrt(n)</text:span></text:p>
      <text:p text:style-name="P231"><text:span text:style-name="T138">Сначала берём маленькое a. Тогда в начале попадаем почти в точку. </text:span></text:p>
      <text:p text:style-name="P232"><text:span text:style-name="T139">Потом a растёт к единие, а х идёт куда нужно. Короче, кр</text:span><text:span text:style-name="T140">у</text:span><text:span text:style-name="T139">то.</text:span></text:p>
      <text:p text:style-name="P232"><text:span text:style-name="T139"/></text:p>
      <text:p text:style-name="P233"><text:span text:style-name="T30">2. Метод добавления шума ко входу</text:span><text:span text:style-name="T141">.</text:span></text:p>
      <text:p text:style-name="P233"><text:span text:style-name="T141">Тем самым они случайно изменяются, схватыывая в конце-концов все штучки. Это медленнее и хуже, чем 1.</text:span></text:p>
      <text:p text:style-name="P233"><text:span text:style-name="T141"/></text:p>
      <text:p text:style-name="P233"><text:span text:style-name="T30">3. Метод</text:span><text:span text:style-name="T141">.</text:span></text:p>
      <text:p text:style-name="P233"><text:span text:style-name="T141">Начиная со случайных весов, но в начальной стадии обучения подстраивает не все веса, а только связанные с выигравшим нейроном.</text:span></text:p>
      <text:p text:style-name="P233"><text:span text:style-name="T141"/></text:p>
      <text:p text:style-name="P233"><text:span text:style-name="T141"/></text:p>
      <text:p text:style-name="P233"><text:span text:style-name="T141"/></text:p>
      <text:p text:style-name="P233"><text:soft-page-break/><text:span text:style-name="T30">Определение 1</text:span><text:span text:style-name="T141">. Алгоритм, в котором только 1 нейрон задействется при обучении – метод аккредитации. </text:span></text:p>
      <text:p text:style-name="P233"><text:span text:style-name="T141">Его точность ограничена. </text:span></text:p>
      <text:p text:style-name="P233"><text:span text:style-name="T30">Определение 2</text:span><text:span text:style-name="T141"> .В методе интерполяции возбуждается группа нейронов К, имеющих наибольшие выходные значения.</text:span></text:p>
      <text:p text:style-name="P231"><text:span text:style-name="T137"/></text:p>
      <text:h text:style-name="Heading_20_2" text:outline-level="2"><text:span text:style-name="T141">Алгоритм обучения. </text:span></text:h>
      <text:p text:style-name="P233"><text:span text:style-name="T141">Свойство сети определяется размерностью массива нейронов и формой окрестности выгравшего нейрона, законом сжатия окрестности и скоростью обучения. </text:span></text:p>
      <text:p text:style-name="P234"><text:span text:style-name="T142">Начальный размер окрестностей выбирается от ½ <text:s/>до 2/3 размеров сети и сокращается обратно пропорционально </text:span><text:span text:style-name="T143">времени обучения.</text:span></text:p>
      <text:p text:style-name="P235"><text:span text:style-name="T144">Шаг 1. Инициализировать весовые коэффициенты случайными малыми величинами. <text:s/></text:span></text:p>
      <text:p text:style-name="P235"><text:span text:style-name="T145">Вычислить усреднённое начальное расстояние между обучающеми векторами </text:span></text:p>
      <text:p text:style-name="P235"><text:span text:style-name="T145"><text:tab/>D0 = 1/N </text:span><text:span text:style-name="T146">sum [ min dist <text:s/>[X[i], <text:s/>W[j]] , </text:span><text:span text:style-name="T147">i = 1..N</text:span><text:span text:style-name="T146"> ]</text:span></text:p>
      <text:p text:style-name="P235"><text:span text:style-name="T147">N — количество входных векторов. </text:span></text:p>
      <text:p text:style-name="P235"><text:span text:style-name="T147">Установить размер окрестности для выигравшего нейрона r. (уменьшается линейно????)</text:span></text:p>
      <text:p text:style-name="P235"><text:span text:style-name="T147"/></text:p>
      <text:p text:style-name="P235"><text:span text:style-name="T147">Шаг 2. Положить, что D0 = Dt</text:span></text:p>
      <text:p text:style-name="P235"><text:span text:style-name="T147">Шаг 3. Подать очередной вектор</text:span></text:p>
      <text:p text:style-name="P236"><text:span text:style-name="T148">Шаг 4. Для каждого нейрона определить расстояние до этого входного икса. </text:span></text:p>
      <text:p text:style-name="P237"><text:span text:style-name="T149">Шаг 5. Выбрать нейрон-победитель, </text:span><text:span text:style-name="T150">для которого расстояние минимально.</text:span></text:p>
      <text:p text:style-name="P238"><text:span text:style-name="T150">Шаг 6. <text:s/></text:span><text:span text:style-name="T151">Модифицировать входные коэффициенты по формуле </text:span></text:p>
      <text:p text:style-name="P173"><text:span text:style-name="T151">W[m*] <text:s/>(t+1) = W[m] (t) + mu dist(X[i], W[m] (t) )</text:span></text:p>
      <text:p text:style-name="P185"><text:span text:style-name="T153">m* победитель.</text:span></text:p>
      <text:p text:style-name="P183"><text:span text:style-name="T151">Для нейронов из окрестности выигравшего.</text:span></text:p>
      <text:p text:style-name="P184"><text:span text:style-name="T152">Шаг 7. Повторить 3-6.</text:span></text:p>
      <text:p text:style-name="P185"><text:span text:style-name="T153">Шаг 8. <text:s/>Положить, что W[k] (t+1) = W[k] (t) и вычислить dist какой-то, затем подсчитать epsilon:</text:span></text:p>
      <text:p text:style-name="P174"><text:span text:style-name="T153">eps =</text:span><text:span text:style-name="T154">|</text:span><text:span text:style-name="T153"> D[t+1] </text:span><text:span text:style-name="T154">—</text:span><text:span text:style-name="T153"> D[t] </text:span><text:span text:style-name="T154">|</text:span><text:span text:style-name="T153"> / D[t]</text:span></text:p>
      <text:p text:style-name="P185"><text:span text:style-name="T153">Если он меньше etta, то перейти к шагу 9, иначе на t+1 итерации изменить mu, размер окрестности и goto 2.</text:span></text:p>
      <text:p text:style-name="P186"><text:span text:style-name="T154">D[t] по формуле выше вычистяется по сути.</text:span></text:p>
      <text:p text:style-name="P186"><text:span text:style-name="T154">Шаг 9. Конец. </text:span></text:p>
      <text:p text:style-name="P186"><text:span text:style-name="T154"/></text:p>
      <text:h text:style-name="Heading_20_1" text:outline-level="1"><text:soft-page-break/><text:span text:style-name="T154">Нейронная сеть встречного р</text:span><text:span text:style-name="T155">а</text:span><text:span text:style-name="T154">спространения. </text:span></text:h>
      <text:p text:style-name="P187"><text:span text:style-name="T155">1987 год Хехт-Нильсоном предложена. </text:span></text:p>
      <text:p text:style-name="P187"><text:span text:style-name="T155">Первый слой — сеть К, а выходная — звезда Гросберга. </text:span></text:p>
      <text:p text:style-name="P187"><text:span text:style-name="T155"/></text:p>
      <text:p text:style-name="P187"><text:span text:style-name="T155"/></text:p>
      <text:p text:style-name="P188"><text:span text:style-name="T32">Входная звезда Гросберга</text:span><text:span text:style-name="T156">. </text:span></text:p>
      <text:p text:style-name="P188"><text:span text:style-name="T156">Кружочек, в которых втыкаются стрелки x[i] w[i] <text:s text:c="2"/></text:span><text:span text:style-name="T158">(вес стрелки w[i], вход x)</text:span></text:p>
      <text:p text:style-name="P189"><text:span text:style-name="T157">Выход данной сети — взвешенная сумма.</text:span></text:p>
      <text:p text:style-name="P190"><text:span text:style-name="T159">Входная звезда — 1 нейрон, на который подаётся группа нейронов на синаптические веса. </text:span></text:p>
      <text:p text:style-name="P190"><text:span text:style-name="T159"/></text:p>
      <text:p text:style-name="P191"><text:span text:style-name="T31">Выходная звезда Гросберга</text:span><text:span text:style-name="T160">. <text:s/></text:span></text:p>
      <text:p text:style-name="P192"><text:span text:style-name="T161">Кружочек y[i] w[i]</text:span></text:p>
      <text:p text:style-name="P193"><text:span text:style-name="T162">Состоит из нейрона, который управляет группой весов. </text:span><text:span text:style-name="T163">Обучение входной ЗГ по формуле </text:span></text:p>
      <text:p text:style-name="P175"><text:span text:style-name="T163">w[i] (t+1 итерации) = w[i](t) + a (x[i] — w[i](t))</text:span></text:p>
      <text:p text:style-name="P194"><text:span text:style-name="T164">Началеное значение a — 0.2, и постепенно уменьшается при обучении. </text:span></text:p>
      <text:p text:style-name="P195"><text:span text:style-name="T165">Таким образом, выходная звезда распознаёт образы. </text:span><text:span text:style-name="T166">Обучается реагировать на определённый вектор X, <text:s/>и ни на какой другой. </text:span></text:p>
      <text:p text:style-name="P196"><text:span text:style-name="T166">Это обучение подстройкой весов </text:span><text:span text:style-name="T167">так, чтобы они соответствовали входному вектору.</text:span></text:p>
      <text:p text:style-name="P197"><text:span text:style-name="T167"/></text:p>
      <text:p text:style-name="P198"><text:span text:style-name="T167">Обучение выходной звезды. </text:span><text:span text:style-name="T168">Вырабатывает ребуемый возбуждающий сигнал и подстаивается по формуле </text:span></text:p>
      <text:p text:style-name="P176"><text:span text:style-name="T168">W[i](t+1) = w[i](t) + b (y[i] — w[i](t) )</text:span></text:p>
      <text:p text:style-name="P198"><text:span text:style-name="T169">Сначала b = 1, потом до нуля падает постепенно.</text:span></text:p>
      <text:p text:style-name="P198"><text:span text:style-name="T169"/></text:p>
      <text:p text:style-name="P199"><text:span text:style-name="T170">Назад к сети встречного распространения. </text:span></text:p>
      <text:p text:style-name="P200"><text:span text:style-name="T171">Структура её.</text:span></text:p>
      <text:p text:style-name="P200"><text:span text:style-name="T171">Первый скрытый <text:s/>слой кружочки, в них по n входов. <text:s/>Выходы y1..уm Входят в нейрон один </text:span><text:span text:style-name="T172">третьего слоя</text:span><text:span text:style-name="T171">, и там дальше на выход.</text:span></text:p>
      <text:p text:style-name="P201"><text:span text:style-name="T172">S[j] = (W[j], X[t]) = sum их</text:span></text:p>
      <text:p text:style-name="P201"><text:span text:style-name="T172">Выходной y[k] = 1, если y[k] == 1, если S[j] = max.</text:span></text:p>
      <text:p text:style-name="P202"><text:span text:style-name="T173">Короче, единица на максимальном, остальные нули. </text:span></text:p>
      <text:p text:style-name="P203"><text:span text:style-name="T174"/></text:p>
      <text:p text:style-name="P203"><text:span text:style-name="T174">При использовании ненормализованных веторов, используем формулу</text:span></text:p>
      <text:p text:style-name="P177"><text:span text:style-name="T174">D[t] = |X[y] — W[j]|</text:span></text:p>
      <text:p text:style-name="P204"><text:span text:style-name="T175">И тогда y[k] == 1 на минимуме этих расстояний. </text:span></text:p>
      <text:p text:style-name="P205"><text:soft-page-break/><text:span text:style-name="T176">Выходной нейрон реализуется линейной функцией активации </text:span></text:p>
      <text:p text:style-name="P178"><text:span text:style-name="T176">Z = sum v[i] y[i]</text:span></text:p>
      <text:p text:style-name="P205"><text:span text:style-name="T176">где v[i] — вес входа в этот нейрон.</text:span></text:p>
      <text:p text:style-name="P206"><text:span text:style-name="T177">Таким образом, нейронная сеть встречного распространения каждому i кластеру нейрона промежуточного слоя К ставить коэффициент выходного слоя. </text:span></text:p>
      <text:p text:style-name="P207"><text:span text:style-name="T178">Это может использоваться для аппроктимации функции. </text:span></text:p>
      <text:p text:style-name="P207"><text:span text:style-name="T178"/></text:p>
      <text:p text:style-name="P208"><text:span text:style-name="T33">Вариант 2</text:span><text:span text:style-name="T179">. <text:s/>Со звездой гроссберга. </text:span></text:p>
      <text:p text:style-name="P208"><text:span text:style-name="T179">Обучение сети встречного распространнеия со звездой Гроссберга. </text:span></text:p>
      <text:p text:style-name="P208"><text:span text:style-name="T179">Шаг 1. Выходы сети К не являются выходами сети, а входы для выходной звезды Гросберга.</text:span></text:p>
      <text:p text:style-name="P208"><text:span text:style-name="T179"/></text:p>
      <text:p text:style-name="P209"><text:span text:style-name="T180">Хехт-нильсон использовал данную архитектуру для аппроксимации функций и заполнения пробелов в таблице данных.</text:span></text:p>
      <text:p text:style-name="P209"><text:span text:style-name="T180">Шаг 1. Веса Коханена устанавливаются так, чтобы определить нейрон-победитель.. Обучени без учителя, точность кластеризации гарантируется только при наличии представительной выборки. </text:span></text:p>
      <text:p text:style-name="P210"><text:span text:style-name="T181">Шаг 2. Осуществляется обучение гроссберга с учителем. </text:span><text:span text:style-name="T182">Выполняется подстройка весов выходной звезды </text:span><text:span text:style-name="T183">по указанной формуле. </text:span><text:span text:style-name="T184">При этом подстраиваются только веса, соответствующие связям с теми элементами слоя коханена, которые победили в текущем такте обучения. </text:span></text:p>
      <text:p text:style-name="P211"><text:span text:style-name="T185">Темпы обучения К и Г должны быть согласованы.</text:span></text:p>
      <text:p text:style-name="P212"><text:span text:style-name="T186">В слое К подстраиваются также веса всех нейронов в окрестности победителя, </text:span><text:span text:style-name="T187">которая постепенно сужается до одного нейрона. </text:span><text:span text:style-name="T188">В результате по сигналу нейрона-победителя и тд на выходе воспроизводится образ в соответствии со значениями его весовых коэффициентов. </text:span></text:p>
      <text:p text:style-name="P213"><text:span text:style-name="T189">Если в слое Г всего 1 элемент, полученный скалярный выход равено одному из весов, соответствующих связям его с выигравшим нейроном. </text:span></text:p>
      <text:p text:style-name="P213"><text:span text:style-name="T189"/></text:p>
      <text:p text:style-name="P214"><text:span text:style-name="T190">Особенность сети встречного ляляля – восстановление пары векторов x,y по одной известной компоненте.</text:span></text:p>
      <text:p text:style-name="P214"><text:span text:style-name="T190"/></text:p>
      <text:p text:style-name="P215"><text:span text:style-name="T191">Обученная нейронная сеть может работать </text:span><text:span text:style-name="T192">как интерполятор. В слое К может быть несколько победителей. </text:span></text:p>
      <text:p text:style-name="P216"><text:span text:style-name="T192">В этом случае уровни их нейронной активности нормаруются так, чтобы в сумме составлять единицу. </text:span></text:p>
      <text:p text:style-name="P217"><text:span text:style-name="T193">Тогда выходной вектор определяется по сумме выходов каждой из активных звёзд Гроссберга.</text:span></text:p>
      <text:p text:style-name="P217"><text:span text:style-name="T193">Применяется в финансовых приложения</text:span><text:span text:style-name="T194">х. Предсканазия всякие. </text:span></text:p>
      <text:p text:style-name="P217"><text:span text:style-name="T194"/></text:p>
      <text:p text:style-name="P218"><text:soft-page-break/><text:span text:style-name="T195">В матлабе сеть LVQ аналог. Для задач диагностирования используют её. </text:span><text:span text:style-name="T196">Более точная. </text:span></text:p>
      <text:p text:style-name="P218"><text:span text:style-name="T196"/></text:p>
      <text:h text:style-name="Heading_20_1" text:outline-level="1"><text:span text:style-name="T197">Проблема функции XOR </text:span></text:h>
      <text:p text:style-name="Text_20_body"><text:span text:style-name="T197"/></text:p>
      <text:p text:style-name="P239"><text:span text:style-name="T198">X, Y входят в SUM блок с весами w1 и w2. Sum </text:span><text:span text:style-name="T199">выпускает NET, который </text:span><text:span text:style-name="T198"><text:s/>идёт в блок F пороговой функции, и дальше идёт на out, котоый равен нулю, если F &lt; 0.5</text:span></text:p>
      <text:p text:style-name="P179"><text:span text:style-name="T198">x w1 + y w2 == NET </text:span></text:p>
      <text:p text:style-name="P219"><text:span text:style-name="T199">Построим график.</text:span></text:p>
      <text:p text:style-name="P220"><text:span text:style-name="T200">Берём единичный квадрат на плосеости и режем его прямой просто. Ну да, всё правильно! Так же NET и задаётся. Просто прямая. </text:span></text:p>
      <text:p text:style-name="P221"><text:span text:style-name="T201">Никакая комбинация значения двух весом не может дать соотношение между входом и выходом.Это уравнение линейно по X и Y, и все значения, удовлетворяющие ему, будут лежать на некоторой прямой в плоскости XY.</text:span></text:p>
      <text:p text:style-name="P222"><text:span text:style-name="T202">XOR имеет единицу <text:s/>только когда X или Y == 1</text:span></text:p>
      <text:p text:style-name="P223"><text:span text:style-name="T203">Короче, нельзя провести прямую так, чтобы она 1,1 и 0,0 засунула в одну строну, а 1,0 и 0,1 в другой стороне. </text:span></text:p>
      <text:p text:style-name="P224"><text:span text:style-name="T204"/></text:p>
      <text:p text:style-name="P224"><text:span text:style-name="T204">В двухслоной сети эта задача уже решаема</text:span></text:p>
      <text:p text:style-name="P224"><text:span text:style-name="T204">Вход X, Y </text:span></text:p>
      <text:p text:style-name="P224"><text:span text:style-name="T204">Первый слой 2 <text:s/>нейрона, все во всех. <text:s/>W[i][j]</text:span></text:p>
      <text:p text:style-name="P224"><text:span text:style-name="T204">Второй слой 1 нейрон. <text:s/>S[i]</text:span></text:p>
      <text:p text:style-name="P225"><text:span text:style-name="T205">Затем выход.</text:span></text:p>
      <text:p text:style-name="P226"><text:span text:style-name="T206">Там 2 пересекающиеся прямые типа, и out = 1 в пересеении, а её можно вынести так, чтобы она включала только 0,0 и 1,1.</text:span></text:p>
      <text:p text:style-name="P226"><text:span text:style-name="T206"/></text:p>
      <text:h text:style-name="Heading_20_1" text:outline-level="1"><text:span text:style-name="T206"><text:s/></text:span><text:span text:style-name="T207">Примеры реализации нейронных экспертных систем. </text:span></text:h>
      <text:p text:style-name="P240"><text:span text:style-name="T207">ЭС на НС – НС ЭС называется. 0__О.</text:span></text:p>
      <text:p text:style-name="P240"><text:span text:style-name="T207">Нейросетевая экспертная система.</text:span></text:p>
      <text:p text:style-name="P240"><text:span text:style-name="T207">Разработка НЭС оправдано при двух условиях: </text:span></text:p>
      <text:p text:style-name="P240"><text:span text:style-name="T207">1) наличие универсального типа архитектуры НС и типа её обучения.</text:span></text:p>
      <text:p text:style-name="P240"><text:span text:style-name="T207">2) наличие предыстории. Фиктированного опыта то бишь.</text:span></text:p>
      <text:p text:style-name="P240"><text:span text:style-name="T207">НЭС может быть создана как специализированная программа, или при использовании готовых коммерческих пакетов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468</meta:editing-cycles>
    <meta:creation-date>2012-10-08T07:35:00</meta:creation-date>
    <dc:date>2013-03-21T09:42:21</dc:date>
    <meta:editing-duration>PT17H10M48S</meta:editing-duration>
    <meta:generator>LibreOffice/3.6$Linux_X86_64 LibreOffice_project/360m1$Build-2</meta:generator>
    <meta:document-statistic meta:table-count="0" meta:image-count="0" meta:object-count="0" meta:page-count="27" meta:paragraph-count="474" meta:word-count="6177" meta:character-count="43410" meta:non-whitespace-character-count="374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